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.05431840663279" table:style-name="ce1">
            <text:p>1,054318407</text:p>
          </table:table-cell>
          <table:table-cell office:value-type="float" office:value="0.98811570332616405" table:style-name="ce1">
            <text:p>0,988115703</text:p>
          </table:table-cell>
          <table:table-cell office:value-type="float" office:value="1.36558609319817" table:style-name="ce1">
            <text:p>1,365586093</text:p>
          </table:table-cell>
          <table:table-cell office:value-type="float" office:value="1.20666132231665" table:style-name="ce1">
            <text:p>1,20666132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8613781545606" table:style-name="ce1">
            <text:p>1,186137815</text:p>
          </table:table-cell>
          <table:table-cell office:value-type="float" office:value="0.94908881403813705" table:style-name="ce1">
            <text:p>0,949088814</text:p>
          </table:table-cell>
          <table:table-cell office:value-type="float" office:value="0.82519477437339905" table:style-name="ce1">
            <text:p>0,825194774</text:p>
          </table:table-cell>
          <table:table-cell office:value-type="float" office:value="1.0835047893019201" table:style-name="ce1">
            <text:p>1,083504789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1.3312691124532401" table:style-name="ce1">
            <text:p>1,331269112</text:p>
          </table:table-cell>
          <table:table-cell office:value-type="float" office:value="0.91934080294950804" table:style-name="ce1">
            <text:p>0,919340803</text:p>
          </table:table-cell>
          <table:table-cell office:value-type="float" office:value="0.467590220137307" table:style-name="ce1">
            <text:p>0,46759022</text:p>
          </table:table-cell>
          <table:table-cell office:value-type="float" office:value="1.01035613359499" table:style-name="ce1">
            <text:p>1,01035613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516805666079501" table:style-name="ce1">
            <text:p>1,351680567</text:p>
          </table:table-cell>
          <table:table-cell office:value-type="float" office:value="0.89945645390484796" table:style-name="ce1">
            <text:p>0,899456454</text:p>
          </table:table-cell>
          <table:table-cell office:value-type="float" office:value="0.17575746752299601" table:style-name="ce1">
            <text:p>0,175757468</text:p>
          </table:table-cell>
          <table:table-cell office:value-type="float" office:value="0.92766655824363697" table:style-name="ce1">
            <text:p>0,927666558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1.3902735442580301" table:style-name="ce1">
            <text:p>1,390273544</text:p>
          </table:table-cell>
          <table:table-cell office:value-type="float" office:value="0.90774114907336401" table:style-name="ce1">
            <text:p>0,907741149</text:p>
          </table:table-cell>
          <table:table-cell office:value-type="float" office:value="0.66622194020116199" table:style-name="ce1">
            <text:p>0,66622194</text:p>
          </table:table-cell>
          <table:table-cell office:value-type="float" office:value="1.03572061926352" table:style-name="ce1">
            <text:p>1,03572061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3643182882487901" table:style-name="ce1">
            <text:p>1,364318288</text:p>
          </table:table-cell>
          <table:table-cell office:value-type="float" office:value="0.88519256061589102" table:style-name="ce1">
            <text:p>0,885192561</text:p>
          </table:table-cell>
          <table:table-cell office:value-type="float" office:value="2.83518301025159E-2" table:style-name="ce1">
            <text:p>0,02835183</text:p>
          </table:table-cell>
          <table:table-cell office:value-type="float" office:value="0.87339493120330902" table:style-name="ce1">
            <text:p>0,873394931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1.3852670952316199" table:style-name="ce1">
            <text:p>1,385267095</text:p>
          </table:table-cell>
          <table:table-cell office:value-type="float" office:value="0.89514652944107997" table:style-name="ce1">
            <text:p>0,895146529</text:p>
          </table:table-cell>
          <table:table-cell office:value-type="float" office:value="0.370325343935624" table:style-name="ce1">
            <text:p>0,370325344</text:p>
          </table:table-cell>
          <table:table-cell office:value-type="float" office:value="0.95538523491633198" table:style-name="ce1">
            <text:p>0,9553852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43929657422936" table:style-name="ce1">
            <text:p>1,439296574</text:p>
          </table:table-cell>
          <table:table-cell office:value-type="float" office:value="0.878551610929583" table:style-name="ce1">
            <text:p>0,878551611</text:p>
          </table:table-cell>
          <table:table-cell office:value-type="float" office:value="5.26610458114498E-2" table:style-name="ce1">
            <text:p>0,052661046</text:p>
          </table:table-cell>
          <table:table-cell office:value-type="float" office:value="0.89034332820717099" table:style-name="ce1">
            <text:p>0,890343328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1.4199719487317899" table:style-name="ce1">
            <text:p>1,419971949</text:p>
          </table:table-cell>
          <table:table-cell office:value-type="float" office:value="0.89440269271098805" table:style-name="ce1">
            <text:p>0,894402693</text:p>
          </table:table-cell>
          <table:table-cell office:value-type="float" office:value="0.49810262759798202" table:style-name="ce1">
            <text:p>0,498102628</text:p>
          </table:table-cell>
          <table:table-cell office:value-type="float" office:value="0.98397470176365298" table:style-name="ce1">
            <text:p>0,98397470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42142365048112" table:style-name="ce1">
            <text:p>1,42142365</text:p>
          </table:table-cell>
          <table:table-cell office:value-type="float" office:value="0.90151709682235204" table:style-name="ce1">
            <text:p>0,901517097</text:p>
          </table:table-cell>
          <table:table-cell office:value-type="float" office:value="0.50913848734854195" table:style-name="ce1">
            <text:p>0,509138487</text:p>
          </table:table-cell>
          <table:table-cell office:value-type="float" office:value="1.00088070345897" table:style-name="ce1">
            <text:p>1,000880703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1.37609404564966" table:style-name="ce1">
            <text:p>1,376094046</text:p>
          </table:table-cell>
          <table:table-cell office:value-type="float" office:value="0.89598031356624497" table:style-name="ce1">
            <text:p>0,895980314</text:p>
          </table:table-cell>
          <table:table-cell office:value-type="float" office:value="0.29288175318306398" table:style-name="ce1">
            <text:p>0,292881753</text:p>
          </table:table-cell>
          <table:table-cell office:value-type="float" office:value="0.94588157112172699" table:style-name="ce1">
            <text:p>0,94588157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8823472979796" table:style-name="ce1">
            <text:p>1,38823473</text:p>
          </table:table-cell>
          <table:table-cell office:value-type="float" office:value="0.91109935355748495" table:style-name="ce1">
            <text:p>0,911099354</text:p>
          </table:table-cell>
          <table:table-cell office:value-type="float" office:value="0.73150650907450598" table:style-name="ce1">
            <text:p>0,731506509</text:p>
          </table:table-cell>
          <table:table-cell office:value-type="float" office:value="1.04653471619762" table:style-name="ce1">
            <text:p>1,046534716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1.38350683756679" table:style-name="ce1">
            <text:p>1,383506838</text:p>
          </table:table-cell>
          <table:table-cell office:value-type="float" office:value="0.89817666264203699" table:style-name="ce1">
            <text:p>0,898176663</text:p>
          </table:table-cell>
          <table:table-cell office:value-type="float" office:value="0.54008479187582303" table:style-name="ce1">
            <text:p>0,540084792</text:p>
          </table:table-cell>
          <table:table-cell office:value-type="float" office:value="0.98882934861035199" table:style-name="ce1">
            <text:p>0,98882934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3331536588971" table:style-name="ce1">
            <text:p>1,433315366</text:p>
          </table:table-cell>
          <table:table-cell office:value-type="float" office:value="0.88411307318927701" table:style-name="ce1">
            <text:p>0,884113073</text:p>
          </table:table-cell>
          <table:table-cell office:value-type="float" office:value="0.181847181285897" table:style-name="ce1">
            <text:p>0,181847181</text:p>
          </table:table-cell>
          <table:table-cell office:value-type="float" office:value="0.92085795137307302" table:style-name="ce1">
            <text:p>0,920857951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4358296637422301" table:style-name="ce1">
            <text:p>1,435829664</text:p>
          </table:table-cell>
          <table:table-cell office:value-type="float" office:value="0.9030944596089" table:style-name="ce1">
            <text:p>0,90309446</text:p>
          </table:table-cell>
          <table:table-cell office:value-type="float" office:value="1.4629483226856299" table:style-name="ce1">
            <text:p>1,462948323</text:p>
          </table:table-cell>
          <table:table-cell office:value-type="float" office:value="1.1255461305160199" table:style-name="ce1">
            <text:p>1,12554613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4920627037354" table:style-name="ce1">
            <text:p>1,492062704</text:p>
          </table:table-cell>
          <table:table-cell office:value-type="float" office:value="0.90329005004499496" table:style-name="ce1">
            <text:p>0,90329005</text:p>
          </table:table-cell>
          <table:table-cell office:value-type="float" office:value="1.0603600379318101" table:style-name="ce1">
            <text:p>1,060360038</text:p>
          </table:table-cell>
          <table:table-cell office:value-type="float" office:value="1.1059558512066601" table:style-name="ce1">
            <text:p>1,105955851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1.4215768299540801" table:style-name="ce1">
            <text:p>1,42157683</text:p>
          </table:table-cell>
          <table:table-cell office:value-type="float" office:value="0.88552819036324804" table:style-name="ce1">
            <text:p>0,88552819</text:p>
          </table:table-cell>
          <table:table-cell office:value-type="float" office:value="0.145418635091248" table:style-name="ce1">
            <text:p>0,145418635</text:p>
          </table:table-cell>
          <table:table-cell office:value-type="float" office:value="0.91595208684880702" table:style-name="ce1">
            <text:p>0,91595208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4673407157293701" table:style-name="ce1">
            <text:p>1,467340716</text:p>
          </table:table-cell>
          <table:table-cell office:value-type="float" office:value="0.89501217297047297" table:style-name="ce1">
            <text:p>0,895012173</text:p>
          </table:table-cell>
          <table:table-cell office:value-type="float" office:value="0.62486394390299005" table:style-name="ce1">
            <text:p>0,624863944</text:p>
          </table:table-cell>
          <table:table-cell office:value-type="float" office:value="1.0168573362967499" table:style-name="ce1">
            <text:p>1,016857336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1.4388530338177199" table:style-name="ce1">
            <text:p>1,438853034</text:p>
          </table:table-cell>
          <table:table-cell office:value-type="float" office:value="0.90912934563426495" table:style-name="ce1">
            <text:p>0,909129346</text:p>
          </table:table-cell>
          <table:table-cell office:value-type="float" office:value="1.2974528579892399" table:style-name="ce1">
            <text:p>1,297452858</text:p>
          </table:table-cell>
          <table:table-cell office:value-type="float" office:value="1.1284330646302601" table:style-name="ce1">
            <text:p>1,12843306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9976017163082" table:style-name="ce1">
            <text:p>1,299760172</text:p>
          </table:table-cell>
          <table:table-cell office:value-type="float" office:value="0.90406281076047001" table:style-name="ce1">
            <text:p>0,904062811</text:p>
          </table:table-cell>
          <table:table-cell office:value-type="float" office:value="0.17949587367018599" table:style-name="ce1">
            <text:p>0,179495874</text:p>
          </table:table-cell>
          <table:table-cell office:value-type="float" office:value="0.92097885999455997" table:style-name="ce1">
            <text:p>0,92097886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1.43926923667078" table:style-name="ce1">
            <text:p>1,439269237</text:p>
          </table:table-cell>
          <table:table-cell office:value-type="float" office:value="0.88615114249320204" table:style-name="ce1">
            <text:p>0,886151142</text:p>
          </table:table-cell>
          <table:table-cell office:value-type="float" office:value="0.27781895450375299" table:style-name="ce1">
            <text:p>0,277818955</text:p>
          </table:table-cell>
          <table:table-cell office:value-type="float" office:value="0.94029264100497001" table:style-name="ce1">
            <text:p>0,94029264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5023148836597" table:style-name="ce1">
            <text:p>1,502314884</text:p>
          </table:table-cell>
          <table:table-cell office:value-type="float" office:value="0.90533004018993701" table:style-name="ce1">
            <text:p>0,90533004</text:p>
          </table:table-cell>
          <table:table-cell office:value-type="float" office:value="1.0988169959365399" table:style-name="ce1">
            <text:p>1,098816996</text:p>
          </table:table-cell>
          <table:table-cell office:value-type="float" office:value="1.1234822291264499" table:style-name="ce1">
            <text:p>1,123482229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1.4190652753733799" table:style-name="ce1">
            <text:p>1,419065275</text:p>
          </table:table-cell>
          <table:table-cell office:value-type="float" office:value="0.90202767888393398" table:style-name="ce1">
            <text:p>0,902027679</text:p>
          </table:table-cell>
          <table:table-cell office:value-type="float" office:value="0.75754841980173304" table:style-name="ce1">
            <text:p>0,75754842</text:p>
          </table:table-cell>
          <table:table-cell office:value-type="float" office:value="1.0417857506583701" table:style-name="ce1">
            <text:p>1,04178575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4605993296394399" table:style-name="ce1">
            <text:p>1,46059933</text:p>
          </table:table-cell>
          <table:table-cell office:value-type="float" office:value="0.89457548685982502" table:style-name="ce1">
            <text:p>0,894575487</text:p>
          </table:table-cell>
          <table:table-cell office:value-type="float" office:value="0.59649732081333096" table:style-name="ce1">
            <text:p>0,596497321</text:p>
          </table:table-cell>
          <table:table-cell office:value-type="float" office:value="1.0086685595954801" table:style-name="ce1">
            <text:p>1,00866856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1.4089490223944701" table:style-name="ce1">
            <text:p>1,408949022</text:p>
          </table:table-cell>
          <table:table-cell office:value-type="float" office:value="0.90698632127199297" table:style-name="ce1">
            <text:p>0,906986321</text:p>
          </table:table-cell>
          <table:table-cell office:value-type="float" office:value="0.93219777991054997" table:style-name="ce1">
            <text:p>0,93219778</text:p>
          </table:table-cell>
          <table:table-cell office:value-type="float" office:value="1.06842807788303" table:style-name="ce1">
            <text:p>1,06842807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4170328286496601" table:style-name="ce1">
            <text:p>1,417032829</text:p>
          </table:table-cell>
          <table:table-cell office:value-type="float" office:value="0.90795752319219802" table:style-name="ce1">
            <text:p>0,907957523</text:p>
          </table:table-cell>
          <table:table-cell office:value-type="float" office:value="0.95771077805674298" table:style-name="ce1">
            <text:p>0,957710778</text:p>
          </table:table-cell>
          <table:table-cell office:value-type="float" office:value="1.0813631742173699" table:style-name="ce1">
            <text:p>1,081363174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1.45467547961456" table:style-name="ce1">
            <text:p>1,45467548</text:p>
          </table:table-cell>
          <table:table-cell office:value-type="float" office:value="0.89406553545543199" table:style-name="ce1">
            <text:p>0,894065535</text:p>
          </table:table-cell>
          <table:table-cell office:value-type="float" office:value="0.56580868925788796" table:style-name="ce1">
            <text:p>0,565808689</text:p>
          </table:table-cell>
          <table:table-cell office:value-type="float" office:value="1.0007048775385601" table:style-name="ce1">
            <text:p>1,00070487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51956550827107" table:style-name="ce1">
            <text:p>1,519565508</text:p>
          </table:table-cell>
          <table:table-cell office:value-type="float" office:value="0.88494118105991204" table:style-name="ce1">
            <text:p>0,884941181</text:p>
          </table:table-cell>
          <table:table-cell office:value-type="float" office:value="0.67676171098748195" table:style-name="ce1">
            <text:p>0,676761711</text:p>
          </table:table-cell>
          <table:table-cell office:value-type="float" office:value="1.0202043603653099" table:style-name="ce1">
            <text:p>1,02020436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1.52431152768065" table:style-name="ce1">
            <text:p>1,524311528</text:p>
          </table:table-cell>
          <table:table-cell office:value-type="float" office:value="0.89445652525860997" table:style-name="ce1">
            <text:p>0,894456525</text:p>
          </table:table-cell>
          <table:table-cell office:value-type="float" office:value="0.99637479661621997" table:style-name="ce1">
            <text:p>0,996374797</text:p>
          </table:table-cell>
          <table:table-cell office:value-type="float" office:value="1.0850544728515401" table:style-name="ce1">
            <text:p>1,08505447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5706354381132801" table:style-name="ce1">
            <text:p>1,570635438</text:p>
          </table:table-cell>
          <table:table-cell office:value-type="float" office:value="0.89113935878765005" table:style-name="ce1">
            <text:p>0,891139359</text:p>
          </table:table-cell>
          <table:table-cell office:value-type="float" office:value="0.86993136126054404" table:style-name="ce1">
            <text:p>0,869931361</text:p>
          </table:table-cell>
          <table:table-cell office:value-type="float" office:value="1.0759870701272001" table:style-name="ce1">
            <text:p>1,07598707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1.40511334464051" table:style-name="ce1">
            <text:p>1,405113345</text:p>
          </table:table-cell>
          <table:table-cell office:value-type="float" office:value="0.89017716272421799" table:style-name="ce1">
            <text:p>0,890177163</text:p>
          </table:table-cell>
          <table:table-cell office:value-type="float" office:value="0.190553135681335" table:style-name="ce1">
            <text:p>0,190553136</text:p>
          </table:table-cell>
          <table:table-cell office:value-type="float" office:value="0.92444337129352605" table:style-name="ce1">
            <text:p>0,92444337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4989697756342999" table:style-name="ce1">
            <text:p>1,498969776</text:p>
          </table:table-cell>
          <table:table-cell office:value-type="float" office:value="0.88178643659684497" table:style-name="ce1">
            <text:p>0,881786437</text:p>
          </table:table-cell>
          <table:table-cell office:value-type="float" office:value="0.50022395017827104" table:style-name="ce1">
            <text:p>0,50022395</text:p>
          </table:table-cell>
          <table:table-cell office:value-type="float" office:value="0.97752693575532101" table:style-name="ce1">
            <text:p>0,977526936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1.5433513668071299" table:style-name="ce1">
            <text:p>1,543351367</text:p>
          </table:table-cell>
          <table:table-cell office:value-type="float" office:value="0.88254592938114695" table:style-name="ce1">
            <text:p>0,882545929</text:p>
          </table:table-cell>
          <table:table-cell office:value-type="float" office:value="0.735563744136145" table:style-name="ce1">
            <text:p>0,735563744</text:p>
          </table:table-cell>
          <table:table-cell office:value-type="float" office:value="1.0222543332741101" table:style-name="ce1">
            <text:p>1,02225433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5301303659179" table:style-name="ce1">
            <text:p>1,530130366</text:p>
          </table:table-cell>
          <table:table-cell office:value-type="float" office:value="0.88160200469519701" table:style-name="ce1">
            <text:p>0,881602005</text:p>
          </table:table-cell>
          <table:table-cell office:value-type="float" office:value="0.50705878230616597" table:style-name="ce1">
            <text:p>0,507058782</text:p>
          </table:table-cell>
          <table:table-cell office:value-type="float" office:value="0.98940203013014105" table:style-name="ce1">
            <text:p>0,98940203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1.47482314921043" table:style-name="ce1">
            <text:p>1,474823149</text:p>
          </table:table-cell>
          <table:table-cell office:value-type="float" office:value="0.88634453338883801" table:style-name="ce1">
            <text:p>0,886344533</text:p>
          </table:table-cell>
          <table:table-cell office:value-type="float" office:value="0.56942513547692397" table:style-name="ce1">
            <text:p>0,569425135</text:p>
          </table:table-cell>
          <table:table-cell office:value-type="float" office:value="0.99549299780904299" table:style-name="ce1">
            <text:p>0,99549299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290308695000499" table:style-name="ce1">
            <text:p>1,62903087</text:p>
          </table:table-cell>
          <table:table-cell office:value-type="float" office:value="0.89447695012646999" table:style-name="ce1">
            <text:p>0,89447695</text:p>
          </table:table-cell>
          <table:table-cell office:value-type="float" office:value="0.90805225861522998" table:style-name="ce1">
            <text:p>0,908052259</text:p>
          </table:table-cell>
          <table:table-cell office:value-type="float" office:value="1.10290507383265" table:style-name="ce1">
            <text:p>1,102905074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1.46234201851396" table:style-name="ce1">
            <text:p>1,462342019</text:p>
          </table:table-cell>
          <table:table-cell office:value-type="float" office:value="0.88555704489998899" table:style-name="ce1">
            <text:p>0,885557045</text:p>
          </table:table-cell>
          <table:table-cell office:value-type="float" office:value="0.33664929253709402" table:style-name="ce1">
            <text:p>0,336649293</text:p>
          </table:table-cell>
          <table:table-cell office:value-type="float" office:value="0.95087443843210695" table:style-name="ce1">
            <text:p>0,95087443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5645310402677901" table:style-name="ce1">
            <text:p>1,56453104</text:p>
          </table:table-cell>
          <table:table-cell office:value-type="float" office:value="0.90208137407079203" table:style-name="ce1">
            <text:p>0,902081374</text:p>
          </table:table-cell>
          <table:table-cell office:value-type="float" office:value="0.94536052748259902" table:style-name="ce1">
            <text:p>0,945360527</text:p>
          </table:table-cell>
          <table:table-cell office:value-type="float" office:value="1.10720397627686" table:style-name="ce1">
            <text:p>1,107203976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1.5594788406253199" table:style-name="ce1">
            <text:p>1,559478841</text:p>
          </table:table-cell>
          <table:table-cell office:value-type="float" office:value="0.88404502226744197" table:style-name="ce1">
            <text:p>0,884045022</text:p>
          </table:table-cell>
          <table:table-cell office:value-type="float" office:value="0.61823936987593198" table:style-name="ce1">
            <text:p>0,61823937</text:p>
          </table:table-cell>
          <table:table-cell office:value-type="float" office:value="1.01528938933204" table:style-name="ce1">
            <text:p>1,01528938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48568429400631" table:style-name="ce1">
            <text:p>1,485684294</text:p>
          </table:table-cell>
          <table:table-cell office:value-type="float" office:value="0.87981905782493297" table:style-name="ce1">
            <text:p>0,879819058</text:p>
          </table:table-cell>
          <table:table-cell office:value-type="float" office:value="0.520363288512105" table:style-name="ce1">
            <text:p>0,520363289</text:p>
          </table:table-cell>
          <table:table-cell office:value-type="float" office:value="0.97333854146890997" table:style-name="ce1">
            <text:p>0,973338541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1.5506395315677199" table:style-name="ce1">
            <text:p>1,550639532</text:p>
          </table:table-cell>
          <table:table-cell office:value-type="float" office:value="0.89291243540799803" table:style-name="ce1">
            <text:p>0,892912435</text:p>
          </table:table-cell>
          <table:table-cell office:value-type="float" office:value="0.91515864353641296" table:style-name="ce1">
            <text:p>0,915158644</text:p>
          </table:table-cell>
          <table:table-cell office:value-type="float" office:value="1.0758962614878" table:style-name="ce1">
            <text:p>1,07589626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6169527304331199" table:style-name="ce1">
            <text:p>1,61695273</text:p>
          </table:table-cell>
          <table:table-cell office:value-type="float" office:value="0.87551154651803997" table:style-name="ce1">
            <text:p>0,875511547</text:p>
          </table:table-cell>
          <table:table-cell office:value-type="float" office:value="0.75540795639464098" table:style-name="ce1">
            <text:p>0,755407956</text:p>
          </table:table-cell>
          <table:table-cell office:value-type="float" office:value="1.0344678560329299" table:style-name="ce1">
            <text:p>1,034467856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50415030381347" table:style-name="ce1">
            <text:p>1,504150304</text:p>
          </table:table-cell>
          <table:table-cell office:value-type="float" office:value="0.88384659027621604" table:style-name="ce1">
            <text:p>0,88384659</text:p>
          </table:table-cell>
          <table:table-cell office:value-type="float" office:value="0.59434597961785096" table:style-name="ce1">
            <text:p>0,59434598</text:p>
          </table:table-cell>
          <table:table-cell office:value-type="float" office:value="0.99966761486501698" table:style-name="ce1">
            <text:p>0,99966761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5366794744093499" table:style-name="ce1">
            <text:p>1,536679474</text:p>
          </table:table-cell>
          <table:table-cell office:value-type="float" office:value="0.87780639606402799" table:style-name="ce1">
            <text:p>0,877806396</text:p>
          </table:table-cell>
          <table:table-cell office:value-type="float" office:value="0.46423663968409601" table:style-name="ce1">
            <text:p>0,46423664</text:p>
          </table:table-cell>
          <table:table-cell office:value-type="float" office:value="0.97546643847376902" table:style-name="ce1">
            <text:p>0,975466438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1.53509243678679" table:style-name="ce1">
            <text:p>1,535092437</text:p>
          </table:table-cell>
          <table:table-cell office:value-type="float" office:value="0.87513138077001495" table:style-name="ce1">
            <text:p>0,875131381</text:p>
          </table:table-cell>
          <table:table-cell office:value-type="float" office:value="0.33536371521731201" table:style-name="ce1">
            <text:p>0,335363715</text:p>
          </table:table-cell>
          <table:table-cell office:value-type="float" office:value="0.949012966853236" table:style-name="ce1">
            <text:p>0,94901296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51847124974291" table:style-name="ce1">
            <text:p>1,51847125</text:p>
          </table:table-cell>
          <table:table-cell office:value-type="float" office:value="0.87978186260366897" table:style-name="ce1">
            <text:p>0,879781863</text:p>
          </table:table-cell>
          <table:table-cell office:value-type="float" office:value="0.36315374231466502" table:style-name="ce1">
            <text:p>0,363153742</text:p>
          </table:table-cell>
          <table:table-cell office:value-type="float" office:value="0.95636253814729999" table:style-name="ce1">
            <text:p>0,956362538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1.59567755778245" table:style-name="ce1">
            <text:p>1,595677558</text:p>
          </table:table-cell>
          <table:table-cell office:value-type="float" office:value="0.88354192299502499" table:style-name="ce1">
            <text:p>0,883541923</text:p>
          </table:table-cell>
          <table:table-cell office:value-type="float" office:value="0.78606086735162195" table:style-name="ce1">
            <text:p>0,786060867</text:p>
          </table:table-cell>
          <table:table-cell office:value-type="float" office:value="1.0503536225166099" table:style-name="ce1">
            <text:p>1,05035362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66699714688311" table:style-name="ce1">
            <text:p>1,666997147</text:p>
          </table:table-cell>
          <table:table-cell office:value-type="float" office:value="0.88024158478824999" table:style-name="ce1">
            <text:p>0,880241585</text:p>
          </table:table-cell>
          <table:table-cell office:value-type="float" office:value="0.84039094932970504" table:style-name="ce1">
            <text:p>0,840390949</text:p>
          </table:table-cell>
          <table:table-cell office:value-type="float" office:value="1.0688906292278599" table:style-name="ce1">
            <text:p>1,068890629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1.46805711205094" table:style-name="ce1">
            <text:p>1,468057112</text:p>
          </table:table-cell>
          <table:table-cell office:value-type="float" office:value="0.90285375107564003" table:style-name="ce1">
            <text:p>0,902853751</text:p>
          </table:table-cell>
          <table:table-cell office:value-type="float" office:value="0.98910580634960399" table:style-name="ce1">
            <text:p>0,989105806</text:p>
          </table:table-cell>
          <table:table-cell office:value-type="float" office:value="1.08474559684297" table:style-name="ce1">
            <text:p>1,08474559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5295356515491301" table:style-name="ce1">
            <text:p>1,529535652</text:p>
          </table:table-cell>
          <table:table-cell office:value-type="float" office:value="0.87829884030438798" table:style-name="ce1">
            <text:p>0,87829884</text:p>
          </table:table-cell>
          <table:table-cell office:value-type="float" office:value="0.574784720936102" table:style-name="ce1">
            <text:p>0,574784721</text:p>
          </table:table-cell>
          <table:table-cell office:value-type="float" office:value="0.98943057682433599" table:style-name="ce1">
            <text:p>0,989430577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6550895435121" table:style-name="ce1">
            <text:p>1,655089544</text:p>
          </table:table-cell>
          <table:table-cell office:value-type="float" office:value="0.88860857763010104" table:style-name="ce1">
            <text:p>0,888608578</text:p>
          </table:table-cell>
          <table:table-cell office:value-type="float" office:value="1.08761949664965" table:style-name="ce1">
            <text:p>1,087619497</text:p>
          </table:table-cell>
          <table:table-cell office:value-type="float" office:value="1.1124375018395301" table:style-name="ce1">
            <text:p>1,11243750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5417605264112699" table:style-name="ce1">
            <text:p>1,541760526</text:p>
          </table:table-cell>
          <table:table-cell office:value-type="float" office:value="0.89052290558625402" table:style-name="ce1">
            <text:p>0,890522906</text:p>
          </table:table-cell>
          <table:table-cell office:value-type="float" office:value="0.78857136942801698" table:style-name="ce1">
            <text:p>0,788571369</text:p>
          </table:table-cell>
          <table:table-cell office:value-type="float" office:value="1.0500860557609999" table:style-name="ce1">
            <text:p>1,050086056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1.7352992174550901" table:style-name="ce1">
            <text:p>1,735299217</text:p>
          </table:table-cell>
          <table:table-cell office:value-type="float" office:value="0.86625489158645097" table:style-name="ce1">
            <text:p>0,866254892</text:p>
          </table:table-cell>
          <table:table-cell office:value-type="float" office:value="0.75283934938744901" table:style-name="ce1">
            <text:p>0,752839349</text:p>
          </table:table-cell>
          <table:table-cell office:value-type="float" office:value="1.0442327152728501" table:style-name="ce1">
            <text:p>1,04423271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65957575509183" table:style-name="ce1">
            <text:p>1,659575755</text:p>
          </table:table-cell>
          <table:table-cell office:value-type="float" office:value="0.87709499914468703" table:style-name="ce1">
            <text:p>0,877094999</text:p>
          </table:table-cell>
          <table:table-cell office:value-type="float" office:value="0.72294345001139104" table:style-name="ce1">
            <text:p>0,72294345</text:p>
          </table:table-cell>
          <table:table-cell office:value-type="float" office:value="1.0406865639484999" table:style-name="ce1">
            <text:p>1,040686564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72703654370103" table:style-name="ce1">
            <text:p>1,727036544</text:p>
          </table:table-cell>
          <table:table-cell office:value-type="float" office:value="0.88495734223073397" table:style-name="ce1">
            <text:p>0,884957342</text:p>
          </table:table-cell>
          <table:table-cell office:value-type="float" office:value="0.98880805541032701" table:style-name="ce1">
            <text:p>0,988808055</text:p>
          </table:table-cell>
          <table:table-cell office:value-type="float" office:value="1.1086169841790501" table:style-name="ce1">
            <text:p>1,10861698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658352301136199" table:style-name="ce1">
            <text:p>1,66583523</text:p>
          </table:table-cell>
          <table:table-cell office:value-type="float" office:value="0.885077161513247" table:style-name="ce1">
            <text:p>0,885077162</text:p>
          </table:table-cell>
          <table:table-cell office:value-type="float" office:value="0.94076263491670897" table:style-name="ce1">
            <text:p>0,940762635</text:p>
          </table:table-cell>
          <table:table-cell office:value-type="float" office:value="1.09513844866143" table:style-name="ce1">
            <text:p>1,095138449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56479531473032" table:style-name="ce1">
            <text:p>1,564795315</text:p>
          </table:table-cell>
          <table:table-cell office:value-type="float" office:value="0.87476450325142896" table:style-name="ce1">
            <text:p>0,874764503</text:p>
          </table:table-cell>
          <table:table-cell office:value-type="float" office:value="0.60328211595130499" table:style-name="ce1">
            <text:p>0,603282116</text:p>
          </table:table-cell>
          <table:table-cell office:value-type="float" office:value="0.995686548386579" table:style-name="ce1">
            <text:p>0,99568654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69426408993261" table:style-name="ce1">
            <text:p>1,69426409</text:p>
          </table:table-cell>
          <table:table-cell office:value-type="float" office:value="0.89590218155366697" table:style-name="ce1">
            <text:p>0,895902182</text:p>
          </table:table-cell>
          <table:table-cell office:value-type="float" office:value="1.4283570865912301" table:style-name="ce1">
            <text:p>1,428357087</text:p>
          </table:table-cell>
          <table:table-cell office:value-type="float" office:value="1.1885640755086" table:style-name="ce1">
            <text:p>1,188564076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66382960166336" table:style-name="ce1">
            <text:p>1,663829602</text:p>
          </table:table-cell>
          <table:table-cell office:value-type="float" office:value="0.88042437723435696" table:style-name="ce1">
            <text:p>0,880424377</text:p>
          </table:table-cell>
          <table:table-cell office:value-type="float" office:value="1.1449021067835701" table:style-name="ce1">
            <text:p>1,144902107</text:p>
          </table:table-cell>
          <table:table-cell office:value-type="float" office:value="1.1049451071096299" table:style-name="ce1">
            <text:p>1,10494510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55352875222341" table:style-name="ce1">
            <text:p>1,553528752</text:p>
          </table:table-cell>
          <table:table-cell office:value-type="float" office:value="0.87678822322013406" table:style-name="ce1">
            <text:p>0,876788223</text:p>
          </table:table-cell>
          <table:table-cell office:value-type="float" office:value="0.58056196884919797" table:style-name="ce1">
            <text:p>0,580561969</text:p>
          </table:table-cell>
          <table:table-cell office:value-type="float" office:value="0.98891072832027604" table:style-name="ce1">
            <text:p>0,988910728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7680653809868001" table:style-name="ce1">
            <text:p>1,768065381</text:p>
          </table:table-cell>
          <table:table-cell office:value-type="float" office:value="0.85270244174952503" table:style-name="ce1">
            <text:p>0,852702442</text:p>
          </table:table-cell>
          <table:table-cell office:value-type="float" office:value="0.60511069879643598" table:style-name="ce1">
            <text:p>0,605110699</text:p>
          </table:table-cell>
          <table:table-cell office:value-type="float" office:value="0.99406575327176305" table:style-name="ce1">
            <text:p>0,99406575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68255080172163" table:style-name="ce1">
            <text:p>1,682550802</text:p>
          </table:table-cell>
          <table:table-cell office:value-type="float" office:value="0.87750579555685304" table:style-name="ce1">
            <text:p>0,877505796</text:p>
          </table:table-cell>
          <table:table-cell office:value-type="float" office:value="0.69895887306749105" table:style-name="ce1">
            <text:p>0,698958873</text:p>
          </table:table-cell>
          <table:table-cell office:value-type="float" office:value="1.04750483066464" table:style-name="ce1">
            <text:p>1,047504831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1.52182201093444" table:style-name="ce1">
            <text:p>1,521822011</text:p>
          </table:table-cell>
          <table:table-cell office:value-type="float" office:value="0.87995421836780996" table:style-name="ce1">
            <text:p>0,879954218</text:p>
          </table:table-cell>
          <table:table-cell office:value-type="float" office:value="0.58284924428074703" table:style-name="ce1">
            <text:p>0,582849244</text:p>
          </table:table-cell>
          <table:table-cell office:value-type="float" office:value="0.99177819290950298" table:style-name="ce1">
            <text:p>0,99177819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68037181160264" table:style-name="ce1">
            <text:p>1,680371812</text:p>
          </table:table-cell>
          <table:table-cell office:value-type="float" office:value="0.87924771631093401" table:style-name="ce1">
            <text:p>0,879247716</text:p>
          </table:table-cell>
          <table:table-cell office:value-type="float" office:value="0.78522971151806997" table:style-name="ce1">
            <text:p>0,785229712</text:p>
          </table:table-cell>
          <table:table-cell office:value-type="float" office:value="1.0545071041068499" table:style-name="ce1">
            <text:p>1,054507104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62366975579796" table:style-name="ce1">
            <text:p>1,623669756</text:p>
          </table:table-cell>
          <table:table-cell office:value-type="float" office:value="0.88106285419374597" table:style-name="ce1">
            <text:p>0,881062854</text:p>
          </table:table-cell>
          <table:table-cell office:value-type="float" office:value="0.80683907398866395" table:style-name="ce1">
            <text:p>0,806839074</text:p>
          </table:table-cell>
          <table:table-cell office:value-type="float" office:value="1.04979618806443" table:style-name="ce1">
            <text:p>1,04979618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7610350438293201" table:style-name="ce1">
            <text:p>1,761035044</text:p>
          </table:table-cell>
          <table:table-cell office:value-type="float" office:value="0.87701057573753005" table:style-name="ce1">
            <text:p>0,877010576</text:p>
          </table:table-cell>
          <table:table-cell office:value-type="float" office:value="0.853428308270897" table:style-name="ce1">
            <text:p>0,853428308</text:p>
          </table:table-cell>
          <table:table-cell office:value-type="float" office:value="1.0821473317666099" table:style-name="ce1">
            <text:p>1,082147332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7802089856390999" table:style-name="ce1">
            <text:p>1,780208986</text:p>
          </table:table-cell>
          <table:table-cell office:value-type="float" office:value="0.879090124546962" table:style-name="ce1">
            <text:p>0,879090125</text:p>
          </table:table-cell>
          <table:table-cell office:value-type="float" office:value="0.91044828115927001" table:style-name="ce1">
            <text:p>0,910448281</text:p>
          </table:table-cell>
          <table:table-cell office:value-type="float" office:value="1.09620165010509" table:style-name="ce1">
            <text:p>1,0962016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83368776744675" table:style-name="ce1">
            <text:p>1,833687767</text:p>
          </table:table-cell>
          <table:table-cell office:value-type="float" office:value="0.87092138510726302" table:style-name="ce1">
            <text:p>0,870921385</text:p>
          </table:table-cell>
          <table:table-cell office:value-type="float" office:value="0.75950380030450804" table:style-name="ce1">
            <text:p>0,7595038</text:p>
          </table:table-cell>
          <table:table-cell office:value-type="float" office:value="1.0648843116529101" table:style-name="ce1">
            <text:p>1,064884312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7871028776140201" table:style-name="ce1">
            <text:p>1,787102878</text:p>
          </table:table-cell>
          <table:table-cell office:value-type="float" office:value="0.87935233901221799" table:style-name="ce1">
            <text:p>0,879352339</text:p>
          </table:table-cell>
          <table:table-cell office:value-type="float" office:value="0.94196465524075701" table:style-name="ce1">
            <text:p>0,941964655</text:p>
          </table:table-cell>
          <table:table-cell office:value-type="float" office:value="1.09958545130319" table:style-name="ce1">
            <text:p>1,09958545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72490599798344" table:style-name="ce1">
            <text:p>1,724905998</text:p>
          </table:table-cell>
          <table:table-cell office:value-type="float" office:value="0.87402720099771403" table:style-name="ce1">
            <text:p>0,874027201</text:p>
          </table:table-cell>
          <table:table-cell office:value-type="float" office:value="0.84787529704123399" table:style-name="ce1">
            <text:p>0,847875297</text:p>
          </table:table-cell>
          <table:table-cell office:value-type="float" office:value="1.06704860396385" table:style-name="ce1">
            <text:p>1,067048604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1.7922974196052801" table:style-name="ce1">
            <text:p>1,79229742</text:p>
          </table:table-cell>
          <table:table-cell office:value-type="float" office:value="0.86990270025524197" table:style-name="ce1">
            <text:p>0,8699027</text:p>
          </table:table-cell>
          <table:table-cell office:value-type="float" office:value="0.835492317645812" table:style-name="ce1">
            <text:p>0,835492318</text:p>
          </table:table-cell>
          <table:table-cell office:value-type="float" office:value="1.0671412120757" table:style-name="ce1">
            <text:p>1,06714121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6439482385431701" table:style-name="ce1">
            <text:p>1,643948239</text:p>
          </table:table-cell>
          <table:table-cell office:value-type="float" office:value="0.87877279480394799" table:style-name="ce1">
            <text:p>0,878772795</text:p>
          </table:table-cell>
          <table:table-cell office:value-type="float" office:value="0.72597934259059704" table:style-name="ce1">
            <text:p>0,725979343</text:p>
          </table:table-cell>
          <table:table-cell office:value-type="float" office:value="1.04140334138821" table:style-name="ce1">
            <text:p>1,041403341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2.0095364569837999" table:style-name="ce1">
            <text:p>2,009536457</text:p>
          </table:table-cell>
          <table:table-cell office:value-type="float" office:value="0.85804051997143505" table:style-name="ce1">
            <text:p>0,85804052</text:p>
          </table:table-cell>
          <table:table-cell office:value-type="float" office:value="0.67991104163718497" table:style-name="ce1">
            <text:p>0,679911042</text:p>
          </table:table-cell>
          <table:table-cell office:value-type="float" office:value="1.05836013973276" table:style-name="ce1">
            <text:p>1,0583601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8923305018238801" table:style-name="ce1">
            <text:p>1,892330502</text:p>
          </table:table-cell>
          <table:table-cell office:value-type="float" office:value="0.85942546546875997" table:style-name="ce1">
            <text:p>0,859425465</text:p>
          </table:table-cell>
          <table:table-cell office:value-type="float" office:value="0.59416507668660401" table:style-name="ce1">
            <text:p>0,594165077</text:p>
          </table:table-cell>
          <table:table-cell office:value-type="float" office:value="1.0323093196669999" table:style-name="ce1">
            <text:p>1,03230932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1.81095246427765" table:style-name="ce1">
            <text:p>1,810952464</text:p>
          </table:table-cell>
          <table:table-cell office:value-type="float" office:value="0.86254774680394797" table:style-name="ce1">
            <text:p>0,862547747</text:p>
          </table:table-cell>
          <table:table-cell office:value-type="float" office:value="0.86877021567086699" table:style-name="ce1">
            <text:p>0,868770216</text:p>
          </table:table-cell>
          <table:table-cell office:value-type="float" office:value="1.06443723847501" table:style-name="ce1">
            <text:p>1,06443723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313641031030501" table:style-name="ce1">
            <text:p>1,831364103</text:p>
          </table:table-cell>
          <table:table-cell office:value-type="float" office:value="0.87691801349509002" table:style-name="ce1">
            <text:p>0,876918013</text:p>
          </table:table-cell>
          <table:table-cell office:value-type="float" office:value="1.0700737506378699" table:style-name="ce1">
            <text:p>1,070073751</text:p>
          </table:table-cell>
          <table:table-cell office:value-type="float" office:value="1.12964927199247" table:style-name="ce1">
            <text:p>1,129649272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1.78095074994548" table:style-name="ce1">
            <text:p>1,78095075</text:p>
          </table:table-cell>
          <table:table-cell office:value-type="float" office:value="0.86407325225653098" table:style-name="ce1">
            <text:p>0,864073252</text:p>
          </table:table-cell>
          <table:table-cell office:value-type="float" office:value="0.72911259316131105" table:style-name="ce1">
            <text:p>0,729112593</text:p>
          </table:table-cell>
          <table:table-cell office:value-type="float" office:value="1.0455980380908501" table:style-name="ce1">
            <text:p>1,04559803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9520012331769701" table:style-name="ce1">
            <text:p>1,952001233</text:p>
          </table:table-cell>
          <table:table-cell office:value-type="float" office:value="0.85659115159037102" table:style-name="ce1">
            <text:p>0,856591152</text:p>
          </table:table-cell>
          <table:table-cell office:value-type="float" office:value="0.75841975889463498" table:style-name="ce1">
            <text:p>0,758419759</text:p>
          </table:table-cell>
          <table:table-cell office:value-type="float" office:value="1.0599643506652301" table:style-name="ce1">
            <text:p>1,059964351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8363730030526" table:style-name="ce1">
            <text:p>1,836373003</text:p>
          </table:table-cell>
          <table:table-cell office:value-type="float" office:value="0.85896511437242096" table:style-name="ce1">
            <text:p>0,858965114</text:p>
          </table:table-cell>
          <table:table-cell office:value-type="float" office:value="0.76933858873514405" table:style-name="ce1">
            <text:p>0,769338589</text:p>
          </table:table-cell>
          <table:table-cell office:value-type="float" office:value="1.0444025947684901" table:style-name="ce1">
            <text:p>1,04440259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99197987114652" table:style-name="ce1">
            <text:p>1,991979871</text:p>
          </table:table-cell>
          <table:table-cell office:value-type="float" office:value="0.85415065644766097" table:style-name="ce1">
            <text:p>0,854150656</text:p>
          </table:table-cell>
          <table:table-cell office:value-type="float" office:value="0.713526143018686" table:style-name="ce1">
            <text:p>0,713526143</text:p>
          </table:table-cell>
          <table:table-cell office:value-type="float" office:value="1.0545499657903701" table:style-name="ce1">
            <text:p>1,054549966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1.82546142601439" table:style-name="ce1">
            <text:p>1,825461426</text:p>
          </table:table-cell>
          <table:table-cell office:value-type="float" office:value="0.85723122597832102" table:style-name="ce1">
            <text:p>0,857231226</text:p>
          </table:table-cell>
          <table:table-cell office:value-type="float" office:value="0.59456644890931798" table:style-name="ce1">
            <text:p>0,594566449</text:p>
          </table:table-cell>
          <table:table-cell office:value-type="float" office:value="1.0095656295992701" table:style-name="ce1">
            <text:p>1,00956563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87104282881818" table:style-name="ce1">
            <text:p>1,871042829</text:p>
          </table:table-cell>
          <table:table-cell office:value-type="float" office:value="0.84625039932707902" table:style-name="ce1">
            <text:p>0,846250399</text:p>
          </table:table-cell>
          <table:table-cell office:value-type="float" office:value="0.55080544520902797" table:style-name="ce1">
            <text:p>0,550805445</text:p>
          </table:table-cell>
          <table:table-cell office:value-type="float" office:value="0.99018850848518603" table:style-name="ce1">
            <text:p>0,990188508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9831017722800901" table:style-name="ce1">
            <text:p>1,983101772</text:p>
          </table:table-cell>
          <table:table-cell office:value-type="float" office:value="0.83980059146794195" table:style-name="ce1">
            <text:p>0,839800591</text:p>
          </table:table-cell>
          <table:table-cell office:value-type="float" office:value="0.42921476080670701" table:style-name="ce1">
            <text:p>0,429214761</text:p>
          </table:table-cell>
          <table:table-cell office:value-type="float" office:value="0.98133285180105601" table:style-name="ce1">
            <text:p>0,98133285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86686452433415" table:style-name="ce1">
            <text:p>1,866864524</text:p>
          </table:table-cell>
          <table:table-cell office:value-type="float" office:value="0.86669358788367001" table:style-name="ce1">
            <text:p>0,866693588</text:p>
          </table:table-cell>
          <table:table-cell office:value-type="float" office:value="1.02137763978592" table:style-name="ce1">
            <text:p>1,02137764</text:p>
          </table:table-cell>
          <table:table-cell office:value-type="float" office:value="1.1096109339684499" table:style-name="ce1">
            <text:p>1,109610934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1.8756292873359801" table:style-name="ce1">
            <text:p>1,875629287</text:p>
          </table:table-cell>
          <table:table-cell office:value-type="float" office:value="0.85866002285228105" table:style-name="ce1">
            <text:p>0,858660023</text:p>
          </table:table-cell>
          <table:table-cell office:value-type="float" office:value="0.76411149796051003" table:style-name="ce1">
            <text:p>0,764111498</text:p>
          </table:table-cell>
          <table:table-cell office:value-type="float" office:value="1.0522252605065301" table:style-name="ce1">
            <text:p>1,05222526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9077886918815501" table:style-name="ce1">
            <text:p>1,907788692</text:p>
          </table:table-cell>
          <table:table-cell office:value-type="float" office:value="0.83946746966876595" table:style-name="ce1">
            <text:p>0,83946747</text:p>
          </table:table-cell>
          <table:table-cell office:value-type="float" office:value="0.39546425842188698" table:style-name="ce1">
            <text:p>0,395464258</text:p>
          </table:table-cell>
          <table:table-cell office:value-type="float" office:value="0.96204316945261303" table:style-name="ce1">
            <text:p>0,962043169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2.28568298899454" table:style-name="ce1">
            <text:p>2,285682989</text:p>
          </table:table-cell>
          <table:table-cell office:value-type="float" office:value="0.80952088270643396" table:style-name="ce1">
            <text:p>0,809520883</text:p>
          </table:table-cell>
          <table:table-cell office:value-type="float" office:value="0.318710823207695" table:style-name="ce1">
            <text:p>0,318710823</text:p>
          </table:table-cell>
          <table:table-cell office:value-type="float" office:value="0.941468499918788" table:style-name="ce1">
            <text:p>0,941468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1552112935060901" table:style-name="ce1">
            <text:p>2,155211294</text:p>
          </table:table-cell>
          <table:table-cell office:value-type="float" office:value="0.81263958281626203" table:style-name="ce1">
            <text:p>0,812639583</text:p>
          </table:table-cell>
          <table:table-cell office:value-type="float" office:value="0.28601191268438902" table:style-name="ce1">
            <text:p>0,286011913</text:p>
          </table:table-cell>
          <table:table-cell office:value-type="float" office:value="0.93006996198535297" table:style-name="ce1">
            <text:p>0,930069962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1.98064065730746" table:style-name="ce1">
            <text:p>1,980640657</text:p>
          </table:table-cell>
          <table:table-cell office:value-type="float" office:value="0.85967698467713205" table:style-name="ce1">
            <text:p>0,859676985</text:p>
          </table:table-cell>
          <table:table-cell office:value-type="float" office:value="0.84593837448246001" table:style-name="ce1">
            <text:p>0,845938374</text:p>
          </table:table-cell>
          <table:table-cell office:value-type="float" office:value="1.0812508068128901" table:style-name="ce1">
            <text:p>1,08125080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0069037628458002" table:style-name="ce1">
            <text:p>2,006903763</text:p>
          </table:table-cell>
          <table:table-cell office:value-type="float" office:value="0.850873662630242" table:style-name="ce1">
            <text:p>0,850873663</text:p>
          </table:table-cell>
          <table:table-cell office:value-type="float" office:value="0.64778830457971504" table:style-name="ce1">
            <text:p>0,647788305</text:p>
          </table:table-cell>
          <table:table-cell office:value-type="float" office:value="1.03827213848217" table:style-name="ce1">
            <text:p>1,038272138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2.1397214928883699" table:style-name="ce1">
            <text:p>2,139721493</text:p>
          </table:table-cell>
          <table:table-cell office:value-type="float" office:value="0.83392673607939505" table:style-name="ce1">
            <text:p>0,833926736</text:p>
          </table:table-cell>
          <table:table-cell office:value-type="float" office:value="0.499067799404874" table:style-name="ce1">
            <text:p>0,499067799</text:p>
          </table:table-cell>
          <table:table-cell office:value-type="float" office:value="1.0039400145294" table:style-name="ce1">
            <text:p>1,00394001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0248274664441199" table:style-name="ce1">
            <text:p>2,024827466</text:p>
          </table:table-cell>
          <table:table-cell office:value-type="float" office:value="0.83962440470828203" table:style-name="ce1">
            <text:p>0,839624405</text:p>
          </table:table-cell>
          <table:table-cell office:value-type="float" office:value="0.51712409235459" table:style-name="ce1">
            <text:p>0,517124092</text:p>
          </table:table-cell>
          <table:table-cell office:value-type="float" office:value="0.99513830273750203" table:style-name="ce1">
            <text:p>0,995138303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2.1361845800031198" table:style-name="ce1">
            <text:p>2,13618458</text:p>
          </table:table-cell>
          <table:table-cell office:value-type="float" office:value="0.84893552151182206" table:style-name="ce1">
            <text:p>0,848935522</text:p>
          </table:table-cell>
          <table:table-cell office:value-type="float" office:value="0.60203678875488897" table:style-name="ce1">
            <text:p>0,602036789</text:p>
          </table:table-cell>
          <table:table-cell office:value-type="float" office:value="1.0360711728231899" table:style-name="ce1">
            <text:p>1,036071173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1457882006765598" table:style-name="ce1">
            <text:p>2,145788201</text:p>
          </table:table-cell>
          <table:table-cell office:value-type="float" office:value="0.820742478898976" table:style-name="ce1">
            <text:p>0,820742479</text:p>
          </table:table-cell>
          <table:table-cell office:value-type="float" office:value="0.29209485722392597" table:style-name="ce1">
            <text:p>0,292094857</text:p>
          </table:table-cell>
          <table:table-cell office:value-type="float" office:value="0.93992977693428403" table:style-name="ce1">
            <text:p>0,939929777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2.065654713721" table:style-name="ce1">
            <text:p>2,065654714</text:p>
          </table:table-cell>
          <table:table-cell office:value-type="float" office:value="0.81136763967037095" table:style-name="ce1">
            <text:p>0,81136764</text:p>
          </table:table-cell>
          <table:table-cell office:value-type="float" office:value="0.25634975893235301" table:style-name="ce1">
            <text:p>0,256349759</text:p>
          </table:table-cell>
          <table:table-cell office:value-type="float" office:value="0.90884603744423498" table:style-name="ce1">
            <text:p>0,90884603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9956178258246999" table:style-name="ce1">
            <text:p>1,995617826</text:p>
          </table:table-cell>
          <table:table-cell office:value-type="float" office:value="0.85187268475378597" table:style-name="ce1">
            <text:p>0,851872685</text:p>
          </table:table-cell>
          <table:table-cell office:value-type="float" office:value="0.68356366085766895" table:style-name="ce1">
            <text:p>0,683563661</text:p>
          </table:table-cell>
          <table:table-cell office:value-type="float" office:value="1.0432150895357399" table:style-name="ce1">
            <text:p>1,04321509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2.1361513807405901" table:style-name="ce1">
            <text:p>2,136151381</text:p>
          </table:table-cell>
          <table:table-cell office:value-type="float" office:value="0.83004439659155604" table:style-name="ce1">
            <text:p>0,830044397</text:p>
          </table:table-cell>
          <table:table-cell office:value-type="float" office:value="0.52136005139871999" table:style-name="ce1">
            <text:p>0,521360051</text:p>
          </table:table-cell>
          <table:table-cell office:value-type="float" office:value="0.998428446959016" table:style-name="ce1">
            <text:p>0,99842844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0572481446736099" table:style-name="ce1">
            <text:p>2,057248145</text:p>
          </table:table-cell>
          <table:table-cell office:value-type="float" office:value="0.837799307286613" table:style-name="ce1">
            <text:p>0,837799307</text:p>
          </table:table-cell>
          <table:table-cell office:value-type="float" office:value="0.50106079360038303" table:style-name="ce1">
            <text:p>0,501060794</text:p>
          </table:table-cell>
          <table:table-cell office:value-type="float" office:value="0.99595884687858405" table:style-name="ce1">
            <text:p>0,995958847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2.16502118812573" table:style-name="ce1">
            <text:p>2,165021188</text:p>
          </table:table-cell>
          <table:table-cell office:value-type="float" office:value="0.83555094106540195" table:style-name="ce1">
            <text:p>0,835550941</text:p>
          </table:table-cell>
          <table:table-cell office:value-type="float" office:value="0.59618035435854999" table:style-name="ce1">
            <text:p>0,596180354</text:p>
          </table:table-cell>
          <table:table-cell office:value-type="float" office:value="1.0216771958413" table:style-name="ce1">
            <text:p>1,02167719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2648319373072101" table:style-name="ce1">
            <text:p>2,264831937</text:p>
          </table:table-cell>
          <table:table-cell office:value-type="float" office:value="0.82391352945683904" table:style-name="ce1">
            <text:p>0,823913529</text:p>
          </table:table-cell>
          <table:table-cell office:value-type="float" office:value="0.42500028887029001" table:style-name="ce1">
            <text:p>0,425000289</text:p>
          </table:table-cell>
          <table:table-cell office:value-type="float" office:value="0.98346534280262599" table:style-name="ce1">
            <text:p>0,983465343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2.2622915100971102" table:style-name="ce1">
            <text:p>2,26229151</text:p>
          </table:table-cell>
          <table:table-cell office:value-type="float" office:value="0.82876475625814205" table:style-name="ce1">
            <text:p>0,828764756</text:p>
          </table:table-cell>
          <table:table-cell office:value-type="float" office:value="0.51147721060126405" table:style-name="ce1">
            <text:p>0,511477211</text:p>
          </table:table-cell>
          <table:table-cell office:value-type="float" office:value="1.0044683869430999" table:style-name="ce1">
            <text:p>1,00446838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0527391453299799" table:style-name="ce1">
            <text:p>2,052739145</text:p>
          </table:table-cell>
          <table:table-cell office:value-type="float" office:value="0.83909853004777302" table:style-name="ce1">
            <text:p>0,83909853</text:p>
          </table:table-cell>
          <table:table-cell office:value-type="float" office:value="0.52953827643590901" table:style-name="ce1">
            <text:p>0,529538276</text:p>
          </table:table-cell>
          <table:table-cell office:value-type="float" office:value="1.0000236645816101" table:style-name="ce1">
            <text:p>1,000023665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2.04869334218218" table:style-name="ce1">
            <text:p>2,048693342</text:p>
          </table:table-cell>
          <table:table-cell office:value-type="float" office:value="0.82185468443673504" table:style-name="ce1">
            <text:p>0,821854684</text:p>
          </table:table-cell>
          <table:table-cell office:value-type="float" office:value="0.43829582254661797" table:style-name="ce1">
            <text:p>0,438295823</text:p>
          </table:table-cell>
          <table:table-cell office:value-type="float" office:value="0.95729856154390203" table:style-name="ce1">
            <text:p>0,95729856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1708273621131" table:style-name="ce1">
            <text:p>2,170827362</text:p>
          </table:table-cell>
          <table:table-cell office:value-type="float" office:value="0.82362520831556296" table:style-name="ce1">
            <text:p>0,823625208</text:p>
          </table:table-cell>
          <table:table-cell office:value-type="float" office:value="0.40924282844686199" table:style-name="ce1">
            <text:p>0,409242828</text:p>
          </table:table-cell>
          <table:table-cell office:value-type="float" office:value="0.967788698391015" table:style-name="ce1">
            <text:p>0,967788698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2.2462044142814901" table:style-name="ce1">
            <text:p>2,246204414</text:p>
          </table:table-cell>
          <table:table-cell office:value-type="float" office:value="0.811184018761825" table:style-name="ce1">
            <text:p>0,811184019</text:p>
          </table:table-cell>
          <table:table-cell office:value-type="float" office:value="0.34917837821270797" table:style-name="ce1">
            <text:p>0,349178378</text:p>
          </table:table-cell>
          <table:table-cell office:value-type="float" office:value="0.949105193706822" table:style-name="ce1">
            <text:p>0,94910519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2112771042479098" table:style-name="ce1">
            <text:p>2,211277104</text:p>
          </table:table-cell>
          <table:table-cell office:value-type="float" office:value="0.80500295206277395" table:style-name="ce1">
            <text:p>0,805002952</text:p>
          </table:table-cell>
          <table:table-cell office:value-type="float" office:value="0.32790809071159099" table:style-name="ce1">
            <text:p>0,327908091</text:p>
          </table:table-cell>
          <table:table-cell office:value-type="float" office:value="0.92802882384551399" table:style-name="ce1">
            <text:p>0,928028824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2.5279406016969999" table:style-name="ce1">
            <text:p>2,527940602</text:p>
          </table:table-cell>
          <table:table-cell office:value-type="float" office:value="0.77914940503986296" table:style-name="ce1">
            <text:p>0,779149405</text:p>
          </table:table-cell>
          <table:table-cell office:value-type="float" office:value="8.4658156768515597E-2" table:style-name="ce1">
            <text:p>0,084658157</text:p>
          </table:table-cell>
          <table:table-cell office:value-type="float" office:value="0.86662945096799104" table:style-name="ce1">
            <text:p>0,86662945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4270499702605002" table:style-name="ce1">
            <text:p>2,42704997</text:p>
          </table:table-cell>
          <table:table-cell office:value-type="float" office:value="0.80027316276558003" table:style-name="ce1">
            <text:p>0,800273163</text:p>
          </table:table-cell>
          <table:table-cell office:value-type="float" office:value="0.21916628146843301" table:style-name="ce1">
            <text:p>0,219166281</text:p>
          </table:table-cell>
          <table:table-cell office:value-type="float" office:value="0.91827549112400997" table:style-name="ce1">
            <text:p>0,918275491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2.2623722255966601" table:style-name="ce1">
            <text:p>2,262372226</text:p>
          </table:table-cell>
          <table:table-cell office:value-type="float" office:value="0.81631589121791803" table:style-name="ce1">
            <text:p>0,816315891</text:p>
          </table:table-cell>
          <table:table-cell office:value-type="float" office:value="0.44761395144488197" table:style-name="ce1">
            <text:p>0,447613951</text:p>
          </table:table-cell>
          <table:table-cell office:value-type="float" office:value="0.97056238497511105" table:style-name="ce1">
            <text:p>0,97056238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45122217072517" table:style-name="ce1">
            <text:p>2,451222171</text:p>
          </table:table-cell>
          <table:table-cell office:value-type="float" office:value="0.80509020430426204" table:style-name="ce1">
            <text:p>0,805090204</text:p>
          </table:table-cell>
          <table:table-cell office:value-type="float" office:value="0.34178769352366101" table:style-name="ce1">
            <text:p>0,341787694</text:p>
          </table:table-cell>
          <table:table-cell office:value-type="float" office:value="0.95296944976902997" table:style-name="ce1">
            <text:p>0,95296945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2.2902428717945602" table:style-name="ce1">
            <text:p>2,290242872</text:p>
          </table:table-cell>
          <table:table-cell office:value-type="float" office:value="0.79783985811956204" table:style-name="ce1">
            <text:p>0,797839858</text:p>
          </table:table-cell>
          <table:table-cell office:value-type="float" office:value="0.25179873589951701" table:style-name="ce1">
            <text:p>0,251798736</text:p>
          </table:table-cell>
          <table:table-cell office:value-type="float" office:value="0.90731452908950105" table:style-name="ce1">
            <text:p>0,907314529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4995343134130601" table:style-name="ce1">
            <text:p>2,499534313</text:p>
          </table:table-cell>
          <table:table-cell office:value-type="float" office:value="0.78633272387011599" table:style-name="ce1">
            <text:p>0,786332724</text:p>
          </table:table-cell>
          <table:table-cell office:value-type="float" office:value="0.22937249623644801" table:style-name="ce1">
            <text:p>0,229372496</text:p>
          </table:table-cell>
          <table:table-cell office:value-type="float" office:value="0.90372876980357697" table:style-name="ce1">
            <text:p>0,90372877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2.6334859743485799" table:style-name="ce1">
            <text:p>2,633485974</text:p>
          </table:table-cell>
          <table:table-cell office:value-type="float" office:value="0.76328271644608603" table:style-name="ce1">
            <text:p>0,763282716</text:p>
          </table:table-cell>
          <table:table-cell office:value-type="float" office:value="-4.00644080041501E-2" table:style-name="ce1">
            <text:p>-0,040064408</text:p>
          </table:table-cell>
          <table:table-cell office:value-type="float" office:value="0.82386263791030301" table:style-name="ce1">
            <text:p>0,823862638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5518938656096499" table:style-name="ce1">
            <text:p>2,551893866</text:p>
          </table:table-cell>
          <table:table-cell office:value-type="float" office:value="0.77756415185348704" table:style-name="ce1">
            <text:p>0,777564152</text:p>
          </table:table-cell>
          <table:table-cell office:value-type="float" office:value="0.15717938411978699" table:style-name="ce1">
            <text:p>0,157179384</text:p>
          </table:table-cell>
          <table:table-cell office:value-type="float" office:value="0.88085907963025201" table:style-name="ce1">
            <text:p>0,88085908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2.36268330608072" table:style-name="ce1">
            <text:p>2,362683306</text:p>
          </table:table-cell>
          <table:table-cell office:value-type="float" office:value="0.79567415658927998" table:style-name="ce1">
            <text:p>0,795674157</text:p>
          </table:table-cell>
          <table:table-cell office:value-type="float" office:value="0.14901390634994899" table:style-name="ce1">
            <text:p>0,149013906</text:p>
          </table:table-cell>
          <table:table-cell office:value-type="float" office:value="0.89193163589604396" table:style-name="ce1">
            <text:p>0,89193163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5017913238298899" table:style-name="ce1">
            <text:p>2,501791324</text:p>
          </table:table-cell>
          <table:table-cell office:value-type="float" office:value="0.79145432283381101" table:style-name="ce1">
            <text:p>0,791454323</text:p>
          </table:table-cell>
          <table:table-cell office:value-type="float" office:value="0.229881198107452" table:style-name="ce1">
            <text:p>0,229881198</text:p>
          </table:table-cell>
          <table:table-cell office:value-type="float" office:value="0.91557264298907803" table:style-name="ce1">
            <text:p>0,915572643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2.4551336402003399" table:style-name="ce1">
            <text:p>2,45513364</text:p>
          </table:table-cell>
          <table:table-cell office:value-type="float" office:value="0.79070071902469197" table:style-name="ce1">
            <text:p>0,790700719</text:p>
          </table:table-cell>
          <table:table-cell office:value-type="float" office:value="9.03709109532356E-2" table:style-name="ce1">
            <text:p>0,090370911</text:p>
          </table:table-cell>
          <table:table-cell office:value-type="float" office:value="0.87750381658286702" table:style-name="ce1">
            <text:p>0,877503817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4755223342423802" table:style-name="ce1">
            <text:p>2,475522334</text:p>
          </table:table-cell>
          <table:table-cell office:value-type="float" office:value="0.78650667283106701" table:style-name="ce1">
            <text:p>0,786506673</text:p>
          </table:table-cell>
          <table:table-cell office:value-type="float" office:value="0.107970304604629" table:style-name="ce1">
            <text:p>0,107970305</text:p>
          </table:table-cell>
          <table:table-cell office:value-type="float" office:value="0.87672986698168998" table:style-name="ce1">
            <text:p>0,876729867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2.7530606128458199" table:style-name="ce1">
            <text:p>2,753060613</text:p>
          </table:table-cell>
          <table:table-cell office:value-type="float" office:value="0.76309394844823897" table:style-name="ce1">
            <text:p>0,763093948</text:p>
          </table:table-cell>
          <table:table-cell office:value-type="float" office:value="1.1140675007284899E-2" table:style-name="ce1">
            <text:p>0,011140675</text:p>
          </table:table-cell>
          <table:table-cell office:value-type="float" office:value="0.84149258012787098" table:style-name="ce1">
            <text:p>0,8414925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4216513330248901" table:style-name="ce1">
            <text:p>2,421651333</text:p>
          </table:table-cell>
          <table:table-cell office:value-type="float" office:value="0.77706472263883497" table:style-name="ce1">
            <text:p>0,777064723</text:p>
          </table:table-cell>
          <table:table-cell office:value-type="float" office:value="6.9858097235596897E-2" table:style-name="ce1">
            <text:p>0,069858097</text:p>
          </table:table-cell>
          <table:table-cell office:value-type="float" office:value="0.854911118949926" table:style-name="ce1">
            <text:p>0,854911119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2.7580089338506899" table:style-name="ce1">
            <text:p>2,758008934</text:p>
          </table:table-cell>
          <table:table-cell office:value-type="float" office:value="0.76123616704728303" table:style-name="ce1">
            <text:p>0,761236167</text:p>
          </table:table-cell>
          <table:table-cell office:value-type="float" office:value="-9.1791967873763994E-2" table:style-name="ce1">
            <text:p>-0,091791968</text:p>
          </table:table-cell>
          <table:table-cell office:value-type="float" office:value="0.81707883311395701" table:style-name="ce1">
            <text:p>0,81707883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02785322611803" table:style-name="ce1">
            <text:p>3,027853226</text:p>
          </table:table-cell>
          <table:table-cell office:value-type="float" office:value="0.71936074927180005" table:style-name="ce1">
            <text:p>0,719360749</text:p>
          </table:table-cell>
          <table:table-cell office:value-type="float" office:value="-0.26171329784890301" table:style-name="ce1">
            <text:p>-0,261713298</text:p>
          </table:table-cell>
          <table:table-cell office:value-type="float" office:value="0.73721659359809999" table:style-name="ce1">
            <text:p>0,737216594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2.7596135372752499" table:style-name="ce1">
            <text:p>2,759613537</text:p>
          </table:table-cell>
          <table:table-cell office:value-type="float" office:value="0.74687067682221597" table:style-name="ce1">
            <text:p>0,746870677</text:p>
          </table:table-cell>
          <table:table-cell office:value-type="float" office:value="-0.105439136858327" table:style-name="ce1">
            <text:p>-0,105439137</text:p>
          </table:table-cell>
          <table:table-cell office:value-type="float" office:value="0.79752847152198802" table:style-name="ce1">
            <text:p>0,79752847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70430344411024" table:style-name="ce1">
            <text:p>2,704303444</text:p>
          </table:table-cell>
          <table:table-cell office:value-type="float" office:value="0.755935846374302" table:style-name="ce1">
            <text:p>0,755935846</text:p>
          </table:table-cell>
          <table:table-cell office:value-type="float" office:value="-7.1122931080066704E-2" table:style-name="ce1">
            <text:p>-0,071122931</text:p>
          </table:table-cell>
          <table:table-cell office:value-type="float" office:value="0.81137038240558401" table:style-name="ce1">
            <text:p>0,811370382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2.8081176707650699" table:style-name="ce1">
            <text:p>2,808117671</text:p>
          </table:table-cell>
          <table:table-cell office:value-type="float" office:value="0.73758344451012203" table:style-name="ce1">
            <text:p>0,737583445</text:p>
          </table:table-cell>
          <table:table-cell office:value-type="float" office:value="-0.14491322385083599" table:style-name="ce1">
            <text:p>-0,144913224</text:p>
          </table:table-cell>
          <table:table-cell office:value-type="float" office:value="0.77886854716804799" table:style-name="ce1">
            <text:p>0,77886854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66542206473085" table:style-name="ce1">
            <text:p>2,665422065</text:p>
          </table:table-cell>
          <table:table-cell office:value-type="float" office:value="0.76500299554387496" table:style-name="ce1">
            <text:p>0,765002996</text:p>
          </table:table-cell>
          <table:table-cell office:value-type="float" office:value="2.9830617603878698E-3" table:style-name="ce1">
            <text:p>0,002983062</text:p>
          </table:table-cell>
          <table:table-cell office:value-type="float" office:value="0.84088593759149999" table:style-name="ce1">
            <text:p>0,840885938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2.70063346298888" table:style-name="ce1">
            <text:p>2,700633463</text:p>
          </table:table-cell>
          <table:table-cell office:value-type="float" office:value="0.74199135275959904" table:style-name="ce1">
            <text:p>0,741991353</text:p>
          </table:table-cell>
          <table:table-cell office:value-type="float" office:value="-0.146484025428534" table:style-name="ce1">
            <text:p>-0,146484025</text:p>
          </table:table-cell>
          <table:table-cell office:value-type="float" office:value="0.778934724288459" table:style-name="ce1">
            <text:p>0,77893472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6679062969855498" table:style-name="ce1">
            <text:p>2,667906297</text:p>
          </table:table-cell>
          <table:table-cell office:value-type="float" office:value="0.76470700975133699" table:style-name="ce1">
            <text:p>0,76470701</text:p>
          </table:table-cell>
          <table:table-cell office:value-type="float" office:value="-2.47328136133627E-2" table:style-name="ce1">
            <text:p>-0,024732814</text:p>
          </table:table-cell>
          <table:table-cell office:value-type="float" office:value="0.830535004606067" table:style-name="ce1">
            <text:p>0,830535005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2.8119783490430201" table:style-name="ce1">
            <text:p>2,811978349</text:p>
          </table:table-cell>
          <table:table-cell office:value-type="float" office:value="0.75501830278412696" table:style-name="ce1">
            <text:p>0,755018303</text:p>
          </table:table-cell>
          <table:table-cell office:value-type="float" office:value="-1.6747819035848498E-2" table:style-name="ce1">
            <text:p>-0,016747819</text:p>
          </table:table-cell>
          <table:table-cell office:value-type="float" office:value="0.82880603366376504" table:style-name="ce1">
            <text:p>0,82880603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7832783454938701" table:style-name="ce1">
            <text:p>2,783278345</text:p>
          </table:table-cell>
          <table:table-cell office:value-type="float" office:value="0.74723690849427404" table:style-name="ce1">
            <text:p>0,747236908</text:p>
          </table:table-cell>
          <table:table-cell office:value-type="float" office:value="-0.13794680722089001" table:style-name="ce1">
            <text:p>-0,137946807</text:p>
          </table:table-cell>
          <table:table-cell office:value-type="float" office:value="0.78736523105491696" table:style-name="ce1">
            <text:p>0,787365231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3.0559920211853302" table:style-name="ce1">
            <text:p>3,055992021</text:p>
          </table:table-cell>
          <table:table-cell office:value-type="float" office:value="0.72744976984690601" table:style-name="ce1">
            <text:p>0,72744977</text:p>
          </table:table-cell>
          <table:table-cell office:value-type="float" office:value="-0.271565611180491" table:style-name="ce1">
            <text:p>-0,271565611</text:p>
          </table:table-cell>
          <table:table-cell office:value-type="float" office:value="0.73950749621370304" table:style-name="ce1">
            <text:p>0,739507496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6098449056116699" table:style-name="ce1">
            <text:p>2,609844906</text:p>
          </table:table-cell>
          <table:table-cell office:value-type="float" office:value="0.76103108458750701" table:style-name="ce1">
            <text:p>0,761031085</text:p>
          </table:table-cell>
          <table:table-cell office:value-type="float" office:value="-5.88881240747927E-2" table:style-name="ce1">
            <text:p>-0,058888124</text:p>
          </table:table-cell>
          <table:table-cell office:value-type="float" office:value="0.81630042824232596" table:style-name="ce1">
            <text:p>0,816300428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2.7992778241334402" table:style-name="ce1">
            <text:p>2,799277824</text:p>
          </table:table-cell>
          <table:table-cell office:value-type="float" office:value="0.73624110714872304" table:style-name="ce1">
            <text:p>0,736241107</text:p>
          </table:table-cell>
          <table:table-cell office:value-type="float" office:value="-0.25837178966950203" table:style-name="ce1">
            <text:p>-0,25837179</text:p>
          </table:table-cell>
          <table:table-cell office:value-type="float" office:value="0.74960778034694897" table:style-name="ce1">
            <text:p>0,7496077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14362268772503" table:style-name="ce1">
            <text:p>3,143622688</text:p>
          </table:table-cell>
          <table:table-cell office:value-type="float" office:value="0.71951899462361602" table:style-name="ce1">
            <text:p>0,719518995</text:p>
          </table:table-cell>
          <table:table-cell office:value-type="float" office:value="-0.24057992215208701" table:style-name="ce1">
            <text:p>-0,240579922</text:p>
          </table:table-cell>
          <table:table-cell office:value-type="float" office:value="0.746280893293369" table:style-name="ce1">
            <text:p>0,746280893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2.9494633348873198" table:style-name="ce1">
            <text:p>2,949463335</text:p>
          </table:table-cell>
          <table:table-cell office:value-type="float" office:value="0.71556241242847796" table:style-name="ce1">
            <text:p>0,715562412</text:p>
          </table:table-cell>
          <table:table-cell office:value-type="float" office:value="-0.262797407484339" table:style-name="ce1">
            <text:p>-0,262797407</text:p>
          </table:table-cell>
          <table:table-cell office:value-type="float" office:value="0.72588971332944596" table:style-name="ce1">
            <text:p>0,72588971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8674102237342498" table:style-name="ce1">
            <text:p>2,867410224</text:p>
          </table:table-cell>
          <table:table-cell office:value-type="float" office:value="0.74222807179556105" table:style-name="ce1">
            <text:p>0,742228072</text:p>
          </table:table-cell>
          <table:table-cell office:value-type="float" office:value="-9.4064367093313006E-2" table:style-name="ce1">
            <text:p>-0,094064367</text:p>
          </table:table-cell>
          <table:table-cell office:value-type="float" office:value="0.79683133594766997" table:style-name="ce1">
            <text:p>0,796831336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3.20386222475071" table:style-name="ce1">
            <text:p>3,203862225</text:p>
          </table:table-cell>
          <table:table-cell office:value-type="float" office:value="0.69339226753303695" table:style-name="ce1">
            <text:p>0,693392268</text:p>
          </table:table-cell>
          <table:table-cell office:value-type="float" office:value="-0.33195316400473601" table:style-name="ce1">
            <text:p>-0,331953164</text:p>
          </table:table-cell>
          <table:table-cell office:value-type="float" office:value="0.69187118719183105" table:style-name="ce1">
            <text:p>0,69187118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.4062829449643499" table:style-name="ce1">
            <text:p>3,406282945</text:p>
          </table:table-cell>
          <table:table-cell office:value-type="float" office:value="0.67511670943578606" table:style-name="ce1">
            <text:p>0,675116709</text:p>
          </table:table-cell>
          <table:table-cell office:value-type="float" office:value="-0.43200500837317102" table:style-name="ce1">
            <text:p>-0,432005008</text:p>
          </table:table-cell>
          <table:table-cell office:value-type="float" office:value="0.65229686667228903" table:style-name="ce1">
            <text:p>0,652296867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3.0383137260162898" table:style-name="ce1">
            <text:p>3,038313726</text:p>
          </table:table-cell>
          <table:table-cell office:value-type="float" office:value="0.718508530868603" table:style-name="ce1">
            <text:p>0,718508531</text:p>
          </table:table-cell>
          <table:table-cell office:value-type="float" office:value="-0.17174906207149601" table:style-name="ce1">
            <text:p>-0,171749062</text:p>
          </table:table-cell>
          <table:table-cell office:value-type="float" office:value="0.75741014348973801" table:style-name="ce1">
            <text:p>0,75741014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1148815059920998" table:style-name="ce1">
            <text:p>3,114881506</text:p>
          </table:table-cell>
          <table:table-cell office:value-type="float" office:value="0.70803946175264398" table:style-name="ce1">
            <text:p>0,708039462</text:p>
          </table:table-cell>
          <table:table-cell office:value-type="float" office:value="-0.28025424296608498" table:style-name="ce1">
            <text:p>-0,280254243</text:p>
          </table:table-cell>
          <table:table-cell office:value-type="float" office:value="0.72155699313870703" table:style-name="ce1">
            <text:p>0,721556993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3.0432957440276498" table:style-name="ce1">
            <text:p>3,043295744</text:p>
          </table:table-cell>
          <table:table-cell office:value-type="float" office:value="0.72666054797298996" table:style-name="ce1">
            <text:p>0,726660548</text:p>
          </table:table-cell>
          <table:table-cell office:value-type="float" office:value="-0.25409188907816599" table:style-name="ce1">
            <text:p>-0,254091889</text:p>
          </table:table-cell>
          <table:table-cell office:value-type="float" office:value="0.74131795947067303" table:style-name="ce1">
            <text:p>0,74131795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93061191875328" table:style-name="ce1">
            <text:p>2,930611919</text:p>
          </table:table-cell>
          <table:table-cell office:value-type="float" office:value="0.73195879749663895" table:style-name="ce1">
            <text:p>0,731958797</text:p>
          </table:table-cell>
          <table:table-cell office:value-type="float" office:value="-0.17616794464994001" table:style-name="ce1">
            <text:p>-0,176167945</text:p>
          </table:table-cell>
          <table:table-cell office:value-type="float" office:value="0.76895129542579999" table:style-name="ce1">
            <text:p>0,768951295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3.09312572224799" table:style-name="ce1">
            <text:p>3,093125722</text:p>
          </table:table-cell>
          <table:table-cell office:value-type="float" office:value="0.71149832671540403" table:style-name="ce1">
            <text:p>0,711498327</text:p>
          </table:table-cell>
          <table:table-cell office:value-type="float" office:value="-0.33104861773866401" table:style-name="ce1">
            <text:p>-0,331048618</text:p>
          </table:table-cell>
          <table:table-cell office:value-type="float" office:value="0.70818084100099998" table:style-name="ce1">
            <text:p>0,70818084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9462146897657" table:style-name="ce1">
            <text:p>2,94621469</text:p>
          </table:table-cell>
          <table:table-cell office:value-type="float" office:value="0.72514426103057195" table:style-name="ce1">
            <text:p>0,725144261</text:p>
          </table:table-cell>
          <table:table-cell office:value-type="float" office:value="-0.200693851010326" table:style-name="ce1">
            <text:p>-0,200693851</text:p>
          </table:table-cell>
          <table:table-cell office:value-type="float" office:value="0.755102528842304" table:style-name="ce1">
            <text:p>0,755102529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3.21102044483407" table:style-name="ce1">
            <text:p>3,211020445</text:p>
          </table:table-cell>
          <table:table-cell office:value-type="float" office:value="0.68930709340525398" table:style-name="ce1">
            <text:p>0,689307093</text:p>
          </table:table-cell>
          <table:table-cell office:value-type="float" office:value="-0.44074703817131899" table:style-name="ce1">
            <text:p>-0,440747038</text:p>
          </table:table-cell>
          <table:table-cell office:value-type="float" office:value="0.65613041650457504" table:style-name="ce1">
            <text:p>0,65613041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4790951253839699" table:style-name="ce1">
            <text:p>3,479095125</text:p>
          </table:table-cell>
          <table:table-cell office:value-type="float" office:value="0.648412624009577" table:style-name="ce1">
            <text:p>0,648412624</text:p>
          </table:table-cell>
          <table:table-cell office:value-type="float" office:value="-0.59534509840841099" table:style-name="ce1">
            <text:p>-0,595345098</text:p>
          </table:table-cell>
          <table:table-cell office:value-type="float" office:value="0.57770475678204303" table:style-name="ce1">
            <text:p>0,577704757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3.7524596132745298" table:style-name="ce1">
            <text:p>3,752459613</text:p>
          </table:table-cell>
          <table:table-cell office:value-type="float" office:value="0.63158036831366204" table:style-name="ce1">
            <text:p>0,631580368</text:p>
          </table:table-cell>
          <table:table-cell office:value-type="float" office:value="-0.65213831521534005" table:style-name="ce1">
            <text:p>-0,652138315</text:p>
          </table:table-cell>
          <table:table-cell office:value-type="float" office:value="0.54680861155975502" table:style-name="ce1">
            <text:p>0,54680861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3255036303238601" table:style-name="ce1">
            <text:p>3,32550363</text:p>
          </table:table-cell>
          <table:table-cell office:value-type="float" office:value="0.67186561141408696" table:style-name="ce1">
            <text:p>0,671865611</text:p>
          </table:table-cell>
          <table:table-cell office:value-type="float" office:value="-0.47138419545218602" table:style-name="ce1">
            <text:p>-0,471384195</text:p>
          </table:table-cell>
          <table:table-cell office:value-type="float" office:value="0.63377168256048999" table:style-name="ce1">
            <text:p>0,633771683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3.48284121036443" table:style-name="ce1">
            <text:p>3,48284121</text:p>
          </table:table-cell>
          <table:table-cell office:value-type="float" office:value="0.67134085340705596" table:style-name="ce1">
            <text:p>0,671340853</text:p>
          </table:table-cell>
          <table:table-cell office:value-type="float" office:value="-0.45547982594702302" table:style-name="ce1">
            <text:p>-0,455479826</text:p>
          </table:table-cell>
          <table:table-cell office:value-type="float" office:value="0.64489722935788796" table:style-name="ce1">
            <text:p>0,64489722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.2896533379498401" table:style-name="ce1">
            <text:p>3,289653338</text:p>
          </table:table-cell>
          <table:table-cell office:value-type="float" office:value="0.68560539653000596" table:style-name="ce1">
            <text:p>0,685605397</text:p>
          </table:table-cell>
          <table:table-cell office:value-type="float" office:value="-0.39142949762533802" table:style-name="ce1">
            <text:p>-0,391429498</text:p>
          </table:table-cell>
          <table:table-cell office:value-type="float" office:value="0.67089989823398299" table:style-name="ce1">
            <text:p>0,670899898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3.6324505702369301" table:style-name="ce1">
            <text:p>3,63245057</text:p>
          </table:table-cell>
          <table:table-cell office:value-type="float" office:value="0.65449065772008197" table:style-name="ce1">
            <text:p>0,654490658</text:p>
          </table:table-cell>
          <table:table-cell office:value-type="float" office:value="-0.57962018336354904" table:style-name="ce1">
            <text:p>-0,579620183</text:p>
          </table:table-cell>
          <table:table-cell office:value-type="float" office:value="0.591023309280022" table:style-name="ce1">
            <text:p>0,59102330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.6850683334261101" table:style-name="ce1">
            <text:p>3,685068333</text:p>
          </table:table-cell>
          <table:table-cell office:value-type="float" office:value="0.64192480835778198" table:style-name="ce1">
            <text:p>0,641924808</text:p>
          </table:table-cell>
          <table:table-cell office:value-type="float" office:value="-0.65722298142743696" table:style-name="ce1">
            <text:p>-0,657222981</text:p>
          </table:table-cell>
          <table:table-cell office:value-type="float" office:value="0.551254787250402" table:style-name="ce1">
            <text:p>0,551254787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3.24669532165115" table:style-name="ce1">
            <text:p>3,246695322</text:p>
          </table:table-cell>
          <table:table-cell office:value-type="float" office:value="0.67785901171942398" table:style-name="ce1">
            <text:p>0,677859012</text:p>
          </table:table-cell>
          <table:table-cell office:value-type="float" office:value="-0.43090776102819101" table:style-name="ce1">
            <text:p>-0,430907761</text:p>
          </table:table-cell>
          <table:table-cell office:value-type="float" office:value="0.65042768701809095" table:style-name="ce1">
            <text:p>0,65042768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59214542717103" table:style-name="ce1">
            <text:p>3,592145427</text:p>
          </table:table-cell>
          <table:table-cell office:value-type="float" office:value="0.65233212503803595" table:style-name="ce1">
            <text:p>0,652332125</text:p>
          </table:table-cell>
          <table:table-cell office:value-type="float" office:value="-0.55863369094328397" table:style-name="ce1">
            <text:p>-0,558633691</text:p>
          </table:table-cell>
          <table:table-cell office:value-type="float" office:value="0.59089828385881504" table:style-name="ce1">
            <text:p>0,590898284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3.5315997919349198" table:style-name="ce1">
            <text:p>3,531599792</text:p>
          </table:table-cell>
          <table:table-cell office:value-type="float" office:value="0.65243847044215397" table:style-name="ce1">
            <text:p>0,65243847</text:p>
          </table:table-cell>
          <table:table-cell office:value-type="float" office:value="-0.56425802659296498" table:style-name="ce1">
            <text:p>-0,564258027</text:p>
          </table:table-cell>
          <table:table-cell office:value-type="float" office:value="0.58980626507706502" table:style-name="ce1">
            <text:p>0,58980626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56202991728121" table:style-name="ce1">
            <text:p>3,562029917</text:p>
          </table:table-cell>
          <table:table-cell office:value-type="float" office:value="0.65427929625266601" table:style-name="ce1">
            <text:p>0,654279296</text:p>
          </table:table-cell>
          <table:table-cell office:value-type="float" office:value="-0.556122527684767" table:style-name="ce1">
            <text:p>-0,556122528</text:p>
          </table:table-cell>
          <table:table-cell office:value-type="float" office:value="0.59430576405594404" table:style-name="ce1">
            <text:p>0,594305764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3.4798957579851302" table:style-name="ce1">
            <text:p>3,479895758</text:p>
          </table:table-cell>
          <table:table-cell office:value-type="float" office:value="0.65558731007650195" table:style-name="ce1">
            <text:p>0,65558731</text:p>
          </table:table-cell>
          <table:table-cell office:value-type="float" office:value="-0.60706938339865901" table:style-name="ce1">
            <text:p>-0,607069383</text:p>
          </table:table-cell>
          <table:table-cell office:value-type="float" office:value="0.577136595266033" table:style-name="ce1">
            <text:p>0,57713659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5282446810254702" table:style-name="ce1">
            <text:p>3,528244681</text:p>
          </table:table-cell>
          <table:table-cell office:value-type="float" office:value="0.65193355263602404" table:style-name="ce1">
            <text:p>0,651933553</text:p>
          </table:table-cell>
          <table:table-cell office:value-type="float" office:value="-0.58163004837773602" table:style-name="ce1">
            <text:p>-0,581630048</text:p>
          </table:table-cell>
          <table:table-cell office:value-type="float" office:value="0.58277147693709797" table:style-name="ce1">
            <text:p>0,582771477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3.3568431194777801" table:style-name="ce1">
            <text:p>3,356843119</text:p>
          </table:table-cell>
          <table:table-cell office:value-type="float" office:value="0.67593385434946696" table:style-name="ce1">
            <text:p>0,675933854</text:p>
          </table:table-cell>
          <table:table-cell office:value-type="float" office:value="-0.44264127607635301" table:style-name="ce1">
            <text:p>-0,442641276</text:p>
          </table:table-cell>
          <table:table-cell office:value-type="float" office:value="0.64774033413794596" table:style-name="ce1">
            <text:p>0,64774033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7907116116795598" table:style-name="ce1">
            <text:p>3,790711612</text:p>
          </table:table-cell>
          <table:table-cell office:value-type="float" office:value="0.63365701350088099" table:style-name="ce1">
            <text:p>0,633657014</text:p>
          </table:table-cell>
          <table:table-cell office:value-type="float" office:value="-0.60855037961380898" table:style-name="ce1">
            <text:p>-0,60855038</text:p>
          </table:table-cell>
          <table:table-cell office:value-type="float" office:value="0.55968447154175505" table:style-name="ce1">
            <text:p>0,559684472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3.7120366962268898" table:style-name="ce1">
            <text:p>3,712036696</text:p>
          </table:table-cell>
          <table:table-cell office:value-type="float" office:value="0.63065248435839005" table:style-name="ce1">
            <text:p>0,630652484</text:p>
          </table:table-cell>
          <table:table-cell office:value-type="float" office:value="-0.61101430597289996" table:style-name="ce1">
            <text:p>-0,611014306</text:p>
          </table:table-cell>
          <table:table-cell office:value-type="float" office:value="0.55891647713562997" table:style-name="ce1">
            <text:p>0,55891647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1992828411612999" table:style-name="ce1">
            <text:p>4,199282841</text:p>
          </table:table-cell>
          <table:table-cell office:value-type="float" office:value="0.58491469440366695" table:style-name="ce1">
            <text:p>0,584914694</text:p>
          </table:table-cell>
          <table:table-cell office:value-type="float" office:value="-0.83285312129411504" table:style-name="ce1">
            <text:p>-0,832853121</text:p>
          </table:table-cell>
          <table:table-cell office:value-type="float" office:value="0.451899379563661" table:style-name="ce1">
            <text:p>0,45189938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3.48694828494525" table:style-name="ce1">
            <text:p>3,486948285</text:p>
          </table:table-cell>
          <table:table-cell office:value-type="float" office:value="0.66949732939239803" table:style-name="ce1">
            <text:p>0,669497329</text:p>
          </table:table-cell>
          <table:table-cell office:value-type="float" office:value="-0.45779092041299502" table:style-name="ce1">
            <text:p>-0,45779092</text:p>
          </table:table-cell>
          <table:table-cell office:value-type="float" office:value="0.64098480161308202" table:style-name="ce1">
            <text:p>0,64098480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35987709561911" table:style-name="ce1">
            <text:p>3,359877096</text:p>
          </table:table-cell>
          <table:table-cell office:value-type="float" office:value="0.67289662758472102" table:style-name="ce1">
            <text:p>0,672896628</text:p>
          </table:table-cell>
          <table:table-cell office:value-type="float" office:value="-0.51474382836946297" table:style-name="ce1">
            <text:p>-0,514743828</text:p>
          </table:table-cell>
          <table:table-cell office:value-type="float" office:value="0.62504980691829704" table:style-name="ce1">
            <text:p>0,625049807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9078383140658701" table:style-name="ce1">
            <text:p>3,907838314</text:p>
          </table:table-cell>
          <table:table-cell office:value-type="float" office:value="0.61495993422683304" table:style-name="ce1">
            <text:p>0,614959934</text:p>
          </table:table-cell>
          <table:table-cell office:value-type="float" office:value="-0.69471822163994901" table:style-name="ce1">
            <text:p>-0,694718222</text:p>
          </table:table-cell>
          <table:table-cell office:value-type="float" office:value="0.52159914974044297" table:style-name="ce1">
            <text:p>0,5215991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7315613387316202" table:style-name="ce1">
            <text:p>3,731561339</text:p>
          </table:table-cell>
          <table:table-cell office:value-type="float" office:value="0.63677589327640804" table:style-name="ce1">
            <text:p>0,636775893</text:p>
          </table:table-cell>
          <table:table-cell office:value-type="float" office:value="-0.623857488781842" table:style-name="ce1">
            <text:p>-0,623857489</text:p>
          </table:table-cell>
          <table:table-cell office:value-type="float" office:value="0.56240636866698701" table:style-name="ce1">
            <text:p>0,562406369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3.88219688562135" table:style-name="ce1">
            <text:p>3,882196886</text:p>
          </table:table-cell>
          <table:table-cell office:value-type="float" office:value="0.62489339717121395" table:style-name="ce1">
            <text:p>0,624893397</text:p>
          </table:table-cell>
          <table:table-cell office:value-type="float" office:value="-0.70882573681026595" table:style-name="ce1">
            <text:p>-0,708825737</text:p>
          </table:table-cell>
          <table:table-cell office:value-type="float" office:value="0.52469843626963697" table:style-name="ce1">
            <text:p>0,524698436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7941549401717198" table:style-name="ce1">
            <text:p>3,79415494</text:p>
          </table:table-cell>
          <table:table-cell office:value-type="float" office:value="0.62672200356810903" table:style-name="ce1">
            <text:p>0,626722004</text:p>
          </table:table-cell>
          <table:table-cell office:value-type="float" office:value="-0.62187485449866298" table:style-name="ce1">
            <text:p>-0,621874854</text:p>
          </table:table-cell>
          <table:table-cell office:value-type="float" office:value="0.55557734529914304" table:style-name="ce1">
            <text:p>0,555577345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4.0210177192280101" table:style-name="ce1">
            <text:p>4,021017719</text:p>
          </table:table-cell>
          <table:table-cell office:value-type="float" office:value="0.61089383384622098" table:style-name="ce1">
            <text:p>0,610893834</text:p>
          </table:table-cell>
          <table:table-cell office:value-type="float" office:value="-0.70387180594182996" table:style-name="ce1">
            <text:p>-0,703871806</text:p>
          </table:table-cell>
          <table:table-cell office:value-type="float" office:value="0.50861486478937901" table:style-name="ce1">
            <text:p>0,50861486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93212396147179" table:style-name="ce1">
            <text:p>3,932123961</text:p>
          </table:table-cell>
          <table:table-cell office:value-type="float" office:value="0.60717727172382596" table:style-name="ce1">
            <text:p>0,607177272</text:p>
          </table:table-cell>
          <table:table-cell office:value-type="float" office:value="-0.73610969546923999" table:style-name="ce1">
            <text:p>-0,736109695</text:p>
          </table:table-cell>
          <table:table-cell office:value-type="float" office:value="0.50078208974538596" table:style-name="ce1">
            <text:p>0,50078209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4.03357631503604" table:style-name="ce1">
            <text:p>4,033576315</text:p>
          </table:table-cell>
          <table:table-cell office:value-type="float" office:value="0.61600976765468596" table:style-name="ce1">
            <text:p>0,616009768</text:p>
          </table:table-cell>
          <table:table-cell office:value-type="float" office:value="-0.69592549818184801" table:style-name="ce1">
            <text:p>-0,695925498</text:p>
          </table:table-cell>
          <table:table-cell office:value-type="float" office:value="0.51914344010840696" table:style-name="ce1">
            <text:p>0,5191434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.1837692353044096" table:style-name="ce1">
            <text:p>4,183769235</text:p>
          </table:table-cell>
          <table:table-cell office:value-type="float" office:value="0.59572995549163799" table:style-name="ce1">
            <text:p>0,595729955</text:p>
          </table:table-cell>
          <table:table-cell office:value-type="float" office:value="-0.77343653111564503" table:style-name="ce1">
            <text:p>-0,773436531</text:p>
          </table:table-cell>
          <table:table-cell office:value-type="float" office:value="0.48112341602812603" table:style-name="ce1">
            <text:p>0,481123416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.9090425695015201" table:style-name="ce1">
            <text:p>3,90904257</text:p>
          </table:table-cell>
          <table:table-cell office:value-type="float" office:value="0.62610950907316398" table:style-name="ce1">
            <text:p>0,626109509</text:p>
          </table:table-cell>
          <table:table-cell office:value-type="float" office:value="-0.69167336058735296" table:style-name="ce1">
            <text:p>-0,691673361</text:p>
          </table:table-cell>
          <table:table-cell office:value-type="float" office:value="0.52876128089594499" table:style-name="ce1">
            <text:p>0,52876128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.2247160985905996" table:style-name="ce1">
            <text:p>4,224716099</text:p>
          </table:table-cell>
          <table:table-cell office:value-type="float" office:value="0.59041247843609201" table:style-name="ce1">
            <text:p>0,590412478</text:p>
          </table:table-cell>
          <table:table-cell office:value-type="float" office:value="-0.80726842669912602" table:style-name="ce1">
            <text:p>-0,807268427</text:p>
          </table:table-cell>
          <table:table-cell office:value-type="float" office:value="0.46381343468499198" table:style-name="ce1">
            <text:p>0,463813435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4.0667980419888501" table:style-name="ce1">
            <text:p>4,066798042</text:p>
          </table:table-cell>
          <table:table-cell office:value-type="float" office:value="0.59835173887269999" table:style-name="ce1">
            <text:p>0,598351739</text:p>
          </table:table-cell>
          <table:table-cell office:value-type="float" office:value="-0.76588032532096495" table:style-name="ce1">
            <text:p>-0,765880325</text:p>
          </table:table-cell>
          <table:table-cell office:value-type="float" office:value="0.48249885787950297" table:style-name="ce1">
            <text:p>0,482498858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0616274994727304" table:style-name="ce1">
            <text:p>4,061627499</text:p>
          </table:table-cell>
          <table:table-cell office:value-type="float" office:value="0.59249284798792601" table:style-name="ce1">
            <text:p>0,592492848</text:p>
          </table:table-cell>
          <table:table-cell office:value-type="float" office:value="-0.81628084346794905" table:style-name="ce1">
            <text:p>-0,816280843</text:p>
          </table:table-cell>
          <table:table-cell office:value-type="float" office:value="0.46270919263843002" table:style-name="ce1">
            <text:p>0,462709193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9816620699956" table:style-name="ce1">
            <text:p>3,98166207</text:p>
          </table:table-cell>
          <table:table-cell office:value-type="float" office:value="0.60920332482981299" table:style-name="ce1">
            <text:p>0,609203325</text:p>
          </table:table-cell>
          <table:table-cell office:value-type="float" office:value="-0.72687460223298195" table:style-name="ce1">
            <text:p>-0,726874602</text:p>
          </table:table-cell>
          <table:table-cell office:value-type="float" office:value="0.50560844284808404" table:style-name="ce1">
            <text:p>0,50560844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.3208288513690798" table:style-name="ce1">
            <text:p>4,320828851</text:p>
          </table:table-cell>
          <table:table-cell office:value-type="float" office:value="0.58035073373044099" table:style-name="ce1">
            <text:p>0,580350734</text:p>
          </table:table-cell>
          <table:table-cell office:value-type="float" office:value="-0.86435166310234102" table:style-name="ce1">
            <text:p>-0,864351663</text:p>
          </table:table-cell>
          <table:table-cell office:value-type="float" office:value="0.43718036163037899" table:style-name="ce1">
            <text:p>0,437180362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4.0616839556355204" table:style-name="ce1">
            <text:p>4,061683956</text:p>
          </table:table-cell>
          <table:table-cell office:value-type="float" office:value="0.60948115899748201" table:style-name="ce1">
            <text:p>0,609481159</text:p>
          </table:table-cell>
          <table:table-cell office:value-type="float" office:value="-0.75263263397669" table:style-name="ce1">
            <text:p>-0,752632634</text:p>
          </table:table-cell>
          <table:table-cell office:value-type="float" office:value="0.496483363875451" table:style-name="ce1">
            <text:p>0,49648336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.2843406379741404" table:style-name="ce1">
            <text:p>4,284340638</text:p>
          </table:table-cell>
          <table:table-cell office:value-type="float" office:value="0.58744485116613598" table:style-name="ce1">
            <text:p>0,587444851</text:p>
          </table:table-cell>
          <table:table-cell office:value-type="float" office:value="-0.81167132352651605" table:style-name="ce1">
            <text:p>-0,811671324</text:p>
          </table:table-cell>
          <table:table-cell office:value-type="float" office:value="0.45704745754251802" table:style-name="ce1">
            <text:p>0,457047458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4.2989912484121904" table:style-name="ce1">
            <text:p>4,298991248</text:p>
          </table:table-cell>
          <table:table-cell office:value-type="float" office:value="0.59123950080762" table:style-name="ce1">
            <text:p>0,591239501</text:p>
          </table:table-cell>
          <table:table-cell office:value-type="float" office:value="-0.82813867205241098" table:style-name="ce1">
            <text:p>-0,828138672</text:p>
          </table:table-cell>
          <table:table-cell office:value-type="float" office:value="0.45490746259512799" table:style-name="ce1">
            <text:p>0,45490746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.1012401660534898" table:style-name="ce1">
            <text:p>4,101240166</text:p>
          </table:table-cell>
          <table:table-cell office:value-type="float" office:value="0.60145739411965704" table:style-name="ce1">
            <text:p>0,601457394</text:p>
          </table:table-cell>
          <table:table-cell office:value-type="float" office:value="-0.75198943470676105" table:style-name="ce1">
            <text:p>-0,751989435</text:p>
          </table:table-cell>
          <table:table-cell office:value-type="float" office:value="0.48822468844998301" table:style-name="ce1">
            <text:p>0,488224688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4.0394159772673301" table:style-name="ce1">
            <text:p>4,039415977</text:p>
          </table:table-cell>
          <table:table-cell office:value-type="float" office:value="0.59480679525493496" table:style-name="ce1">
            <text:p>0,594806795</text:p>
          </table:table-cell>
          <table:table-cell office:value-type="float" office:value="-0.79748729011052299" table:style-name="ce1">
            <text:p>-0,79748729</text:p>
          </table:table-cell>
          <table:table-cell office:value-type="float" office:value="0.47386129615656303" table:style-name="ce1">
            <text:p>0,47386129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.4089574805323704" table:style-name="ce1">
            <text:p>4,408957481</text:p>
          </table:table-cell>
          <table:table-cell office:value-type="float" office:value="0.57102714004305899" table:style-name="ce1">
            <text:p>0,57102714</text:p>
          </table:table-cell>
          <table:table-cell office:value-type="float" office:value="-0.89033052013056002" table:style-name="ce1">
            <text:p>-0,89033052</text:p>
          </table:table-cell>
          <table:table-cell office:value-type="float" office:value="0.41949734271815597" table:style-name="ce1">
            <text:p>0,419497343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4.4685503745766102" table:style-name="ce1">
            <text:p>4,468550375</text:p>
          </table:table-cell>
          <table:table-cell office:value-type="float" office:value="0.56840726049927803" table:style-name="ce1">
            <text:p>0,56840726</text:p>
          </table:table-cell>
          <table:table-cell office:value-type="float" office:value="-0.91144939797381996" table:style-name="ce1">
            <text:p>-0,911449398</text:p>
          </table:table-cell>
          <table:table-cell office:value-type="float" office:value="0.40867715537140598" table:style-name="ce1">
            <text:p>0,40867715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.3759071503584703" table:style-name="ce1">
            <text:p>4,37590715</text:p>
          </table:table-cell>
          <table:table-cell office:value-type="float" office:value="0.57430092048771497" table:style-name="ce1">
            <text:p>0,57430092</text:p>
          </table:table-cell>
          <table:table-cell office:value-type="float" office:value="-0.86162349105598102" table:style-name="ce1">
            <text:p>-0,861623491</text:p>
          </table:table-cell>
          <table:table-cell office:value-type="float" office:value="0.43926215932110402" table:style-name="ce1">
            <text:p>0,439262159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4.0886942076409101" table:style-name="ce1">
            <text:p>4,088694208</text:p>
          </table:table-cell>
          <table:table-cell office:value-type="float" office:value="0.60540605035290895" table:style-name="ce1">
            <text:p>0,60540605</text:p>
          </table:table-cell>
          <table:table-cell office:value-type="float" office:value="-0.76576586435275695" table:style-name="ce1">
            <text:p>-0,765765864</text:p>
          </table:table-cell>
          <table:table-cell office:value-type="float" office:value="0.48842053995616402" table:style-name="ce1">
            <text:p>0,4884205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.2925942722162898" table:style-name="ce1">
            <text:p>4,292594272</text:p>
          </table:table-cell>
          <table:table-cell office:value-type="float" office:value="0.58112065761198495" table:style-name="ce1">
            <text:p>0,581120658</text:p>
          </table:table-cell>
          <table:table-cell office:value-type="float" office:value="-0.82843764506324402" table:style-name="ce1">
            <text:p>-0,828437645</text:p>
          </table:table-cell>
          <table:table-cell office:value-type="float" office:value="0.44981418773617499" table:style-name="ce1">
            <text:p>0,449814188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4.5433158473540001" table:style-name="ce1">
            <text:p>4,543315847</text:p>
          </table:table-cell>
          <table:table-cell office:value-type="float" office:value="0.56783225605051801" table:style-name="ce1">
            <text:p>0,567832256</text:p>
          </table:table-cell>
          <table:table-cell office:value-type="float" office:value="-0.91264179166188297" table:style-name="ce1">
            <text:p>-0,912641792</text:p>
          </table:table-cell>
          <table:table-cell office:value-type="float" office:value="0.39758343643258698" table:style-name="ce1">
            <text:p>0,39758343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.7837365782207399" table:style-name="ce1">
            <text:p>4,783736578</text:p>
          </table:table-cell>
          <table:table-cell office:value-type="float" office:value="0.53861782745008502" table:style-name="ce1">
            <text:p>0,538617827</text:p>
          </table:table-cell>
          <table:table-cell office:value-type="float" office:value="-0.99081277790755196" table:style-name="ce1">
            <text:p>-0,990812778</text:p>
          </table:table-cell>
          <table:table-cell office:value-type="float" office:value="0.36048329308105398" table:style-name="ce1">
            <text:p>0,360483293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4.1128191009975898" table:style-name="ce1">
            <text:p>4,112819101</text:p>
          </table:table-cell>
          <table:table-cell office:value-type="float" office:value="0.59389227649759502" table:style-name="ce1">
            <text:p>0,593892276</text:p>
          </table:table-cell>
          <table:table-cell office:value-type="float" office:value="-0.80426574222944802" table:style-name="ce1">
            <text:p>-0,804265742</text:p>
          </table:table-cell>
          <table:table-cell office:value-type="float" office:value="0.46472043297403598" table:style-name="ce1">
            <text:p>0,46472043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6314507779923302" table:style-name="ce1">
            <text:p>4,631450778</text:p>
          </table:table-cell>
          <table:table-cell office:value-type="float" office:value="0.55291299690033502" table:style-name="ce1">
            <text:p>0,552912997</text:p>
          </table:table-cell>
          <table:table-cell office:value-type="float" office:value="-0.90891184854681295" table:style-name="ce1">
            <text:p>-0,908911849</text:p>
          </table:table-cell>
          <table:table-cell office:value-type="float" office:value="0.40830630924090899" table:style-name="ce1">
            <text:p>0,408306309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4.3550122187381701" table:style-name="ce1">
            <text:p>4,355012219</text:p>
          </table:table-cell>
          <table:table-cell office:value-type="float" office:value="0.57645478288242202" table:style-name="ce1">
            <text:p>0,576454783</text:p>
          </table:table-cell>
          <table:table-cell office:value-type="float" office:value="-0.830121233424161" table:style-name="ce1">
            <text:p>-0,830121233</text:p>
          </table:table-cell>
          <table:table-cell office:value-type="float" office:value="0.45219583172149003" table:style-name="ce1">
            <text:p>0,45219583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8030019098252099" table:style-name="ce1">
            <text:p>4,80300191</text:p>
          </table:table-cell>
          <table:table-cell office:value-type="float" office:value="0.54163138417246504" table:style-name="ce1">
            <text:p>0,541631384</text:p>
          </table:table-cell>
          <table:table-cell office:value-type="float" office:value="-0.97979255207598004" table:style-name="ce1">
            <text:p>-0,979792552</text:p>
          </table:table-cell>
          <table:table-cell office:value-type="float" office:value="0.36867605189420899" table:style-name="ce1">
            <text:p>0,368676052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4.5035416139374398" table:style-name="ce1">
            <text:p>4,503541614</text:p>
          </table:table-cell>
          <table:table-cell office:value-type="float" office:value="0.55927415669527303" table:style-name="ce1">
            <text:p>0,559274157</text:p>
          </table:table-cell>
          <table:table-cell office:value-type="float" office:value="-0.91214445409129397" table:style-name="ce1">
            <text:p>-0,912144454</text:p>
          </table:table-cell>
          <table:table-cell office:value-type="float" office:value="0.406277700151643" table:style-name="ce1">
            <text:p>0,406277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4533960145564899" table:style-name="ce1">
            <text:p>4,453396015</text:p>
          </table:table-cell>
          <table:table-cell office:value-type="float" office:value="0.56416497076057504" table:style-name="ce1">
            <text:p>0,564164971</text:p>
          </table:table-cell>
          <table:table-cell office:value-type="float" office:value="-0.89692773126318603" table:style-name="ce1">
            <text:p>-0,896927731</text:p>
          </table:table-cell>
          <table:table-cell office:value-type="float" office:value="0.413008333073421" table:style-name="ce1">
            <text:p>0,413008333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4.3729938282527101" table:style-name="ce1">
            <text:p>4,372993828</text:p>
          </table:table-cell>
          <table:table-cell office:value-type="float" office:value="0.57675673978259301" table:style-name="ce1">
            <text:p>0,57675674</text:p>
          </table:table-cell>
          <table:table-cell office:value-type="float" office:value="-0.87400480145001602" table:style-name="ce1">
            <text:p>-0,874004801</text:p>
          </table:table-cell>
          <table:table-cell office:value-type="float" office:value="0.42948933917309401" table:style-name="ce1">
            <text:p>0,42948933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5200669334195203" table:style-name="ce1">
            <text:p>4,520066933</text:p>
          </table:table-cell>
          <table:table-cell office:value-type="float" office:value="0.55167442772248299" table:style-name="ce1">
            <text:p>0,551674428</text:p>
          </table:table-cell>
          <table:table-cell office:value-type="float" office:value="-0.93473014099177298" table:style-name="ce1">
            <text:p>-0,934730141</text:p>
          </table:table-cell>
          <table:table-cell office:value-type="float" office:value="0.40587266488277302" table:style-name="ce1">
            <text:p>0,405872665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4.5044810591458297" table:style-name="ce1">
            <text:p>4,504481059</text:p>
          </table:table-cell>
          <table:table-cell office:value-type="float" office:value="0.56314062902755402" table:style-name="ce1">
            <text:p>0,563140629</text:p>
          </table:table-cell>
          <table:table-cell office:value-type="float" office:value="-0.87657793576170195" table:style-name="ce1">
            <text:p>-0,876577936</text:p>
          </table:table-cell>
          <table:table-cell office:value-type="float" office:value="0.42465566907621399" table:style-name="ce1">
            <text:p>0,424655669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7942131639234002" table:style-name="ce1">
            <text:p>4,794213164</text:p>
          </table:table-cell>
          <table:table-cell office:value-type="float" office:value="0.54126471882896598" table:style-name="ce1">
            <text:p>0,541264719</text:p>
          </table:table-cell>
          <table:table-cell office:value-type="float" office:value="-0.99315005970036996" table:style-name="ce1">
            <text:p>-0,99315006</text:p>
          </table:table-cell>
          <table:table-cell office:value-type="float" office:value="0.35907572178414798" table:style-name="ce1">
            <text:p>0,359075722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4.7350940804621198" table:style-name="ce1">
            <text:p>4,73509408</text:p>
          </table:table-cell>
          <table:table-cell office:value-type="float" office:value="0.54855163037913202" table:style-name="ce1">
            <text:p>0,54855163</text:p>
          </table:table-cell>
          <table:table-cell office:value-type="float" office:value="-0.95089883466998204" table:style-name="ce1">
            <text:p>-0,950898835</text:p>
          </table:table-cell>
          <table:table-cell office:value-type="float" office:value="0.38083573950607602" table:style-name="ce1">
            <text:p>0,38083574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81807443328643" table:style-name="ce1">
            <text:p>4,818074433</text:p>
          </table:table-cell>
          <table:table-cell office:value-type="float" office:value="0.53880505084632602" table:style-name="ce1">
            <text:p>0,538805051</text:p>
          </table:table-cell>
          <table:table-cell office:value-type="float" office:value="-0.98794172511570799" table:style-name="ce1">
            <text:p>-0,987941725</text:p>
          </table:table-cell>
          <table:table-cell office:value-type="float" office:value="0.36840331834055001" table:style-name="ce1">
            <text:p>0,368403318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4.3701235565219596" table:style-name="ce1">
            <text:p>4,370123557</text:p>
          </table:table-cell>
          <table:table-cell office:value-type="float" office:value="0.56549415848865203" table:style-name="ce1">
            <text:p>0,565494158</text:p>
          </table:table-cell>
          <table:table-cell office:value-type="float" office:value="-0.87584752269646304" table:style-name="ce1">
            <text:p>-0,875847523</text:p>
          </table:table-cell>
          <table:table-cell office:value-type="float" office:value="0.42442990145249099" table:style-name="ce1">
            <text:p>0,424429901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4587017846055303" table:style-name="ce1">
            <text:p>4,458701785</text:p>
          </table:table-cell>
          <table:table-cell office:value-type="float" office:value="0.57163877831193499" table:style-name="ce1">
            <text:p>0,571638778</text:p>
          </table:table-cell>
          <table:table-cell office:value-type="float" office:value="-0.88055927574194304" table:style-name="ce1">
            <text:p>-0,880559276</text:p>
          </table:table-cell>
          <table:table-cell office:value-type="float" office:value="0.42939555930906798" table:style-name="ce1">
            <text:p>0,429395559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4.9313966566566396" table:style-name="ce1">
            <text:p>4,931396657</text:p>
          </table:table-cell>
          <table:table-cell office:value-type="float" office:value="0.52998324063305602" table:style-name="ce1">
            <text:p>0,529983241</text:p>
          </table:table-cell>
          <table:table-cell office:value-type="float" office:value="-1.0082385101593301" table:style-name="ce1">
            <text:p>-1,00823851</text:p>
          </table:table-cell>
          <table:table-cell office:value-type="float" office:value="0.35459223248619398" table:style-name="ce1">
            <text:p>0,354592232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8039956116475304" table:style-name="ce1">
            <text:p>4,803995612</text:p>
          </table:table-cell>
          <table:table-cell office:value-type="float" office:value="0.53712930775572998" table:style-name="ce1">
            <text:p>0,537129308</text:p>
          </table:table-cell>
          <table:table-cell office:value-type="float" office:value="-0.98944940028805595" table:style-name="ce1">
            <text:p>-0,9894494</text:p>
          </table:table-cell>
          <table:table-cell office:value-type="float" office:value="0.366015350435419" table:style-name="ce1">
            <text:p>0,36601535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4.65186160178928" table:style-name="ce1">
            <text:p>4,651861602</text:p>
          </table:table-cell>
          <table:table-cell office:value-type="float" office:value="0.54896173772064605" table:style-name="ce1">
            <text:p>0,548961738</text:p>
          </table:table-cell>
          <table:table-cell office:value-type="float" office:value="-0.94203424307295303" table:style-name="ce1">
            <text:p>-0,942034243</text:p>
          </table:table-cell>
          <table:table-cell office:value-type="float" office:value="0.38634271172273499" table:style-name="ce1">
            <text:p>0,386342712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8570286148354" table:style-name="ce1">
            <text:p>4,857028615</text:p>
          </table:table-cell>
          <table:table-cell office:value-type="float" office:value="0.53491057924847996" table:style-name="ce1">
            <text:p>0,534910579</text:p>
          </table:table-cell>
          <table:table-cell office:value-type="float" office:value="-0.99573469698880901" table:style-name="ce1">
            <text:p>-0,995734697</text:p>
          </table:table-cell>
          <table:table-cell office:value-type="float" office:value="0.36120755099261098" table:style-name="ce1">
            <text:p>0,361207551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4.8570845517796304" table:style-name="ce1">
            <text:p>4,857084552</text:p>
          </table:table-cell>
          <table:table-cell office:value-type="float" office:value="0.53923383081329701" table:style-name="ce1">
            <text:p>0,539233831</text:p>
          </table:table-cell>
          <table:table-cell office:value-type="float" office:value="-0.99666637075215103" table:style-name="ce1">
            <text:p>-0,996666371</text:p>
          </table:table-cell>
          <table:table-cell office:value-type="float" office:value="0.350505274702544" table:style-name="ce1">
            <text:p>0,35050527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.0673817528377096" table:style-name="ce1">
            <text:p>5,067381753</text:p>
          </table:table-cell>
          <table:table-cell office:value-type="float" office:value="0.51548064972013696" table:style-name="ce1">
            <text:p>0,51548065</text:p>
          </table:table-cell>
          <table:table-cell office:value-type="float" office:value="-1.0638481281905201" table:style-name="ce1">
            <text:p>-1,063848128</text:p>
          </table:table-cell>
          <table:table-cell office:value-type="float" office:value="0.33299302935296299" table:style-name="ce1">
            <text:p>0,332993029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4.6257787901145502" table:style-name="ce1">
            <text:p>4,62577879</text:p>
          </table:table-cell>
          <table:table-cell office:value-type="float" office:value="0.54855829256215005" table:style-name="ce1">
            <text:p>0,548558293</text:p>
          </table:table-cell>
          <table:table-cell office:value-type="float" office:value="-0.96109058983294404" table:style-name="ce1">
            <text:p>-0,96109059</text:p>
          </table:table-cell>
          <table:table-cell office:value-type="float" office:value="0.379820716871619" table:style-name="ce1">
            <text:p>0,379820717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7771051979959598" table:style-name="ce1">
            <text:p>4,777105198</text:p>
          </table:table-cell>
          <table:table-cell office:value-type="float" office:value="0.54322901532479695" table:style-name="ce1">
            <text:p>0,543229015</text:p>
          </table:table-cell>
          <table:table-cell office:value-type="float" office:value="-0.98287248259494997" table:style-name="ce1">
            <text:p>-0,982872483</text:p>
          </table:table-cell>
          <table:table-cell office:value-type="float" office:value="0.36597482329211301" table:style-name="ce1">
            <text:p>0,365974823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4.8979782201118898" table:style-name="ce1">
            <text:p>4,89797822</text:p>
          </table:table-cell>
          <table:table-cell office:value-type="float" office:value="0.53167683500801399" table:style-name="ce1">
            <text:p>0,531676835</text:p>
          </table:table-cell>
          <table:table-cell office:value-type="float" office:value="-1.0185651651235399" table:style-name="ce1">
            <text:p>-1,018565165</text:p>
          </table:table-cell>
          <table:table-cell office:value-type="float" office:value="0.34742615917317199" table:style-name="ce1">
            <text:p>0,347426159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.15795448590971" table:style-name="ce1">
            <text:p>5,157954486</text:p>
          </table:table-cell>
          <table:table-cell office:value-type="float" office:value="0.50736154572479797" table:style-name="ce1">
            <text:p>0,507361546</text:p>
          </table:table-cell>
          <table:table-cell office:value-type="float" office:value="-1.09028719133371" table:style-name="ce1">
            <text:p>-1,090287191</text:p>
          </table:table-cell>
          <table:table-cell office:value-type="float" office:value="0.31432460642680199" table:style-name="ce1">
            <text:p>0,314324606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4.9764406431447403" table:style-name="ce1">
            <text:p>4,976440643</text:p>
          </table:table-cell>
          <table:table-cell office:value-type="float" office:value="0.52292408457345996" table:style-name="ce1">
            <text:p>0,522924085</text:p>
          </table:table-cell>
          <table:table-cell office:value-type="float" office:value="-1.0409161411869099" table:style-name="ce1">
            <text:p>-1,040916141</text:p>
          </table:table-cell>
          <table:table-cell office:value-type="float" office:value="0.34477995199531403" table:style-name="ce1">
            <text:p>0,344779952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5.1449538741580501" table:style-name="ce1">
            <text:p>5,144953874</text:p>
          </table:table-cell>
          <table:table-cell office:value-type="float" office:value="0.51285633051926005" table:style-name="ce1">
            <text:p>0,512856331</text:p>
          </table:table-cell>
          <table:table-cell office:value-type="float" office:value="-1.0780268722273201" table:style-name="ce1">
            <text:p>-1,078026872</text:p>
          </table:table-cell>
          <table:table-cell office:value-type="float" office:value="0.30912470418747801" table:style-name="ce1">
            <text:p>0,309124704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4.9750114797722098" table:style-name="ce1">
            <text:p>4,97501148</text:p>
          </table:table-cell>
          <table:table-cell office:value-type="float" office:value="0.52460989502607402" table:style-name="ce1">
            <text:p>0,524609895</text:p>
          </table:table-cell>
          <table:table-cell office:value-type="float" office:value="-1.0406909018095001" table:style-name="ce1">
            <text:p>-1,040690902</text:p>
          </table:table-cell>
          <table:table-cell office:value-type="float" office:value="0.33625165418083702" table:style-name="ce1">
            <text:p>0,336251654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.0159721174035399" table:style-name="ce1">
            <text:p>5,015972117</text:p>
          </table:table-cell>
          <table:table-cell office:value-type="float" office:value="0.51656723048623299" table:style-name="ce1">
            <text:p>0,51656723</text:p>
          </table:table-cell>
          <table:table-cell office:value-type="float" office:value="-1.0601635254119799" table:style-name="ce1">
            <text:p>-1,060163525</text:p>
          </table:table-cell>
          <table:table-cell office:value-type="float" office:value="0.33785368014831701" table:style-name="ce1">
            <text:p>0,33785368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4.9948117426704304" table:style-name="ce1">
            <text:p>4,994811743</text:p>
          </table:table-cell>
          <table:table-cell office:value-type="float" office:value="0.52340602736472397" table:style-name="ce1">
            <text:p>0,523406027</text:p>
          </table:table-cell>
          <table:table-cell office:value-type="float" office:value="-1.0504598256834099" table:style-name="ce1">
            <text:p>-1,050459826</text:p>
          </table:table-cell>
          <table:table-cell office:value-type="float" office:value="0.333647642439384" table:style-name="ce1">
            <text:p>0,333647642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9734916663633504" table:style-name="ce1">
            <text:p>4,973491666</text:p>
          </table:table-cell>
          <table:table-cell office:value-type="float" office:value="0.52616709784447502" table:style-name="ce1">
            <text:p>0,526167098</text:p>
          </table:table-cell>
          <table:table-cell office:value-type="float" office:value="-1.04568028235669" table:style-name="ce1">
            <text:p>-1,045680282</text:p>
          </table:table-cell>
          <table:table-cell office:value-type="float" office:value="0.33798889039882901" table:style-name="ce1">
            <text:p>0,33798889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5.1162766175375802" table:style-name="ce1">
            <text:p>5,116276618</text:p>
          </table:table-cell>
          <table:table-cell office:value-type="float" office:value="0.51228676167090503" table:style-name="ce1">
            <text:p>0,512286762</text:p>
          </table:table-cell>
          <table:table-cell office:value-type="float" office:value="-1.0623581613188999" table:style-name="ce1">
            <text:p>-1,062358161</text:p>
          </table:table-cell>
          <table:table-cell office:value-type="float" office:value="0.33014936750120399" table:style-name="ce1">
            <text:p>0,330149368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8359065138695998" table:style-name="ce1">
            <text:p>4,835906514</text:p>
          </table:table-cell>
          <table:table-cell office:value-type="float" office:value="0.53324898241349805" table:style-name="ce1">
            <text:p>0,533248982</text:p>
          </table:table-cell>
          <table:table-cell office:value-type="float" office:value="-1.0091362372644299" table:style-name="ce1">
            <text:p>-1,009136237</text:p>
          </table:table-cell>
          <table:table-cell office:value-type="float" office:value="0.35765129864479001" table:style-name="ce1">
            <text:p>0,357651299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4.8548183325788301" table:style-name="ce1">
            <text:p>4,854818333</text:p>
          </table:table-cell>
          <table:table-cell office:value-type="float" office:value="0.52914206190484903" table:style-name="ce1">
            <text:p>0,529142062</text:p>
          </table:table-cell>
          <table:table-cell office:value-type="float" office:value="-1.0222157940863501" table:style-name="ce1">
            <text:p>-1,022215794</text:p>
          </table:table-cell>
          <table:table-cell office:value-type="float" office:value="0.35538052782380303" table:style-name="ce1">
            <text:p>0,355380528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.0948255455610996" table:style-name="ce1">
            <text:p>5,094825546</text:p>
          </table:table-cell>
          <table:table-cell office:value-type="float" office:value="0.517585985813108" table:style-name="ce1">
            <text:p>0,517585986</text:p>
          </table:table-cell>
          <table:table-cell office:value-type="float" office:value="-1.0448209733756399" table:style-name="ce1">
            <text:p>-1,044820973</text:p>
          </table:table-cell>
          <table:table-cell office:value-type="float" office:value="0.33501433528520502" table:style-name="ce1">
            <text:p>0,335014335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5.3580506459575403" table:style-name="ce1">
            <text:p>5,358050646</text:p>
          </table:table-cell>
          <table:table-cell office:value-type="float" office:value="0.493257963989364" table:style-name="ce1">
            <text:p>0,493257964</text:p>
          </table:table-cell>
          <table:table-cell office:value-type="float" office:value="-1.1544708313650001" table:style-name="ce1">
            <text:p>-1,154470831</text:p>
          </table:table-cell>
          <table:table-cell office:value-type="float" office:value="0.28822857281076503" table:style-name="ce1">
            <text:p>0,288228573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0536543068628497" table:style-name="ce1">
            <text:p>5,053654307</text:p>
          </table:table-cell>
          <table:table-cell office:value-type="float" office:value="0.51829830779251795" table:style-name="ce1">
            <text:p>0,518298308</text:p>
          </table:table-cell>
          <table:table-cell office:value-type="float" office:value="-1.04634755943535" table:style-name="ce1">
            <text:p>-1,046347559</text:p>
          </table:table-cell>
          <table:table-cell office:value-type="float" office:value="0.33792875339973899" table:style-name="ce1">
            <text:p>0,337928753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5.2243326162955501" table:style-name="ce1">
            <text:p>5,224332616</text:p>
          </table:table-cell>
          <table:table-cell office:value-type="float" office:value="0.50200632524382904" table:style-name="ce1">
            <text:p>0,502006325</text:p>
          </table:table-cell>
          <table:table-cell office:value-type="float" office:value="-1.1070285262569399" table:style-name="ce1">
            <text:p>-1,107028526</text:p>
          </table:table-cell>
          <table:table-cell office:value-type="float" office:value="0.30349837494154702" table:style-name="ce1">
            <text:p>0,303498375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1816316497725099" table:style-name="ce1">
            <text:p>5,18163165</text:p>
          </table:table-cell>
          <table:table-cell office:value-type="float" office:value="0.50374489070667805" table:style-name="ce1">
            <text:p>0,503744891</text:p>
          </table:table-cell>
          <table:table-cell office:value-type="float" office:value="-1.1136628980057" table:style-name="ce1">
            <text:p>-1,113662898</text:p>
          </table:table-cell>
          <table:table-cell office:value-type="float" office:value="0.31301391881297402" table:style-name="ce1">
            <text:p>0,313013919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5.4054122079301301" table:style-name="ce1">
            <text:p>5,405412208</text:p>
          </table:table-cell>
          <table:table-cell office:value-type="float" office:value="0.49130371386788502" table:style-name="ce1">
            <text:p>0,491303714</text:p>
          </table:table-cell>
          <table:table-cell office:value-type="float" office:value="-1.1437948251713499" table:style-name="ce1">
            <text:p>-1,143794825</text:p>
          </table:table-cell>
          <table:table-cell office:value-type="float" office:value="0.28884716186103299" table:style-name="ce1">
            <text:p>0,288847162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.1065676211802202" table:style-name="ce1">
            <text:p>5,106567621</text:p>
          </table:table-cell>
          <table:table-cell office:value-type="float" office:value="0.51553725043733001" table:style-name="ce1">
            <text:p>0,51553725</text:p>
          </table:table-cell>
          <table:table-cell office:value-type="float" office:value="-1.0522498057465799" table:style-name="ce1">
            <text:p>-1,052249806</text:p>
          </table:table-cell>
          <table:table-cell office:value-type="float" office:value="0.33501612345155601" table:style-name="ce1">
            <text:p>0,335016123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5.0847408631315396" table:style-name="ce1">
            <text:p>5,084740863</text:p>
          </table:table-cell>
          <table:table-cell office:value-type="float" office:value="0.51266734122479496" table:style-name="ce1">
            <text:p>0,512667341</text:p>
          </table:table-cell>
          <table:table-cell office:value-type="float" office:value="-1.07097692051988" table:style-name="ce1">
            <text:p>-1,070976921</text:p>
          </table:table-cell>
          <table:table-cell office:value-type="float" office:value="0.32833704631837901" table:style-name="ce1">
            <text:p>0,328337046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.2346621242527602" table:style-name="ce1">
            <text:p>5,234662124</text:p>
          </table:table-cell>
          <table:table-cell office:value-type="float" office:value="0.50151783637208502" table:style-name="ce1">
            <text:p>0,501517836</text:p>
          </table:table-cell>
          <table:table-cell office:value-type="float" office:value="-1.1219137633627101" table:style-name="ce1">
            <text:p>-1,121913763</text:p>
          </table:table-cell>
          <table:table-cell office:value-type="float" office:value="0.30402026898211298" table:style-name="ce1">
            <text:p>0,304020269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5.4309069778978198" table:style-name="ce1">
            <text:p>5,430906978</text:p>
          </table:table-cell>
          <table:table-cell office:value-type="float" office:value="0.487065354029944" table:style-name="ce1">
            <text:p>0,487065354</text:p>
          </table:table-cell>
          <table:table-cell office:value-type="float" office:value="-1.1645413081013101" table:style-name="ce1">
            <text:p>-1,164541308</text:p>
          </table:table-cell>
          <table:table-cell office:value-type="float" office:value="0.28520053643589199" table:style-name="ce1">
            <text:p>0,285200536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.1379911217956904" table:style-name="ce1">
            <text:p>5,137991122</text:p>
          </table:table-cell>
          <table:table-cell office:value-type="float" office:value="0.50838905186476302" table:style-name="ce1">
            <text:p>0,508389052</text:p>
          </table:table-cell>
          <table:table-cell office:value-type="float" office:value="-1.1152554899853" table:style-name="ce1">
            <text:p>-1,11525549</text:p>
          </table:table-cell>
          <table:table-cell office:value-type="float" office:value="0.30422033180399399" table:style-name="ce1">
            <text:p>0,304220332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5.1264095171818598" table:style-name="ce1">
            <text:p>5,126409517</text:p>
          </table:table-cell>
          <table:table-cell office:value-type="float" office:value="0.51130224974048999" table:style-name="ce1">
            <text:p>0,51130225</text:p>
          </table:table-cell>
          <table:table-cell office:value-type="float" office:value="-1.0800060821481501" table:style-name="ce1">
            <text:p>-1,080006082</text:p>
          </table:table-cell>
          <table:table-cell office:value-type="float" office:value="0.318686746265681" table:style-name="ce1">
            <text:p>0,318686746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1594557479481802" table:style-name="ce1">
            <text:p>5,159455748</text:p>
          </table:table-cell>
          <table:table-cell office:value-type="float" office:value="0.50585624626924797" table:style-name="ce1">
            <text:p>0,505856246</text:p>
          </table:table-cell>
          <table:table-cell office:value-type="float" office:value="-1.1108225457779299" table:style-name="ce1">
            <text:p>-1,110822546</text:p>
          </table:table-cell>
          <table:table-cell office:value-type="float" office:value="0.30905567737454298" table:style-name="ce1">
            <text:p>0,309055677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5.5728335829551696" table:style-name="ce1">
            <text:p>5,572833583</text:p>
          </table:table-cell>
          <table:table-cell office:value-type="float" office:value="0.47805084570679701" table:style-name="ce1">
            <text:p>0,478050846</text:p>
          </table:table-cell>
          <table:table-cell office:value-type="float" office:value="-1.2160805349617101" table:style-name="ce1">
            <text:p>-1,216080535</text:p>
          </table:table-cell>
          <table:table-cell office:value-type="float" office:value="0.25826820478770901" table:style-name="ce1">
            <text:p>0,258268205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.65534737385524" table:style-name="ce1">
            <text:p>5,655347374</text:p>
          </table:table-cell>
          <table:table-cell office:value-type="float" office:value="0.469700155759395" table:style-name="ce1">
            <text:p>0,469700156</text:p>
          </table:table-cell>
          <table:table-cell office:value-type="float" office:value="-1.2647719907913499" table:style-name="ce1">
            <text:p>-1,264771991</text:p>
          </table:table-cell>
          <table:table-cell office:value-type="float" office:value="0.24439196920098499" table:style-name="ce1">
            <text:p>0,244391969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5.4426715988301702" table:style-name="ce1">
            <text:p>5,442671599</text:p>
          </table:table-cell>
          <table:table-cell office:value-type="float" office:value="0.48759391610532499" table:style-name="ce1">
            <text:p>0,487593916</text:p>
          </table:table-cell>
          <table:table-cell office:value-type="float" office:value="-1.1673319222012499" table:style-name="ce1">
            <text:p>-1,167331922</text:p>
          </table:table-cell>
          <table:table-cell office:value-type="float" office:value="0.27843287354259599" table:style-name="ce1">
            <text:p>0,278432874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.4897954826513198" table:style-name="ce1">
            <text:p>5,489795483</text:p>
          </table:table-cell>
          <table:table-cell office:value-type="float" office:value="0.48247136036394001" table:style-name="ce1">
            <text:p>0,48247136</text:p>
          </table:table-cell>
          <table:table-cell office:value-type="float" office:value="-1.20083674894944" table:style-name="ce1">
            <text:p>-1,200836749</text:p>
          </table:table-cell>
          <table:table-cell office:value-type="float" office:value="0.26837481662831197" table:style-name="ce1">
            <text:p>0,268374817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5.3087440647239204" table:style-name="ce1">
            <text:p>5,308744065</text:p>
          </table:table-cell>
          <table:table-cell office:value-type="float" office:value="0.49855300057871699" table:style-name="ce1">
            <text:p>0,498553001</text:p>
          </table:table-cell>
          <table:table-cell office:value-type="float" office:value="-1.1487646244579699" table:style-name="ce1">
            <text:p>-1,148764624</text:p>
          </table:table-cell>
          <table:table-cell office:value-type="float" office:value="0.28860083296961903" table:style-name="ce1">
            <text:p>0,288600833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4904788312342703" table:style-name="ce1">
            <text:p>5,490478831</text:p>
          </table:table-cell>
          <table:table-cell office:value-type="float" office:value="0.483904263357606" table:style-name="ce1">
            <text:p>0,483904263</text:p>
          </table:table-cell>
          <table:table-cell office:value-type="float" office:value="-1.19254365156153" table:style-name="ce1">
            <text:p>-1,192543652</text:p>
          </table:table-cell>
          <table:table-cell office:value-type="float" office:value="0.27004789435559701" table:style-name="ce1">
            <text:p>0,270047894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5.2780761387605803" table:style-name="ce1">
            <text:p>5,278076139</text:p>
          </table:table-cell>
          <table:table-cell office:value-type="float" office:value="0.50003688659083201" table:style-name="ce1">
            <text:p>0,500036887</text:p>
          </table:table-cell>
          <table:table-cell office:value-type="float" office:value="-1.12528531203384" table:style-name="ce1">
            <text:p>-1,125285312</text:p>
          </table:table-cell>
          <table:table-cell office:value-type="float" office:value="0.29623638965601701" table:style-name="ce1">
            <text:p>0,2962363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.4567986896130396" table:style-name="ce1">
            <text:p>5,45679869</text:p>
          </table:table-cell>
          <table:table-cell office:value-type="float" office:value="0.48056631761962099" table:style-name="ce1">
            <text:p>0,480566318</text:p>
          </table:table-cell>
          <table:table-cell office:value-type="float" office:value="-1.20908424161865" table:style-name="ce1">
            <text:p>-1,209084242</text:p>
          </table:table-cell>
          <table:table-cell office:value-type="float" office:value="0.26074609124972498" table:style-name="ce1">
            <text:p>0,260746091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5.5570507339825896" table:style-name="ce1">
            <text:p>5,557050734</text:p>
          </table:table-cell>
          <table:table-cell office:value-type="float" office:value="0.47853983900373298" table:style-name="ce1">
            <text:p>0,478539839</text:p>
          </table:table-cell>
          <table:table-cell office:value-type="float" office:value="-1.21382081314455" table:style-name="ce1">
            <text:p>-1,213820813</text:p>
          </table:table-cell>
          <table:table-cell office:value-type="float" office:value="0.25882748817287199" table:style-name="ce1">
            <text:p>0,25882748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3898193412235997" table:style-name="ce1">
            <text:p>5,389819341</text:p>
          </table:table-cell>
          <table:table-cell office:value-type="float" office:value="0.49390521050255798" table:style-name="ce1">
            <text:p>0,493905211</text:p>
          </table:table-cell>
          <table:table-cell office:value-type="float" office:value="-1.1590473526762799" table:style-name="ce1">
            <text:p>-1,159047353</text:p>
          </table:table-cell>
          <table:table-cell office:value-type="float" office:value="0.28034454225238598" table:style-name="ce1">
            <text:p>0,280344542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5.3986370578086298" table:style-name="ce1">
            <text:p>5,398637058</text:p>
          </table:table-cell>
          <table:table-cell office:value-type="float" office:value="0.48624834121346999" table:style-name="ce1">
            <text:p>0,486248341</text:p>
          </table:table-cell>
          <table:table-cell office:value-type="float" office:value="-1.19231486472707" table:style-name="ce1">
            <text:p>-1,192314865</text:p>
          </table:table-cell>
          <table:table-cell office:value-type="float" office:value="0.275524064836764" table:style-name="ce1">
            <text:p>0,27552406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.3369014854468402" table:style-name="ce1">
            <text:p>5,336901485</text:p>
          </table:table-cell>
          <table:table-cell office:value-type="float" office:value="0.48964259672336902" table:style-name="ce1">
            <text:p>0,489642597</text:p>
          </table:table-cell>
          <table:table-cell office:value-type="float" office:value="-1.16274582897852" table:style-name="ce1">
            <text:p>-1,162745829</text:p>
          </table:table-cell>
          <table:table-cell office:value-type="float" office:value="0.29144082168887497" table:style-name="ce1">
            <text:p>0,291440822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5.54316479882345" table:style-name="ce1">
            <text:p>5,543164799</text:p>
          </table:table-cell>
          <table:table-cell office:value-type="float" office:value="0.47717784499682397" table:style-name="ce1">
            <text:p>0,477177845</text:p>
          </table:table-cell>
          <table:table-cell office:value-type="float" office:value="-1.2154817933797699" table:style-name="ce1">
            <text:p>-1,215481793</text:p>
          </table:table-cell>
          <table:table-cell office:value-type="float" office:value="0.26108289351337899" table:style-name="ce1">
            <text:p>0,261082894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.68977244181273" table:style-name="ce1">
            <text:p>5,689772442</text:p>
          </table:table-cell>
          <table:table-cell office:value-type="float" office:value="0.466326262569424" table:style-name="ce1">
            <text:p>0,466326263</text:p>
          </table:table-cell>
          <table:table-cell office:value-type="float" office:value="-1.2521827844839599" table:style-name="ce1">
            <text:p>-1,252182784</text:p>
          </table:table-cell>
          <table:table-cell office:value-type="float" office:value="0.25547833701212902" table:style-name="ce1">
            <text:p>0,255478337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5.2247104774203397" table:style-name="ce1">
            <text:p>5,224710477</text:p>
          </table:table-cell>
          <table:table-cell office:value-type="float" office:value="0.50154420417520695" table:style-name="ce1">
            <text:p>0,501544204</text:p>
          </table:table-cell>
          <table:table-cell office:value-type="float" office:value="-1.1419592152071301" table:style-name="ce1">
            <text:p>-1,141959215</text:p>
          </table:table-cell>
          <table:table-cell office:value-type="float" office:value="0.29624271369771499" table:style-name="ce1">
            <text:p>0,296242714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5358782053337396" table:style-name="ce1">
            <text:p>5,535878205</text:p>
          </table:table-cell>
          <table:table-cell office:value-type="float" office:value="0.47802609023453402" table:style-name="ce1">
            <text:p>0,47802609</text:p>
          </table:table-cell>
          <table:table-cell office:value-type="float" office:value="-1.23536585374626" table:style-name="ce1">
            <text:p>-1,235365854</text:p>
          </table:table-cell>
          <table:table-cell office:value-type="float" office:value="0.25649414493141998" table:style-name="ce1">
            <text:p>0,256494145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5.5553842361111903" table:style-name="ce1">
            <text:p>5,555384236</text:p>
          </table:table-cell>
          <table:table-cell office:value-type="float" office:value="0.47653788830822302" table:style-name="ce1">
            <text:p>0,476537888</text:p>
          </table:table-cell>
          <table:table-cell office:value-type="float" office:value="-1.24297018361644" table:style-name="ce1">
            <text:p>-1,242970184</text:p>
          </table:table-cell>
          <table:table-cell office:value-type="float" office:value="0.255768462902421" table:style-name="ce1">
            <text:p>0,255768463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.3819476181196801" table:style-name="ce1">
            <text:p>5,381947618</text:p>
          </table:table-cell>
          <table:table-cell office:value-type="float" office:value="0.484642394265139" table:style-name="ce1">
            <text:p>0,484642394</text:p>
          </table:table-cell>
          <table:table-cell office:value-type="float" office:value="-1.1974164845809501" table:style-name="ce1">
            <text:p>-1,197416485</text:p>
          </table:table-cell>
          <table:table-cell office:value-type="float" office:value="0.27587483191659901" table:style-name="ce1">
            <text:p>0,275874832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5.4900206986130096" table:style-name="ce1">
            <text:p>5,490020699</text:p>
          </table:table-cell>
          <table:table-cell office:value-type="float" office:value="0.481435147206978" table:style-name="ce1">
            <text:p>0,481435147</text:p>
          </table:table-cell>
          <table:table-cell office:value-type="float" office:value="-1.2068033046156099" table:style-name="ce1">
            <text:p>-1,206803305</text:p>
          </table:table-cell>
          <table:table-cell office:value-type="float" office:value="0.26786184504534399" table:style-name="ce1">
            <text:p>0,26786184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.56797746893686" table:style-name="ce1">
            <text:p>5,567977469</text:p>
          </table:table-cell>
          <table:table-cell office:value-type="float" office:value="0.47301058048549299" table:style-name="ce1">
            <text:p>0,47301058</text:p>
          </table:table-cell>
          <table:table-cell office:value-type="float" office:value="-1.24050823949774" table:style-name="ce1">
            <text:p>-1,240508239</text:p>
          </table:table-cell>
          <table:table-cell office:value-type="float" office:value="0.25759174168937599" table:style-name="ce1">
            <text:p>0,257591742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5.5725861328467898" table:style-name="ce1">
            <text:p>5,572586133</text:p>
          </table:table-cell>
          <table:table-cell office:value-type="float" office:value="0.47462861108011001" table:style-name="ce1">
            <text:p>0,474628611</text:p>
          </table:table-cell>
          <table:table-cell office:value-type="float" office:value="-1.2366395683270599" table:style-name="ce1">
            <text:p>-1,236639568</text:p>
          </table:table-cell>
          <table:table-cell office:value-type="float" office:value="0.26059896593402598" table:style-name="ce1">
            <text:p>0,260598966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6473842121428204" table:style-name="ce1">
            <text:p>5,647384212</text:p>
          </table:table-cell>
          <table:table-cell office:value-type="float" office:value="0.47085558403113498" table:style-name="ce1">
            <text:p>0,470855584</text:p>
          </table:table-cell>
          <table:table-cell office:value-type="float" office:value="-1.2627195258289601" table:style-name="ce1">
            <text:p>-1,262719526</text:p>
          </table:table-cell>
          <table:table-cell office:value-type="float" office:value="0.239931580921908" table:style-name="ce1">
            <text:p>0,239931581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5.7030637596996696" table:style-name="ce1">
            <text:p>5,70306376</text:p>
          </table:table-cell>
          <table:table-cell office:value-type="float" office:value="0.46443371043072701" table:style-name="ce1">
            <text:p>0,46443371</text:p>
          </table:table-cell>
          <table:table-cell office:value-type="float" office:value="-1.2814050738942899" table:style-name="ce1">
            <text:p>-1,281405074</text:p>
          </table:table-cell>
          <table:table-cell office:value-type="float" office:value="0.243675524614655" table:style-name="ce1">
            <text:p>0,243675525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.7122301277005398" table:style-name="ce1">
            <text:p>5,712230128</text:p>
          </table:table-cell>
          <table:table-cell office:value-type="float" office:value="0.46399234854434301" table:style-name="ce1">
            <text:p>0,463992349</text:p>
          </table:table-cell>
          <table:table-cell office:value-type="float" office:value="-1.29349916834991" table:style-name="ce1">
            <text:p>-1,293499168</text:p>
          </table:table-cell>
          <table:table-cell office:value-type="float" office:value="0.237098185545768" table:style-name="ce1">
            <text:p>0,237098186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5.5699783273018397" table:style-name="ce1">
            <text:p>5,569978327</text:p>
          </table:table-cell>
          <table:table-cell office:value-type="float" office:value="0.47435140239603502" table:style-name="ce1">
            <text:p>0,474351402</text:p>
          </table:table-cell>
          <table:table-cell office:value-type="float" office:value="-1.2416177543700599" table:style-name="ce1">
            <text:p>-1,241617754</text:p>
          </table:table-cell>
          <table:table-cell office:value-type="float" office:value="0.25698811114607201" table:style-name="ce1">
            <text:p>0,256988111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.6330074489468096" table:style-name="ce1">
            <text:p>5,633007449</text:p>
          </table:table-cell>
          <table:table-cell office:value-type="float" office:value="0.47383110133759898" table:style-name="ce1">
            <text:p>0,473831101</text:p>
          </table:table-cell>
          <table:table-cell office:value-type="float" office:value="-1.2366896240907801" table:style-name="ce1">
            <text:p>-1,236689624</text:p>
          </table:table-cell>
          <table:table-cell office:value-type="float" office:value="0.25313899329476502" table:style-name="ce1">
            <text:p>0,253138993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5.5594732673292704" table:style-name="ce1">
            <text:p>5,559473267</text:p>
          </table:table-cell>
          <table:table-cell office:value-type="float" office:value="0.47217885959289702" table:style-name="ce1">
            <text:p>0,47217886</text:p>
          </table:table-cell>
          <table:table-cell office:value-type="float" office:value="-1.25281278947735" table:style-name="ce1">
            <text:p>-1,252812789</text:p>
          </table:table-cell>
          <table:table-cell office:value-type="float" office:value="0.25101999892089599" table:style-name="ce1">
            <text:p>0,251019999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.7361731580345197" table:style-name="ce1">
            <text:p>5,736173158</text:p>
          </table:table-cell>
          <table:table-cell office:value-type="float" office:value="0.46266285165063198" table:style-name="ce1">
            <text:p>0,462662852</text:p>
          </table:table-cell>
          <table:table-cell office:value-type="float" office:value="-1.2871425208290701" table:style-name="ce1">
            <text:p>-1,287142521</text:p>
          </table:table-cell>
          <table:table-cell office:value-type="float" office:value="0.24328645493887199" table:style-name="ce1">
            <text:p>0,243286455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5.5952374634347901" table:style-name="ce1">
            <text:p>5,595237463</text:p>
          </table:table-cell>
          <table:table-cell office:value-type="float" office:value="0.472183428469588" table:style-name="ce1">
            <text:p>0,472183428</text:p>
          </table:table-cell>
          <table:table-cell office:value-type="float" office:value="-1.26070312047294" table:style-name="ce1">
            <text:p>-1,26070312</text:p>
          </table:table-cell>
          <table:table-cell office:value-type="float" office:value="0.25204891867238699" table:style-name="ce1">
            <text:p>0,252048919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.64195843561708" table:style-name="ce1">
            <text:p>5,641958436</text:p>
          </table:table-cell>
          <table:table-cell office:value-type="float" office:value="0.47140457138501202" table:style-name="ce1">
            <text:p>0,471404571</text:p>
          </table:table-cell>
          <table:table-cell office:value-type="float" office:value="-1.2576302810845501" table:style-name="ce1">
            <text:p>-1,257630281</text:p>
          </table:table-cell>
          <table:table-cell office:value-type="float" office:value="0.24943096722524399" table:style-name="ce1">
            <text:p>0,249430967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5.51198653174478" table:style-name="ce1">
            <text:p>5,511986532</text:p>
          </table:table-cell>
          <table:table-cell office:value-type="float" office:value="0.48038543619623703" table:style-name="ce1">
            <text:p>0,480385436</text:p>
          </table:table-cell>
          <table:table-cell office:value-type="float" office:value="-1.2265457482478701" table:style-name="ce1">
            <text:p>-1,226545748</text:p>
          </table:table-cell>
          <table:table-cell office:value-type="float" office:value="0.253368567032069" table:style-name="ce1">
            <text:p>0,253368567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.6631677113992698" table:style-name="ce1">
            <text:p>5,663167711</text:p>
          </table:table-cell>
          <table:table-cell office:value-type="float" office:value="0.463561872853609" table:style-name="ce1">
            <text:p>0,463561873</text:p>
          </table:table-cell>
          <table:table-cell office:value-type="float" office:value="-1.2957139565028499" table:style-name="ce1">
            <text:p>-1,295713957</text:p>
          </table:table-cell>
          <table:table-cell office:value-type="float" office:value="0.23710881804030801" table:style-name="ce1">
            <text:p>0,237108818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5.7031985891435797" table:style-name="ce1">
            <text:p>5,703198589</text:p>
          </table:table-cell>
          <table:table-cell office:value-type="float" office:value="0.463424521005048" table:style-name="ce1">
            <text:p>0,463424521</text:p>
          </table:table-cell>
          <table:table-cell office:value-type="float" office:value="-1.2964224711185499" table:style-name="ce1">
            <text:p>-1,296422471</text:p>
          </table:table-cell>
          <table:table-cell office:value-type="float" office:value="0.23683182588657001" table:style-name="ce1">
            <text:p>0,236831826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5558169935369603" table:style-name="ce1">
            <text:p>5,555816994</text:p>
          </table:table-cell>
          <table:table-cell office:value-type="float" office:value="0.47433521093108399" table:style-name="ce1">
            <text:p>0,474335211</text:p>
          </table:table-cell>
          <table:table-cell office:value-type="float" office:value="-1.2550488925840799" table:style-name="ce1">
            <text:p>-1,255048893</text:p>
          </table:table-cell>
          <table:table-cell office:value-type="float" office:value="0.253226188815598" table:style-name="ce1">
            <text:p>0,253226189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5.8539617137100102" table:style-name="ce1">
            <text:p>5,853961714</text:p>
          </table:table-cell>
          <table:table-cell office:value-type="float" office:value="0.45455040288597798" table:style-name="ce1">
            <text:p>0,454550403</text:p>
          </table:table-cell>
          <table:table-cell office:value-type="float" office:value="-1.33723854864141" table:style-name="ce1">
            <text:p>-1,337238549</text:p>
          </table:table-cell>
          <table:table-cell office:value-type="float" office:value="0.228816247124495" table:style-name="ce1">
            <text:p>0,228816247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.6336232178035504" table:style-name="ce1">
            <text:p>5,633623218</text:p>
          </table:table-cell>
          <table:table-cell office:value-type="float" office:value="0.46818801144241701" table:style-name="ce1">
            <text:p>0,468188011</text:p>
          </table:table-cell>
          <table:table-cell office:value-type="float" office:value="-1.2803090709874301" table:style-name="ce1">
            <text:p>-1,280309071</text:p>
          </table:table-cell>
          <table:table-cell office:value-type="float" office:value="0.24206606590103899" table:style-name="ce1">
            <text:p>0,242066066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5.78080678688434" table:style-name="ce1">
            <text:p>5,780806787</text:p>
          </table:table-cell>
          <table:table-cell office:value-type="float" office:value="0.45857061418088702" table:style-name="ce1">
            <text:p>0,458570614</text:p>
          </table:table-cell>
          <table:table-cell office:value-type="float" office:value="-1.31995624064087" table:style-name="ce1">
            <text:p>-1,319956241</text:p>
          </table:table-cell>
          <table:table-cell office:value-type="float" office:value="0.23007980327601099" table:style-name="ce1">
            <text:p>0,230079803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.7485242115701096" table:style-name="ce1">
            <text:p>5,748524212</text:p>
          </table:table-cell>
          <table:table-cell office:value-type="float" office:value="0.46028777532829301" table:style-name="ce1">
            <text:p>0,460287775</text:p>
          </table:table-cell>
          <table:table-cell office:value-type="float" office:value="-1.3169768532111901" table:style-name="ce1">
            <text:p>-1,316976853</text:p>
          </table:table-cell>
          <table:table-cell office:value-type="float" office:value="0.235950108890357" table:style-name="ce1">
            <text:p>0,235950109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5.6670038048223397" table:style-name="ce1">
            <text:p>5,667003805</text:p>
          </table:table-cell>
          <table:table-cell office:value-type="float" office:value="0.46434697736547798" table:style-name="ce1">
            <text:p>0,464346977</text:p>
          </table:table-cell>
          <table:table-cell office:value-type="float" office:value="-1.2934397334463299" table:style-name="ce1">
            <text:p>-1,293439733</text:p>
          </table:table-cell>
          <table:table-cell office:value-type="float" office:value="0.23712993718585801" table:style-name="ce1">
            <text:p>0,237129937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.6874799240838003" table:style-name="ce1">
            <text:p>5,687479924</text:p>
          </table:table-cell>
          <table:table-cell office:value-type="float" office:value="0.46463762650770801" table:style-name="ce1">
            <text:p>0,464637627</text:p>
          </table:table-cell>
          <table:table-cell office:value-type="float" office:value="-1.29263323300455" table:style-name="ce1">
            <text:p>-1,292633233</text:p>
          </table:table-cell>
          <table:table-cell office:value-type="float" office:value="0.235013771472112" table:style-name="ce1">
            <text:p>0,235013771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5.77385441516049" table:style-name="ce1">
            <text:p>5,773854415</text:p>
          </table:table-cell>
          <table:table-cell office:value-type="float" office:value="0.45949079245286201" table:style-name="ce1">
            <text:p>0,459490792</text:p>
          </table:table-cell>
          <table:table-cell office:value-type="float" office:value="-1.3076987332204399" table:style-name="ce1">
            <text:p>-1,307698733</text:p>
          </table:table-cell>
          <table:table-cell office:value-type="float" office:value="0.230861211569204" table:style-name="ce1">
            <text:p>0,230861212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.5991662155231898" table:style-name="ce1">
            <text:p>5,599166216</text:p>
          </table:table-cell>
          <table:table-cell office:value-type="float" office:value="0.47024113134433398" table:style-name="ce1">
            <text:p>0,470241131</text:p>
          </table:table-cell>
          <table:table-cell office:value-type="float" office:value="-1.27764911435635" table:style-name="ce1">
            <text:p>-1,277649114</text:p>
          </table:table-cell>
          <table:table-cell office:value-type="float" office:value="0.237117340974379" table:style-name="ce1">
            <text:p>0,237117341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5.6894609534372904" table:style-name="ce1">
            <text:p>5,689460953</text:p>
          </table:table-cell>
          <table:table-cell office:value-type="float" office:value="0.46216407885239402" table:style-name="ce1">
            <text:p>0,462164079</text:p>
          </table:table-cell>
          <table:table-cell office:value-type="float" office:value="-1.3130832780203201" table:style-name="ce1">
            <text:p>-1,313083278</text:p>
          </table:table-cell>
          <table:table-cell office:value-type="float" office:value="0.23490011244810199" table:style-name="ce1">
            <text:p>0,234900112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7580566750099802" table:style-name="ce1">
            <text:p>5,758056675</text:p>
          </table:table-cell>
          <table:table-cell office:value-type="float" office:value="0.46147766008699898" table:style-name="ce1">
            <text:p>0,46147766</text:p>
          </table:table-cell>
          <table:table-cell office:value-type="float" office:value="-1.31149764262642" table:style-name="ce1">
            <text:p>-1,311497643</text:p>
          </table:table-cell>
          <table:table-cell office:value-type="float" office:value="0.229082991955572" table:style-name="ce1">
            <text:p>0,229082992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5.7850242952612598" table:style-name="ce1">
            <text:p>5,785024295</text:p>
          </table:table-cell>
          <table:table-cell office:value-type="float" office:value="0.45614580881069" table:style-name="ce1">
            <text:p>0,456145809</text:p>
          </table:table-cell>
          <table:table-cell office:value-type="float" office:value="-1.3360083938762199" table:style-name="ce1">
            <text:p>-1,336008394</text:p>
          </table:table-cell>
          <table:table-cell office:value-type="float" office:value="0.22264368005162299" table:style-name="ce1">
            <text:p>0,22264368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73971403080398" table:style-name="ce1">
            <text:p>5,739714031</text:p>
          </table:table-cell>
          <table:table-cell office:value-type="float" office:value="0.45878192155370801" table:style-name="ce1">
            <text:p>0,458781922</text:p>
          </table:table-cell>
          <table:table-cell office:value-type="float" office:value="-1.3264444761846801" table:style-name="ce1">
            <text:p>-1,326444476</text:p>
          </table:table-cell>
          <table:table-cell office:value-type="float" office:value="0.232149694178865" table:style-name="ce1">
            <text:p>0,232149694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5.6710001960964602" table:style-name="ce1">
            <text:p>5,671000196</text:p>
          </table:table-cell>
          <table:table-cell office:value-type="float" office:value="0.46446839463178402" table:style-name="ce1">
            <text:p>0,464468395</text:p>
          </table:table-cell>
          <table:table-cell office:value-type="float" office:value="-1.3141224507685201" table:style-name="ce1">
            <text:p>-1,314122451</text:p>
          </table:table-cell>
          <table:table-cell office:value-type="float" office:value="0.23791855844092599" table:style-name="ce1">
            <text:p>0,237918558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75524048186979" table:style-name="ce1">
            <text:p>5,755240482</text:p>
          </table:table-cell>
          <table:table-cell office:value-type="float" office:value="0.45798172154830102" table:style-name="ce1">
            <text:p>0,457981722</text:p>
          </table:table-cell>
          <table:table-cell office:value-type="float" office:value="-1.3269695322563" table:style-name="ce1">
            <text:p>-1,326969532</text:p>
          </table:table-cell>
          <table:table-cell office:value-type="float" office:value="0.22566069298856001" table:style-name="ce1">
            <text:p>0,225660693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5.7799158120495404" table:style-name="ce1">
            <text:p>5,779915812</text:p>
          </table:table-cell>
          <table:table-cell office:value-type="float" office:value="0.45615578688630298" table:style-name="ce1">
            <text:p>0,456155787</text:p>
          </table:table-cell>
          <table:table-cell office:value-type="float" office:value="-1.34361374233703" table:style-name="ce1">
            <text:p>-1,343613742</text:p>
          </table:table-cell>
          <table:table-cell office:value-type="float" office:value="0.22107496114421099" table:style-name="ce1">
            <text:p>0,221074961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.78306083846973" table:style-name="ce1">
            <text:p>5,783060838</text:p>
          </table:table-cell>
          <table:table-cell office:value-type="float" office:value="0.45623113315950098" table:style-name="ce1">
            <text:p>0,456231133</text:p>
          </table:table-cell>
          <table:table-cell office:value-type="float" office:value="-1.3366751047110701" table:style-name="ce1">
            <text:p>-1,336675105</text:p>
          </table:table-cell>
          <table:table-cell office:value-type="float" office:value="0.22545579083827799" table:style-name="ce1">
            <text:p>0,225455791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5.7733135746260302" table:style-name="ce1">
            <text:p>5,773313575</text:p>
          </table:table-cell>
          <table:table-cell office:value-type="float" office:value="0.45729761292229398" table:style-name="ce1">
            <text:p>0,457297613</text:p>
          </table:table-cell>
          <table:table-cell office:value-type="float" office:value="-1.3423975427319501" table:style-name="ce1">
            <text:p>-1,342397543</text:p>
          </table:table-cell>
          <table:table-cell office:value-type="float" office:value="0.22403300606606399" table:style-name="ce1">
            <text:p>0,224033006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8100181049003599" table:style-name="ce1">
            <text:p>5,810018105</text:p>
          </table:table-cell>
          <table:table-cell office:value-type="float" office:value="0.45356008869966202" table:style-name="ce1">
            <text:p>0,453560089</text:p>
          </table:table-cell>
          <table:table-cell office:value-type="float" office:value="-1.3498631742695" table:style-name="ce1">
            <text:p>-1,349863174</text:p>
          </table:table-cell>
          <table:table-cell office:value-type="float" office:value="0.22556664880990199" table:style-name="ce1">
            <text:p>0,225566649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5.7165177230540403" table:style-name="ce1">
            <text:p>5,716517723</text:p>
          </table:table-cell>
          <table:table-cell office:value-type="float" office:value="0.45977991153702102" table:style-name="ce1">
            <text:p>0,459779912</text:p>
          </table:table-cell>
          <table:table-cell office:value-type="float" office:value="-1.3311366174935" table:style-name="ce1">
            <text:p>-1,331136617</text:p>
          </table:table-cell>
          <table:table-cell office:value-type="float" office:value="0.226844825103486" table:style-name="ce1">
            <text:p>0,226844825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.8049855099903596" table:style-name="ce1">
            <text:p>5,80498551</text:p>
          </table:table-cell>
          <table:table-cell office:value-type="float" office:value="0.456060385495829" table:style-name="ce1">
            <text:p>0,456060385</text:p>
          </table:table-cell>
          <table:table-cell office:value-type="float" office:value="-1.3324042125256701" table:style-name="ce1">
            <text:p>-1,332404213</text:p>
          </table:table-cell>
          <table:table-cell office:value-type="float" office:value="0.22629153163842899" table:style-name="ce1">
            <text:p>0,226291532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5.82397686419705" table:style-name="ce1">
            <text:p>5,823976864</text:p>
          </table:table-cell>
          <table:table-cell office:value-type="float" office:value="0.45309405504737299" table:style-name="ce1">
            <text:p>0,453094055</text:p>
          </table:table-cell>
          <table:table-cell office:value-type="float" office:value="-1.36913261725166" table:style-name="ce1">
            <text:p>-1,369132617</text:p>
          </table:table-cell>
          <table:table-cell office:value-type="float" office:value="0.214981019534108" table:style-name="ce1">
            <text:p>0,21498102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.8143873624653599" table:style-name="ce1">
            <text:p>5,814387362</text:p>
          </table:table-cell>
          <table:table-cell office:value-type="float" office:value="0.45463082046627701" table:style-name="ce1">
            <text:p>0,45463082</text:p>
          </table:table-cell>
          <table:table-cell office:value-type="float" office:value="-1.3545106326634899" table:style-name="ce1">
            <text:p>-1,354510633</text:p>
          </table:table-cell>
          <table:table-cell office:value-type="float" office:value="0.227706360349757" table:style-name="ce1">
            <text:p>0,22770636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5.8027403182048003" table:style-name="ce1">
            <text:p>5,802740318</text:p>
          </table:table-cell>
          <table:table-cell office:value-type="float" office:value="0.45526769083822399" table:style-name="ce1">
            <text:p>0,455267691</text:p>
          </table:table-cell>
          <table:table-cell office:value-type="float" office:value="-1.34500865759087" table:style-name="ce1">
            <text:p>-1,345008658</text:p>
          </table:table-cell>
          <table:table-cell office:value-type="float" office:value="0.230192378544501" table:style-name="ce1">
            <text:p>0,230192379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.7846046741908497" table:style-name="ce1">
            <text:p>5,784604674</text:p>
          </table:table-cell>
          <table:table-cell office:value-type="float" office:value="0.45526362827343703" table:style-name="ce1">
            <text:p>0,455263628</text:p>
          </table:table-cell>
          <table:table-cell office:value-type="float" office:value="-1.35676880144655" table:style-name="ce1">
            <text:p>-1,356768801</text:p>
          </table:table-cell>
          <table:table-cell office:value-type="float" office:value="0.21915715056481699" table:style-name="ce1">
            <text:p>0,219157151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5.8099541789060902" table:style-name="ce1">
            <text:p>5,809954179</text:p>
          </table:table-cell>
          <table:table-cell office:value-type="float" office:value="0.452920265422252" table:style-name="ce1">
            <text:p>0,452920265</text:p>
          </table:table-cell>
          <table:table-cell office:value-type="float" office:value="-1.36656900998655" table:style-name="ce1">
            <text:p>-1,36656901</text:p>
          </table:table-cell>
          <table:table-cell office:value-type="float" office:value="0.21419477101258999" table:style-name="ce1">
            <text:p>0,214194771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8275783277917101" table:style-name="ce1">
            <text:p>5,827578328</text:p>
          </table:table-cell>
          <table:table-cell office:value-type="float" office:value="0.45321416094964001" table:style-name="ce1">
            <text:p>0,453214161</text:p>
          </table:table-cell>
          <table:table-cell office:value-type="float" office:value="-1.3656941448829201" table:style-name="ce1">
            <text:p>-1,365694145</text:p>
          </table:table-cell>
          <table:table-cell office:value-type="float" office:value="0.21549685042666" table:style-name="ce1">
            <text:p>0,21549685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5.7492457923201599" table:style-name="ce1">
            <text:p>5,749245792</text:p>
          </table:table-cell>
          <table:table-cell office:value-type="float" office:value="0.45730888484753901" table:style-name="ce1">
            <text:p>0,457308885</text:p>
          </table:table-cell>
          <table:table-cell office:value-type="float" office:value="-1.3398167443340201" table:style-name="ce1">
            <text:p>-1,339816744</text:p>
          </table:table-cell>
          <table:table-cell office:value-type="float" office:value="0.223756405306925" table:style-name="ce1">
            <text:p>0,223756405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.8119684153970903" table:style-name="ce1">
            <text:p>5,811968415</text:p>
          </table:table-cell>
          <table:table-cell office:value-type="float" office:value="0.45192871438153998" table:style-name="ce1">
            <text:p>0,451928714</text:p>
          </table:table-cell>
          <table:table-cell office:value-type="float" office:value="-1.36384677430721" table:style-name="ce1">
            <text:p>-1,363846774</text:p>
          </table:table-cell>
          <table:table-cell office:value-type="float" office:value="0.21314517386863099" table:style-name="ce1">
            <text:p>0,213145174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5.8187203224525597" table:style-name="ce1">
            <text:p>5,818720322</text:p>
          </table:table-cell>
          <table:table-cell office:value-type="float" office:value="0.45162783278201202" table:style-name="ce1">
            <text:p>0,451627833</text:p>
          </table:table-cell>
          <table:table-cell office:value-type="float" office:value="-1.38017679424284" table:style-name="ce1">
            <text:p>-1,380176794</text:p>
          </table:table-cell>
          <table:table-cell office:value-type="float" office:value="0.21279372510969999" table:style-name="ce1">
            <text:p>0,212793725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8078265339295898" table:style-name="ce1">
            <text:p>5,807826534</text:p>
          </table:table-cell>
          <table:table-cell office:value-type="float" office:value="0.45384112454020498" table:style-name="ce1">
            <text:p>0,453841125</text:p>
          </table:table-cell>
          <table:table-cell office:value-type="float" office:value="-1.3669594284264499" table:style-name="ce1">
            <text:p>-1,366959428</text:p>
          </table:table-cell>
          <table:table-cell office:value-type="float" office:value="0.20950929162537901" table:style-name="ce1">
            <text:p>0,209509292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5.76483512663967" table:style-name="ce1">
            <text:p>5,764835127</text:p>
          </table:table-cell>
          <table:table-cell office:value-type="float" office:value="0.45587535355251602" table:style-name="ce1">
            <text:p>0,455875354</text:p>
          </table:table-cell>
          <table:table-cell office:value-type="float" office:value="-1.3550167070405299" table:style-name="ce1">
            <text:p>-1,355016707</text:p>
          </table:table-cell>
          <table:table-cell office:value-type="float" office:value="0.21921297834362599" table:style-name="ce1">
            <text:p>0,219212978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.79513821673559" table:style-name="ce1">
            <text:p>5,795138217</text:p>
          </table:table-cell>
          <table:table-cell office:value-type="float" office:value="0.454055959717517" table:style-name="ce1">
            <text:p>0,45405596</text:p>
          </table:table-cell>
          <table:table-cell office:value-type="float" office:value="-1.3694904964452601" table:style-name="ce1">
            <text:p>-1,369490496</text:p>
          </table:table-cell>
          <table:table-cell office:value-type="float" office:value="0.21691089970994701" table:style-name="ce1">
            <text:p>0,2169109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5.7862020109865204" table:style-name="ce1">
            <text:p>5,786202011</text:p>
          </table:table-cell>
          <table:table-cell office:value-type="float" office:value="0.45360979939238399" table:style-name="ce1">
            <text:p>0,453609799</text:p>
          </table:table-cell>
          <table:table-cell office:value-type="float" office:value="-1.37326018115118" table:style-name="ce1">
            <text:p>-1,373260181</text:p>
          </table:table-cell>
          <table:table-cell office:value-type="float" office:value="0.21504240498274799" table:style-name="ce1">
            <text:p>0,215042405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8133730561176602" table:style-name="ce1">
            <text:p>5,813373056</text:p>
          </table:table-cell>
          <table:table-cell office:value-type="float" office:value="0.45212762884801699" table:style-name="ce1">
            <text:p>0,452127629</text:p>
          </table:table-cell>
          <table:table-cell office:value-type="float" office:value="-1.3723307551242201" table:style-name="ce1">
            <text:p>-1,372330755</text:p>
          </table:table-cell>
          <table:table-cell office:value-type="float" office:value="0.215771115483161" table:style-name="ce1">
            <text:p>0,215771115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5.8469587833751397" table:style-name="ce1">
            <text:p>5,846958783</text:p>
          </table:table-cell>
          <table:table-cell office:value-type="float" office:value="0.45052254614696002" table:style-name="ce1">
            <text:p>0,450522546</text:p>
          </table:table-cell>
          <table:table-cell office:value-type="float" office:value="-1.38514346283484" table:style-name="ce1">
            <text:p>-1,385143463</text:p>
          </table:table-cell>
          <table:table-cell office:value-type="float" office:value="0.208695717249721" table:style-name="ce1">
            <text:p>0,208695717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7800886575797197" table:style-name="ce1">
            <text:p>5,780088658</text:p>
          </table:table-cell>
          <table:table-cell office:value-type="float" office:value="0.45469838739668" table:style-name="ce1">
            <text:p>0,454698387</text:p>
          </table:table-cell>
          <table:table-cell office:value-type="float" office:value="-1.3667415328879999" table:style-name="ce1">
            <text:p>-1,366741533</text:p>
          </table:table-cell>
          <table:table-cell office:value-type="float" office:value="0.21856966485287899" table:style-name="ce1">
            <text:p>0,218569665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5.8612016075479501" table:style-name="ce1">
            <text:p>5,861201608</text:p>
          </table:table-cell>
          <table:table-cell office:value-type="float" office:value="0.44877993083119999" table:style-name="ce1">
            <text:p>0,448779931</text:p>
          </table:table-cell>
          <table:table-cell office:value-type="float" office:value="-1.3871322368590799" table:style-name="ce1">
            <text:p>-1,387132237</text:p>
          </table:table-cell>
          <table:table-cell office:value-type="float" office:value="0.209102430759187" table:style-name="ce1">
            <text:p>0,209102431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8226887001591701" table:style-name="ce1">
            <text:p>5,8226887</text:p>
          </table:table-cell>
          <table:table-cell office:value-type="float" office:value="0.45393507809151301" table:style-name="ce1">
            <text:p>0,453935078</text:p>
          </table:table-cell>
          <table:table-cell office:value-type="float" office:value="-1.3568201972884799" table:style-name="ce1">
            <text:p>-1,356820197</text:p>
          </table:table-cell>
          <table:table-cell office:value-type="float" office:value="0.219528685433347" table:style-name="ce1">
            <text:p>0,219528685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5.7885714376740998" table:style-name="ce1">
            <text:p>5,788571438</text:p>
          </table:table-cell>
          <table:table-cell office:value-type="float" office:value="0.45384067630755898" table:style-name="ce1">
            <text:p>0,453840676</text:p>
          </table:table-cell>
          <table:table-cell office:value-type="float" office:value="-1.37389509056003" table:style-name="ce1">
            <text:p>-1,373895091</text:p>
          </table:table-cell>
          <table:table-cell office:value-type="float" office:value="0.208401001863918" table:style-name="ce1">
            <text:p>0,208401002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.8290359431538796" table:style-name="ce1">
            <text:p>5,829035943</text:p>
          </table:table-cell>
          <table:table-cell office:value-type="float" office:value="0.45174681340342199" table:style-name="ce1">
            <text:p>0,451746813</text:p>
          </table:table-cell>
          <table:table-cell office:value-type="float" office:value="-1.36891516260946" table:style-name="ce1">
            <text:p>-1,368915163</text:p>
          </table:table-cell>
          <table:table-cell office:value-type="float" office:value="0.21883444327002299" table:style-name="ce1">
            <text:p>0,218834443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5.8111458743896103" table:style-name="ce1">
            <text:p>5,811145874</text:p>
          </table:table-cell>
          <table:table-cell office:value-type="float" office:value="0.45164117618245903" table:style-name="ce1">
            <text:p>0,451641176</text:p>
          </table:table-cell>
          <table:table-cell office:value-type="float" office:value="-1.38422984259689" table:style-name="ce1">
            <text:p>-1,384229843</text:p>
          </table:table-cell>
          <table:table-cell office:value-type="float" office:value="0.21368560804797901" table:style-name="ce1">
            <text:p>0,213685608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.7928577506972498" table:style-name="ce1">
            <text:p>5,792857751</text:p>
          </table:table-cell>
          <table:table-cell office:value-type="float" office:value="0.45250106933968598" table:style-name="ce1">
            <text:p>0,452501069</text:p>
          </table:table-cell>
          <table:table-cell office:value-type="float" office:value="-1.3744945055239799" table:style-name="ce1">
            <text:p>-1,374494506</text:p>
          </table:table-cell>
          <table:table-cell office:value-type="float" office:value="0.21695356673586599" table:style-name="ce1">
            <text:p>0,216953567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5.7270699969471099" table:style-name="ce1">
            <text:p>5,727069997</text:p>
          </table:table-cell>
          <table:table-cell office:value-type="float" office:value="0.45572277071063899" table:style-name="ce1">
            <text:p>0,455722771</text:p>
          </table:table-cell>
          <table:table-cell office:value-type="float" office:value="-1.36342842026225" table:style-name="ce1">
            <text:p>-1,36342842</text:p>
          </table:table-cell>
          <table:table-cell office:value-type="float" office:value="0.21773101136197701" table:style-name="ce1">
            <text:p>0,217731011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8086237382284898" table:style-name="ce1">
            <text:p>5,808623738</text:p>
          </table:table-cell>
          <table:table-cell office:value-type="float" office:value="0.45117301432921397" table:style-name="ce1">
            <text:p>0,451173014</text:p>
          </table:table-cell>
          <table:table-cell office:value-type="float" office:value="-1.39085865400478" table:style-name="ce1">
            <text:p>-1,390858654</text:p>
          </table:table-cell>
          <table:table-cell office:value-type="float" office:value="0.20688337438959201" table:style-name="ce1">
            <text:p>0,206883374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5.7738129685786799" table:style-name="ce1">
            <text:p>5,773812969</text:p>
          </table:table-cell>
          <table:table-cell office:value-type="float" office:value="0.45279118492009202" table:style-name="ce1">
            <text:p>0,452791185</text:p>
          </table:table-cell>
          <table:table-cell office:value-type="float" office:value="-1.3790151629101799" table:style-name="ce1">
            <text:p>-1,379015163</text:p>
          </table:table-cell>
          <table:table-cell office:value-type="float" office:value="0.20995961864780699" table:style-name="ce1">
            <text:p>0,209959619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7966925734777597" table:style-name="ce1">
            <text:p>5,796692573</text:p>
          </table:table-cell>
          <table:table-cell office:value-type="float" office:value="0.45251392276737701" table:style-name="ce1">
            <text:p>0,452513923</text:p>
          </table:table-cell>
          <table:table-cell office:value-type="float" office:value="-1.3750259221980901" table:style-name="ce1">
            <text:p>-1,375025922</text:p>
          </table:table-cell>
          <table:table-cell office:value-type="float" office:value="0.21842395288487401" table:style-name="ce1">
            <text:p>0,218423953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5.8338186122985096" table:style-name="ce1">
            <text:p>5,833818612</text:p>
          </table:table-cell>
          <table:table-cell office:value-type="float" office:value="0.45042751216201499" table:style-name="ce1">
            <text:p>0,450427512</text:p>
          </table:table-cell>
          <table:table-cell office:value-type="float" office:value="-1.3757686992889" table:style-name="ce1">
            <text:p>-1,375768699</text:p>
          </table:table-cell>
          <table:table-cell office:value-type="float" office:value="0.21291026842346999" table:style-name="ce1">
            <text:p>0,212910268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7923976076545296" table:style-name="ce1">
            <text:p>5,792397608</text:p>
          </table:table-cell>
          <table:table-cell office:value-type="float" office:value="0.45159213649743402" table:style-name="ce1">
            <text:p>0,451592136</text:p>
          </table:table-cell>
          <table:table-cell office:value-type="float" office:value="-1.3838409573380499" table:style-name="ce1">
            <text:p>-1,383840957</text:p>
          </table:table-cell>
          <table:table-cell office:value-type="float" office:value="0.214737267298688" table:style-name="ce1">
            <text:p>0,214737267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5.8351290561501701" table:style-name="ce1">
            <text:p>5,835129056</text:p>
          </table:table-cell>
          <table:table-cell office:value-type="float" office:value="0.44924857031966497" table:style-name="ce1">
            <text:p>0,44924857</text:p>
          </table:table-cell>
          <table:table-cell office:value-type="float" office:value="-1.40199791538912" table:style-name="ce1">
            <text:p>-1,401997915</text:p>
          </table:table-cell>
          <table:table-cell office:value-type="float" office:value="0.203609889735646" table:style-name="ce1">
            <text:p>0,20360989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8073487670909101" table:style-name="ce1">
            <text:p>5,807348767</text:p>
          </table:table-cell>
          <table:table-cell office:value-type="float" office:value="0.45114561790900398" table:style-name="ce1">
            <text:p>0,451145618</text:p>
          </table:table-cell>
          <table:table-cell office:value-type="float" office:value="-1.3846967567020101" table:style-name="ce1">
            <text:p>-1,384696757</text:p>
          </table:table-cell>
          <table:table-cell office:value-type="float" office:value="0.20481568633578301" table:style-name="ce1">
            <text:p>0,204815686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5.8427506095466297" table:style-name="ce1">
            <text:p>5,84275061</text:p>
          </table:table-cell>
          <table:table-cell office:value-type="float" office:value="0.449786053072533" table:style-name="ce1">
            <text:p>0,449786053</text:p>
          </table:table-cell>
          <table:table-cell office:value-type="float" office:value="-1.3865008819861799" table:style-name="ce1">
            <text:p>-1,386500882</text:p>
          </table:table-cell>
          <table:table-cell office:value-type="float" office:value="0.20976273063020101" table:style-name="ce1">
            <text:p>0,209762731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.75970215640739" table:style-name="ce1">
            <text:p>5,759702156</text:p>
          </table:table-cell>
          <table:table-cell office:value-type="float" office:value="0.45416262459314599" table:style-name="ce1">
            <text:p>0,454162625</text:p>
          </table:table-cell>
          <table:table-cell office:value-type="float" office:value="-1.3688749163052101" table:style-name="ce1">
            <text:p>-1,368874916</text:p>
          </table:table-cell>
          <table:table-cell office:value-type="float" office:value="0.21259005124368999" table:style-name="ce1">
            <text:p>0,212590051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5.7950133879705001" table:style-name="ce1">
            <text:p>5,795013388</text:p>
          </table:table-cell>
          <table:table-cell office:value-type="float" office:value="0.45148303471260398" table:style-name="ce1">
            <text:p>0,451483035</text:p>
          </table:table-cell>
          <table:table-cell office:value-type="float" office:value="-1.38636005232599" table:style-name="ce1">
            <text:p>-1,386360052</text:p>
          </table:table-cell>
          <table:table-cell office:value-type="float" office:value="0.210757888613641" table:style-name="ce1">
            <text:p>0,210757889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74216732288204" table:style-name="ce1">
            <text:p>5,827421673</text:p>
          </table:table-cell>
          <table:table-cell office:value-type="float" office:value="0.449982741334432" table:style-name="ce1">
            <text:p>0,449982741</text:p>
          </table:table-cell>
          <table:table-cell office:value-type="float" office:value="-1.3938801297246399" table:style-name="ce1">
            <text:p>-1,39388013</text:p>
          </table:table-cell>
          <table:table-cell office:value-type="float" office:value="0.20921484317992201" table:style-name="ce1">
            <text:p>0,209214843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5.7708266993490103" table:style-name="ce1">
            <text:p>5,770826699</text:p>
          </table:table-cell>
          <table:table-cell office:value-type="float" office:value="0.45205281411974102" table:style-name="ce1">
            <text:p>0,452052814</text:p>
          </table:table-cell>
          <table:table-cell office:value-type="float" office:value="-1.3889353975226899" table:style-name="ce1">
            <text:p>-1,388935398</text:p>
          </table:table-cell>
          <table:table-cell office:value-type="float" office:value="0.21004323647169501" table:style-name="ce1">
            <text:p>0,210043236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.7825282821353801" table:style-name="ce1">
            <text:p>5,782528282</text:p>
          </table:table-cell>
          <table:table-cell office:value-type="float" office:value="0.45138130517425201" table:style-name="ce1">
            <text:p>0,451381305</text:p>
          </table:table-cell>
          <table:table-cell office:value-type="float" office:value="-1.3974209056567899" table:style-name="ce1">
            <text:p>-1,397420906</text:p>
          </table:table-cell>
          <table:table-cell office:value-type="float" office:value="0.20589350119106101" table:style-name="ce1">
            <text:p>0,205893501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5.7558568553921097" table:style-name="ce1">
            <text:p>5,755856855</text:p>
          </table:table-cell>
          <table:table-cell office:value-type="float" office:value="0.45302096424930699" table:style-name="ce1">
            <text:p>0,453020964</text:p>
          </table:table-cell>
          <table:table-cell office:value-type="float" office:value="-1.3877053344419601" table:style-name="ce1">
            <text:p>-1,387705334</text:p>
          </table:table-cell>
          <table:table-cell office:value-type="float" office:value="0.213790783742042" table:style-name="ce1">
            <text:p>0,213790784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.7808937880144304" table:style-name="ce1">
            <text:p>5,780893788</text:p>
          </table:table-cell>
          <table:table-cell office:value-type="float" office:value="0.45153980169028801" table:style-name="ce1">
            <text:p>0,451539802</text:p>
          </table:table-cell>
          <table:table-cell office:value-type="float" office:value="-1.39408608443643" table:style-name="ce1">
            <text:p>-1,394086084</text:p>
          </table:table-cell>
          <table:table-cell office:value-type="float" office:value="0.20743028434173799" table:style-name="ce1">
            <text:p>0,207430284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5.7716136009111398" table:style-name="ce1">
            <text:p>5,771613601</text:p>
          </table:table-cell>
          <table:table-cell office:value-type="float" office:value="0.45247109114862499" table:style-name="ce1">
            <text:p>0,452471091</text:p>
          </table:table-cell>
          <table:table-cell office:value-type="float" office:value="-1.3856935284245" table:style-name="ce1">
            <text:p>-1,385693528</text:p>
          </table:table-cell>
          <table:table-cell office:value-type="float" office:value="0.21168829194601499" table:style-name="ce1">
            <text:p>0,211688292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.7864161782598602" table:style-name="ce1">
            <text:p>5,786416178</text:p>
          </table:table-cell>
          <table:table-cell office:value-type="float" office:value="0.45118522499383901" table:style-name="ce1">
            <text:p>0,451185225</text:p>
          </table:table-cell>
          <table:table-cell office:value-type="float" office:value="-1.3910880689443701" table:style-name="ce1">
            <text:p>-1,391088069</text:p>
          </table:table-cell>
          <table:table-cell office:value-type="float" office:value="0.208526111759435" table:style-name="ce1">
            <text:p>0,208526112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5.8002319371739297" table:style-name="ce1">
            <text:p>5,800231937</text:p>
          </table:table-cell>
          <table:table-cell office:value-type="float" office:value="0.450255379522701" table:style-name="ce1">
            <text:p>0,45025538</text:p>
          </table:table-cell>
          <table:table-cell office:value-type="float" office:value="-1.3924347808153601" table:style-name="ce1">
            <text:p>-1,392434781</text:p>
          </table:table-cell>
          <table:table-cell office:value-type="float" office:value="0.206351256010463" table:style-name="ce1">
            <text:p>0,206351256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.7431023029046999" table:style-name="ce1">
            <text:p>5,743102303</text:p>
          </table:table-cell>
          <table:table-cell office:value-type="float" office:value="0.453199788906616" table:style-name="ce1">
            <text:p>0,453199789</text:p>
          </table:table-cell>
          <table:table-cell office:value-type="float" office:value="-1.3857121142086199" table:style-name="ce1">
            <text:p>-1,385712114</text:p>
          </table:table-cell>
          <table:table-cell office:value-type="float" office:value="0.21222212270976401" table:style-name="ce1">
            <text:p>0,212222123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5.75956830210405" table:style-name="ce1">
            <text:p>5,759568302</text:p>
          </table:table-cell>
          <table:table-cell office:value-type="float" office:value="0.452015574837768" table:style-name="ce1">
            <text:p>0,452015575</text:p>
          </table:table-cell>
          <table:table-cell office:value-type="float" office:value="-1.39246178508064" table:style-name="ce1">
            <text:p>-1,392461785</text:p>
          </table:table-cell>
          <table:table-cell office:value-type="float" office:value="0.20866202894574701" table:style-name="ce1">
            <text:p>0,208662029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79297475779049" table:style-name="ce1">
            <text:p>5,792974758</text:p>
          </table:table-cell>
          <table:table-cell office:value-type="float" office:value="0.45084437870827598" table:style-name="ce1">
            <text:p>0,450844379</text:p>
          </table:table-cell>
          <table:table-cell office:value-type="float" office:value="-1.3992602388183699" table:style-name="ce1">
            <text:p>-1,399260239</text:p>
          </table:table-cell>
          <table:table-cell office:value-type="float" office:value="0.210537532333743" table:style-name="ce1">
            <text:p>0,210537532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5.7617387497264803" table:style-name="ce1">
            <text:p>5,76173875</text:p>
          </table:table-cell>
          <table:table-cell office:value-type="float" office:value="0.45358538679919702" table:style-name="ce1">
            <text:p>0,453585387</text:p>
          </table:table-cell>
          <table:table-cell office:value-type="float" office:value="-1.3836460611683401" table:style-name="ce1">
            <text:p>-1,383646061</text:p>
          </table:table-cell>
          <table:table-cell office:value-type="float" office:value="0.21282608710890599" table:style-name="ce1">
            <text:p>0,212826087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.7054754611739602" table:style-name="ce1">
            <text:p>5,705475461</text:p>
          </table:table-cell>
          <table:table-cell office:value-type="float" office:value="0.45472278392453302" table:style-name="ce1">
            <text:p>0,454722784</text:p>
          </table:table-cell>
          <table:table-cell office:value-type="float" office:value="-1.38611441353092" table:style-name="ce1">
            <text:p>-1,386114414</text:p>
          </table:table-cell>
          <table:table-cell office:value-type="float" office:value="0.213064075788786" table:style-name="ce1">
            <text:p>0,213064076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5.7592170709524799" table:style-name="ce1">
            <text:p>5,759217071</text:p>
          </table:table-cell>
          <table:table-cell office:value-type="float" office:value="0.45184108523023597" table:style-name="ce1">
            <text:p>0,451841085</text:p>
          </table:table-cell>
          <table:table-cell office:value-type="float" office:value="-1.40694574465356" table:style-name="ce1">
            <text:p>-1,406945745</text:p>
          </table:table-cell>
          <table:table-cell office:value-type="float" office:value="0.206454053666837" table:style-name="ce1">
            <text:p>0,206454054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.7313296761531998" table:style-name="ce1">
            <text:p>5,731329676</text:p>
          </table:table-cell>
          <table:table-cell office:value-type="float" office:value="0.452183332320724" table:style-name="ce1">
            <text:p>0,452183332</text:p>
          </table:table-cell>
          <table:table-cell office:value-type="float" office:value="-1.40458290534458" table:style-name="ce1">
            <text:p>-1,404582905</text:p>
          </table:table-cell>
          <table:table-cell office:value-type="float" office:value="0.20438626329929399" table:style-name="ce1">
            <text:p>0,204386263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5.7475525329354804" table:style-name="ce1">
            <text:p>5,747552533</text:p>
          </table:table-cell>
          <table:table-cell office:value-type="float" office:value="0.45221362128178699" table:style-name="ce1">
            <text:p>0,452213621</text:p>
          </table:table-cell>
          <table:table-cell office:value-type="float" office:value="-1.4016720789813499" table:style-name="ce1">
            <text:p>-1,401672079</text:p>
          </table:table-cell>
          <table:table-cell office:value-type="float" office:value="0.20738797051267099" table:style-name="ce1">
            <text:p>0,207387971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7432779139471402" table:style-name="ce1">
            <text:p>5,743277914</text:p>
          </table:table-cell>
          <table:table-cell office:value-type="float" office:value="0.45253884355065999" table:style-name="ce1">
            <text:p>0,452538844</text:p>
          </table:table-cell>
          <table:table-cell office:value-type="float" office:value="-1.39496014349731" table:style-name="ce1">
            <text:p>-1,394960143</text:p>
          </table:table-cell>
          <table:table-cell office:value-type="float" office:value="0.209328145967207" table:style-name="ce1">
            <text:p>0,209328146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5.7110347749044097" table:style-name="ce1">
            <text:p>5,711034775</text:p>
          </table:table-cell>
          <table:table-cell office:value-type="float" office:value="0.45337735834788401" table:style-name="ce1">
            <text:p>0,453377358</text:p>
          </table:table-cell>
          <table:table-cell office:value-type="float" office:value="-1.39533723422458" table:style-name="ce1">
            <text:p>-1,395337234</text:p>
          </table:table-cell>
          <table:table-cell office:value-type="float" office:value="0.20681974738068201" table:style-name="ce1">
            <text:p>0,206819747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.7371103542266297" table:style-name="ce1">
            <text:p>5,737110354</text:p>
          </table:table-cell>
          <table:table-cell office:value-type="float" office:value="0.45235925265871302" table:style-name="ce1">
            <text:p>0,452359253</text:p>
          </table:table-cell>
          <table:table-cell office:value-type="float" office:value="-1.3958082661794899" table:style-name="ce1">
            <text:p>-1,395808266</text:p>
          </table:table-cell>
          <table:table-cell office:value-type="float" office:value="0.20811446625395" table:style-name="ce1">
            <text:p>0,208114466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5.7677306459690696" table:style-name="ce1">
            <text:p>5,767730646</text:p>
          </table:table-cell>
          <table:table-cell office:value-type="float" office:value="0.45065663730278199" table:style-name="ce1">
            <text:p>0,450656637</text:p>
          </table:table-cell>
          <table:table-cell office:value-type="float" office:value="-1.4044550639108999" table:style-name="ce1">
            <text:p>-1,404455064</text:p>
          </table:table-cell>
          <table:table-cell office:value-type="float" office:value="0.20352712367374401" table:style-name="ce1">
            <text:p>0,203527124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.7314985486722803" table:style-name="ce1">
            <text:p>5,731498549</text:p>
          </table:table-cell>
          <table:table-cell office:value-type="float" office:value="0.452598785117798" table:style-name="ce1">
            <text:p>0,452598785</text:p>
          </table:table-cell>
          <table:table-cell office:value-type="float" office:value="-1.40136500898563" table:style-name="ce1">
            <text:p>-1,401365009</text:p>
          </table:table-cell>
          <table:table-cell office:value-type="float" office:value="0.20720319513549401" table:style-name="ce1">
            <text:p>0,207203195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5.7361250833385702" table:style-name="ce1">
            <text:p>5,736125083</text:p>
          </table:table-cell>
          <table:table-cell office:value-type="float" office:value="0.45266357461117901" table:style-name="ce1">
            <text:p>0,452663575</text:p>
          </table:table-cell>
          <table:table-cell office:value-type="float" office:value="-1.4003238623304399" table:style-name="ce1">
            <text:p>-1,400323862</text:p>
          </table:table-cell>
          <table:table-cell office:value-type="float" office:value="0.20662904938722801" table:style-name="ce1">
            <text:p>0,206629049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.7344447106194796" table:style-name="ce1">
            <text:p>5,734444711</text:p>
          </table:table-cell>
          <table:table-cell office:value-type="float" office:value="0.45199330542684002" table:style-name="ce1">
            <text:p>0,451993305</text:p>
          </table:table-cell>
          <table:table-cell office:value-type="float" office:value="-1.4018048177273399" table:style-name="ce1">
            <text:p>-1,401804818</text:p>
          </table:table-cell>
          <table:table-cell office:value-type="float" office:value="0.205004747658033" table:style-name="ce1">
            <text:p>0,205004748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5.7268659915121303" table:style-name="ce1">
            <text:p>5,726865992</text:p>
          </table:table-cell>
          <table:table-cell office:value-type="float" office:value="0.45271170868688798" table:style-name="ce1">
            <text:p>0,452711709</text:p>
          </table:table-cell>
          <table:table-cell office:value-type="float" office:value="-1.40484373543371" table:style-name="ce1">
            <text:p>-1,404843735</text:p>
          </table:table-cell>
          <table:table-cell office:value-type="float" office:value="0.20654878544747601" table:style-name="ce1">
            <text:p>0,206548785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.6759031553342201" table:style-name="ce1">
            <text:p>5,675903155</text:p>
          </table:table-cell>
          <table:table-cell office:value-type="float" office:value="0.45487705478027501" table:style-name="ce1">
            <text:p>0,454877055</text:p>
          </table:table-cell>
          <table:table-cell office:value-type="float" office:value="-1.3940713504806399" table:style-name="ce1">
            <text:p>-1,39407135</text:p>
          </table:table-cell>
          <table:table-cell office:value-type="float" office:value="0.20933169498616799" table:style-name="ce1">
            <text:p>0,209331695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5.7165240418522396" table:style-name="ce1">
            <text:p>5,716524042</text:p>
          </table:table-cell>
          <table:table-cell office:value-type="float" office:value="0.45381698281724098" table:style-name="ce1">
            <text:p>0,453816983</text:p>
          </table:table-cell>
          <table:table-cell office:value-type="float" office:value="-1.4019056404441701" table:style-name="ce1">
            <text:p>-1,40190564</text:p>
          </table:table-cell>
          <table:table-cell office:value-type="float" office:value="0.20527101748642701" table:style-name="ce1">
            <text:p>0,205271017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.7149766802857602" table:style-name="ce1">
            <text:p>5,71497668</text:p>
          </table:table-cell>
          <table:table-cell office:value-type="float" office:value="0.45359738862709198" table:style-name="ce1">
            <text:p>0,453597389</text:p>
          </table:table-cell>
          <table:table-cell office:value-type="float" office:value="-1.39516266512636" table:style-name="ce1">
            <text:p>-1,395162665</text:p>
          </table:table-cell>
          <table:table-cell office:value-type="float" office:value="0.20997146851405701" table:style-name="ce1">
            <text:p>0,209971469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5.7137556697246401" table:style-name="ce1">
            <text:p>5,71375567</text:p>
          </table:table-cell>
          <table:table-cell office:value-type="float" office:value="0.453806083629061" table:style-name="ce1">
            <text:p>0,453806084</text:p>
          </table:table-cell>
          <table:table-cell office:value-type="float" office:value="-1.3910978174953801" table:style-name="ce1">
            <text:p>-1,391097817</text:p>
          </table:table-cell>
          <table:table-cell office:value-type="float" office:value="0.21039844837352001" table:style-name="ce1">
            <text:p>0,210398448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.7281167384099296" table:style-name="ce1">
            <text:p>5,728116738</text:p>
          </table:table-cell>
          <table:table-cell office:value-type="float" office:value="0.45268061048167502" table:style-name="ce1">
            <text:p>0,45268061</text:p>
          </table:table-cell>
          <table:table-cell office:value-type="float" office:value="-1.39896629684006" table:style-name="ce1">
            <text:p>-1,398966297</text:p>
          </table:table-cell>
          <table:table-cell office:value-type="float" office:value="0.20728727377960399" table:style-name="ce1">
            <text:p>0,207287274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5.6722923277238504" table:style-name="ce1">
            <text:p>5,672292328</text:p>
          </table:table-cell>
          <table:table-cell office:value-type="float" office:value="0.45579368389181601" table:style-name="ce1">
            <text:p>0,455793684</text:p>
          </table:table-cell>
          <table:table-cell office:value-type="float" office:value="-1.39005179823275" table:style-name="ce1">
            <text:p>-1,390051798</text:p>
          </table:table-cell>
          <table:table-cell office:value-type="float" office:value="0.210850217190196" table:style-name="ce1">
            <text:p>0,210850217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.7306635517886999" table:style-name="ce1">
            <text:p>5,730663552</text:p>
          </table:table-cell>
          <table:table-cell office:value-type="float" office:value="0.45343289626025302" table:style-name="ce1">
            <text:p>0,453432896</text:p>
          </table:table-cell>
          <table:table-cell office:value-type="float" office:value="-1.39850320991323" table:style-name="ce1">
            <text:p>-1,39850321</text:p>
          </table:table-cell>
          <table:table-cell office:value-type="float" office:value="0.20859479390243599" table:style-name="ce1">
            <text:p>0,208594794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5.7247561908609503" table:style-name="ce1">
            <text:p>5,724756191</text:p>
          </table:table-cell>
          <table:table-cell office:value-type="float" office:value="0.45293486357743601" table:style-name="ce1">
            <text:p>0,452934864</text:p>
          </table:table-cell>
          <table:table-cell office:value-type="float" office:value="-1.3947940492712001" table:style-name="ce1">
            <text:p>-1,394794049</text:p>
          </table:table-cell>
          <table:table-cell office:value-type="float" office:value="0.20966421310539399" table:style-name="ce1">
            <text:p>0,209664213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6511982932753799" table:style-name="ce1">
            <text:p>5,651198293</text:p>
          </table:table-cell>
          <table:table-cell office:value-type="float" office:value="0.45705777207915899" table:style-name="ce1">
            <text:p>0,457057772</text:p>
          </table:table-cell>
          <table:table-cell office:value-type="float" office:value="-1.3761680301150001" table:style-name="ce1">
            <text:p>-1,37616803</text:p>
          </table:table-cell>
          <table:table-cell office:value-type="float" office:value="0.218813667752394" table:style-name="ce1">
            <text:p>0,218813668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5.6740095801212096" table:style-name="ce1">
            <text:p>5,67400958</text:p>
          </table:table-cell>
          <table:table-cell office:value-type="float" office:value="0.45505911986542702" table:style-name="ce1">
            <text:p>0,45505912</text:p>
          </table:table-cell>
          <table:table-cell office:value-type="float" office:value="-1.39384507261388" table:style-name="ce1">
            <text:p>-1,393845073</text:p>
          </table:table-cell>
          <table:table-cell office:value-type="float" office:value="0.21217082529699" table:style-name="ce1">
            <text:p>0,212170825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.6837709315514102" table:style-name="ce1">
            <text:p>5,683770932</text:p>
          </table:table-cell>
          <table:table-cell office:value-type="float" office:value="0.45549495829242598" table:style-name="ce1">
            <text:p>0,455494958</text:p>
          </table:table-cell>
          <table:table-cell office:value-type="float" office:value="-1.3804769616174" table:style-name="ce1">
            <text:p>-1,380476962</text:p>
          </table:table-cell>
          <table:table-cell office:value-type="float" office:value="0.211465678614258" table:style-name="ce1">
            <text:p>0,211465679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5.7036074712640996" table:style-name="ce1">
            <text:p>5,703607471</text:p>
          </table:table-cell>
          <table:table-cell office:value-type="float" office:value="0.45347072753867901" table:style-name="ce1">
            <text:p>0,453470728</text:p>
          </table:table-cell>
          <table:table-cell office:value-type="float" office:value="-1.40106849974423" table:style-name="ce1">
            <text:p>-1,4010685</text:p>
          </table:table-cell>
          <table:table-cell office:value-type="float" office:value="0.20984473120944899" table:style-name="ce1">
            <text:p>0,209844731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.7086163592728001" table:style-name="ce1">
            <text:p>5,708616359</text:p>
          </table:table-cell>
          <table:table-cell office:value-type="float" office:value="0.45391421561103301" table:style-name="ce1">
            <text:p>0,453914216</text:p>
          </table:table-cell>
          <table:table-cell office:value-type="float" office:value="-1.3881667787045899" table:style-name="ce1">
            <text:p>-1,388166779</text:p>
          </table:table-cell>
          <table:table-cell office:value-type="float" office:value="0.209810403518566" table:style-name="ce1">
            <text:p>0,209810404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5.6398115293169102" table:style-name="ce1">
            <text:p>5,639811529</text:p>
          </table:table-cell>
          <table:table-cell office:value-type="float" office:value="0.45962540144364999" table:style-name="ce1">
            <text:p>0,459625401</text:p>
          </table:table-cell>
          <table:table-cell office:value-type="float" office:value="-1.3683477321620801" table:style-name="ce1">
            <text:p>-1,368347732</text:p>
          </table:table-cell>
          <table:table-cell office:value-type="float" office:value="0.21704234876463399" table:style-name="ce1">
            <text:p>0,217042349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.6632666528447304" table:style-name="ce1">
            <text:p>5,663266653</text:p>
          </table:table-cell>
          <table:table-cell office:value-type="float" office:value="0.45634880827236801" table:style-name="ce1">
            <text:p>0,456348808</text:p>
          </table:table-cell>
          <table:table-cell office:value-type="float" office:value="-1.38771001327272" table:style-name="ce1">
            <text:p>-1,387710013</text:p>
          </table:table-cell>
          <table:table-cell office:value-type="float" office:value="0.21161593967711301" table:style-name="ce1">
            <text:p>0,21161594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5.6544328877076397" table:style-name="ce1">
            <text:p>5,654432888</text:p>
          </table:table-cell>
          <table:table-cell office:value-type="float" office:value="0.45664314817634899" table:style-name="ce1">
            <text:p>0,456643148</text:p>
          </table:table-cell>
          <table:table-cell office:value-type="float" office:value="-1.38524112948553" table:style-name="ce1">
            <text:p>-1,385241129</text:p>
          </table:table-cell>
          <table:table-cell office:value-type="float" office:value="0.21107777604424" table:style-name="ce1">
            <text:p>0,211077776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.5880400353472304" table:style-name="ce1">
            <text:p>5,588040035</text:p>
          </table:table-cell>
          <table:table-cell office:value-type="float" office:value="0.46043971148169899" table:style-name="ce1">
            <text:p>0,460439711</text:p>
          </table:table-cell>
          <table:table-cell office:value-type="float" office:value="-1.35548589473795" table:style-name="ce1">
            <text:p>-1,355485895</text:p>
          </table:table-cell>
          <table:table-cell office:value-type="float" office:value="0.22385941092178999" table:style-name="ce1">
            <text:p>0,223859411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5.60312336044829" table:style-name="ce1">
            <text:p>5,60312336</text:p>
          </table:table-cell>
          <table:table-cell office:value-type="float" office:value="0.46063896372715002" table:style-name="ce1">
            <text:p>0,460638964</text:p>
          </table:table-cell>
          <table:table-cell office:value-type="float" office:value="-1.36962921086425" table:style-name="ce1">
            <text:p>-1,369629211</text:p>
          </table:table-cell>
          <table:table-cell office:value-type="float" office:value="0.219508550026558" table:style-name="ce1">
            <text:p>0,21950855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5.5892116080959298" table:style-name="ce1">
            <text:p>5,589211608</text:p>
          </table:table-cell>
          <table:table-cell office:value-type="float" office:value="0.46026016894934901" table:style-name="ce1">
            <text:p>0,460260169</text:p>
          </table:table-cell>
          <table:table-cell office:value-type="float" office:value="-1.3761802096637801" table:style-name="ce1">
            <text:p>-1,37618021</text:p>
          </table:table-cell>
          <table:table-cell office:value-type="float" office:value="0.21777036907602501" table:style-name="ce1">
            <text:p>0,217770369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5.5384432314316401" table:style-name="ce1">
            <text:p>5,538443231</text:p>
          </table:table-cell>
          <table:table-cell office:value-type="float" office:value="0.46269279395493601" table:style-name="ce1">
            <text:p>0,462692794</text:p>
          </table:table-cell>
          <table:table-cell office:value-type="float" office:value="-1.3567476298460901" table:style-name="ce1">
            <text:p>-1,35674763</text:p>
          </table:table-cell>
          <table:table-cell office:value-type="float" office:value="0.22576283336564601" table:style-name="ce1">
            <text:p>0,225762833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5.5286365864843301" table:style-name="ce1">
            <text:p>5,528636586</text:p>
          </table:table-cell>
          <table:table-cell office:value-type="float" office:value="0.46639869120201" table:style-name="ce1">
            <text:p>0,466398691</text:p>
          </table:table-cell>
          <table:table-cell office:value-type="float" office:value="-1.3368802321583599" table:style-name="ce1">
            <text:p>-1,336880232</text:p>
          </table:table-cell>
          <table:table-cell office:value-type="float" office:value="0.230990152654728" table:style-name="ce1">
            <text:p>0,230990153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5.5329053754398201" table:style-name="ce1">
            <text:p>5,532905375</text:p>
          </table:table-cell>
          <table:table-cell office:value-type="float" office:value="0.46232548666471102" table:style-name="ce1">
            <text:p>0,462325487</text:p>
          </table:table-cell>
          <table:table-cell office:value-type="float" office:value="-1.3627066525467" table:style-name="ce1">
            <text:p>-1,362706653</text:p>
          </table:table-cell>
          <table:table-cell office:value-type="float" office:value="0.22175245949276601" table:style-name="ce1">
            <text:p>0,221752459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.5576259537650001" table:style-name="ce1">
            <text:p>5,557625954</text:p>
          </table:table-cell>
          <table:table-cell office:value-type="float" office:value="0.46292307932388499" table:style-name="ce1">
            <text:p>0,462923079</text:p>
          </table:table-cell>
          <table:table-cell office:value-type="float" office:value="-1.3503439767746599" table:style-name="ce1">
            <text:p>-1,350343977</text:p>
          </table:table-cell>
          <table:table-cell office:value-type="float" office:value="0.230232796444367" table:style-name="ce1">
            <text:p>0,230232796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5.4808464734480298" table:style-name="ce1">
            <text:p>5,480846473</text:p>
          </table:table-cell>
          <table:table-cell office:value-type="float" office:value="0.46609078621383698" table:style-name="ce1">
            <text:p>0,466090786</text:p>
          </table:table-cell>
          <table:table-cell office:value-type="float" office:value="-1.3449172714822599" table:style-name="ce1">
            <text:p>-1,344917271</text:p>
          </table:table-cell>
          <table:table-cell office:value-type="float" office:value="0.228795175707107" table:style-name="ce1">
            <text:p>0,228795176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.5097563203775302" table:style-name="ce1">
            <text:p>5,50975632</text:p>
          </table:table-cell>
          <table:table-cell office:value-type="float" office:value="0.46519618603166402" table:style-name="ce1">
            <text:p>0,465196186</text:p>
          </table:table-cell>
          <table:table-cell office:value-type="float" office:value="-1.3490733275514799" table:style-name="ce1">
            <text:p>-1,349073328</text:p>
          </table:table-cell>
          <table:table-cell office:value-type="float" office:value="0.22537074202863799" table:style-name="ce1">
            <text:p>0,225370742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5.5227825030664102" table:style-name="ce1">
            <text:p>5,522782503</text:p>
          </table:table-cell>
          <table:table-cell office:value-type="float" office:value="0.46556814721672102" table:style-name="ce1">
            <text:p>0,465568147</text:p>
          </table:table-cell>
          <table:table-cell office:value-type="float" office:value="-1.3465391321359399" table:style-name="ce1">
            <text:p>-1,346539132</text:p>
          </table:table-cell>
          <table:table-cell office:value-type="float" office:value="0.22828064931716499" table:style-name="ce1">
            <text:p>0,228280649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.4707632071060397" table:style-name="ce1">
            <text:p>5,470763207</text:p>
          </table:table-cell>
          <table:table-cell office:value-type="float" office:value="0.46882399068862002" table:style-name="ce1">
            <text:p>0,468823991</text:p>
          </table:table-cell>
          <table:table-cell office:value-type="float" office:value="-1.31633005087727" table:style-name="ce1">
            <text:p>-1,316330051</text:p>
          </table:table-cell>
          <table:table-cell office:value-type="float" office:value="0.23991770203172499" table:style-name="ce1">
            <text:p>0,239917702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5.4799242964113297" table:style-name="ce1">
            <text:p>5,479924296</text:p>
          </table:table-cell>
          <table:table-cell office:value-type="float" office:value="0.46888519692078101" table:style-name="ce1">
            <text:p>0,468885197</text:p>
          </table:table-cell>
          <table:table-cell office:value-type="float" office:value="-1.3216538932770601" table:style-name="ce1">
            <text:p>-1,321653893</text:p>
          </table:table-cell>
          <table:table-cell office:value-type="float" office:value="0.23689230399800501" table:style-name="ce1">
            <text:p>0,236892304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5.4297796359125101" table:style-name="ce1">
            <text:p>5,429779636</text:p>
          </table:table-cell>
          <table:table-cell office:value-type="float" office:value="0.473086971092604" table:style-name="ce1">
            <text:p>0,473086971</text:p>
          </table:table-cell>
          <table:table-cell office:value-type="float" office:value="-1.30532261528997" table:style-name="ce1">
            <text:p>-1,305322615</text:p>
          </table:table-cell>
          <table:table-cell office:value-type="float" office:value="0.24478481574630101" table:style-name="ce1">
            <text:p>0,244784816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5.4192220752528097" table:style-name="ce1">
            <text:p>5,419222075</text:p>
          </table:table-cell>
          <table:table-cell office:value-type="float" office:value="0.47242141838365398" table:style-name="ce1">
            <text:p>0,472421418</text:p>
          </table:table-cell>
          <table:table-cell office:value-type="float" office:value="-1.3205936978372801" table:style-name="ce1">
            <text:p>-1,320593698</text:p>
          </table:table-cell>
          <table:table-cell office:value-type="float" office:value="0.23771605018407399" table:style-name="ce1">
            <text:p>0,23771605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5.3969582721852003" table:style-name="ce1">
            <text:p>5,396958272</text:p>
          </table:table-cell>
          <table:table-cell office:value-type="float" office:value="0.47443198402881098" table:style-name="ce1">
            <text:p>0,474431984</text:p>
          </table:table-cell>
          <table:table-cell office:value-type="float" office:value="-1.30297883808611" table:style-name="ce1">
            <text:p>-1,302978838</text:p>
          </table:table-cell>
          <table:table-cell office:value-type="float" office:value="0.24500669526546001" table:style-name="ce1">
            <text:p>0,245006695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5.3630787212783897" table:style-name="ce1">
            <text:p>5,363078721</text:p>
          </table:table-cell>
          <table:table-cell office:value-type="float" office:value="0.475902577387046" table:style-name="ce1">
            <text:p>0,475902577</text:p>
          </table:table-cell>
          <table:table-cell office:value-type="float" office:value="-1.29473778800274" table:style-name="ce1">
            <text:p>-1,294737788</text:p>
          </table:table-cell>
          <table:table-cell office:value-type="float" office:value="0.24152823368339199" table:style-name="ce1">
            <text:p>0,241528234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.3275654836633697" table:style-name="ce1">
            <text:p>5,327565484</text:p>
          </table:table-cell>
          <table:table-cell office:value-type="float" office:value="0.47731501720657898" table:style-name="ce1">
            <text:p>0,477315017</text:p>
          </table:table-cell>
          <table:table-cell office:value-type="float" office:value="-1.2988774055236101" table:style-name="ce1">
            <text:p>-1,298877406</text:p>
          </table:table-cell>
          <table:table-cell office:value-type="float" office:value="0.244564043197919" table:style-name="ce1">
            <text:p>0,244564043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5.2498773952836801" table:style-name="ce1">
            <text:p>5,249877395</text:p>
          </table:table-cell>
          <table:table-cell office:value-type="float" office:value="0.48430240040387501" table:style-name="ce1">
            <text:p>0,4843024</text:p>
          </table:table-cell>
          <table:table-cell office:value-type="float" office:value="-1.2556052009434999" table:style-name="ce1">
            <text:p>-1,255605201</text:p>
          </table:table-cell>
          <table:table-cell office:value-type="float" office:value="0.265546687746813" table:style-name="ce1">
            <text:p>0,265546688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.17286119170942" table:style-name="ce1">
            <text:p>5,172861192</text:p>
          </table:table-cell>
          <table:table-cell office:value-type="float" office:value="0.487753967245386" table:style-name="ce1">
            <text:p>0,487753967</text:p>
          </table:table-cell>
          <table:table-cell office:value-type="float" office:value="-1.2491544947969799" table:style-name="ce1">
            <text:p>-1,249154495</text:p>
          </table:table-cell>
          <table:table-cell office:value-type="float" office:value="0.26896859754747898" table:style-name="ce1">
            <text:p>0,268968598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5.1862889088647099" table:style-name="ce1">
            <text:p>5,186288909</text:p>
          </table:table-cell>
          <table:table-cell office:value-type="float" office:value="0.48767037799073298" table:style-name="ce1">
            <text:p>0,487670378</text:p>
          </table:table-cell>
          <table:table-cell office:value-type="float" office:value="-1.2534968093610801" table:style-name="ce1">
            <text:p>-1,253496809</text:p>
          </table:table-cell>
          <table:table-cell office:value-type="float" office:value="0.26639889433462699" table:style-name="ce1">
            <text:p>0,266398894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1269825212280002" table:style-name="ce1">
            <text:p>5,126982521</text:p>
          </table:table-cell>
          <table:table-cell office:value-type="float" office:value="0.492069406424194" table:style-name="ce1">
            <text:p>0,492069406</text:p>
          </table:table-cell>
          <table:table-cell office:value-type="float" office:value="-1.2257422278515999" table:style-name="ce1">
            <text:p>-1,225742228</text:p>
          </table:table-cell>
          <table:table-cell office:value-type="float" office:value="0.27688737406525998" table:style-name="ce1">
            <text:p>0,276887374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5.0403144493062504" table:style-name="ce1">
            <text:p>5,040314449</text:p>
          </table:table-cell>
          <table:table-cell office:value-type="float" office:value="0.49744263197383298" table:style-name="ce1">
            <text:p>0,497442632</text:p>
          </table:table-cell>
          <table:table-cell office:value-type="float" office:value="-1.2074267408864801" table:style-name="ce1">
            <text:p>-1,207426741</text:p>
          </table:table-cell>
          <table:table-cell office:value-type="float" office:value="0.28697479594927999" table:style-name="ce1">
            <text:p>0,286974796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.9282977568458604" table:style-name="ce1">
            <text:p>4,928297757</text:p>
          </table:table-cell>
          <table:table-cell office:value-type="float" office:value="0.50325540421503101" table:style-name="ce1">
            <text:p>0,503255404</text:p>
          </table:table-cell>
          <table:table-cell office:value-type="float" office:value="-1.19118517310732" table:style-name="ce1">
            <text:p>-1,191185173</text:p>
          </table:table-cell>
          <table:table-cell office:value-type="float" office:value="0.296831852962889" table:style-name="ce1">
            <text:p>0,296831853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4.8978719974883598" table:style-name="ce1">
            <text:p>4,897871997</text:p>
          </table:table-cell>
          <table:table-cell office:value-type="float" office:value="0.50612194812039402" table:style-name="ce1">
            <text:p>0,506121948</text:p>
          </table:table-cell>
          <table:table-cell office:value-type="float" office:value="-1.1781058218509199" table:style-name="ce1">
            <text:p>-1,178105822</text:p>
          </table:table-cell>
          <table:table-cell office:value-type="float" office:value="0.29709344736612397" table:style-name="ce1">
            <text:p>0,297093447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7043280096726701" table:style-name="ce1">
            <text:p>4,70432801</text:p>
          </table:table-cell>
          <table:table-cell office:value-type="float" office:value="0.51948073097483505" table:style-name="ce1">
            <text:p>0,519480731</text:p>
          </table:table-cell>
          <table:table-cell office:value-type="float" office:value="-1.1370732226029401" table:style-name="ce1">
            <text:p>-1,137073223</text:p>
          </table:table-cell>
          <table:table-cell office:value-type="float" office:value="0.31995059003843601" table:style-name="ce1">
            <text:p>0,31995059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4.5522154935759698" table:style-name="ce1">
            <text:p>4,552215494</text:p>
          </table:table-cell>
          <table:table-cell office:value-type="float" office:value="0.52778594717467797" table:style-name="ce1">
            <text:p>0,527785947</text:p>
          </table:table-cell>
          <table:table-cell office:value-type="float" office:value="-1.09339016425765" table:style-name="ce1">
            <text:p>-1,093390164</text:p>
          </table:table-cell>
          <table:table-cell office:value-type="float" office:value="0.34630421992733801" table:style-name="ce1">
            <text:p>0,34630422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.4776645647138302" table:style-name="ce1">
            <text:p>4,477664565</text:p>
          </table:table-cell>
          <table:table-cell office:value-type="float" office:value="0.53274801401029104" table:style-name="ce1">
            <text:p>0,532748014</text:p>
          </table:table-cell>
          <table:table-cell office:value-type="float" office:value="-1.07931666259212" table:style-name="ce1">
            <text:p>-1,079316663</text:p>
          </table:table-cell>
          <table:table-cell office:value-type="float" office:value="0.35048466642396697" table:style-name="ce1">
            <text:p>0,350484666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4.3367899132927299" table:style-name="ce1">
            <text:p>4,336789913</text:p>
          </table:table-cell>
          <table:table-cell office:value-type="float" office:value="0.54171337727804203" table:style-name="ce1">
            <text:p>0,541713377</text:p>
          </table:table-cell>
          <table:table-cell office:value-type="float" office:value="-1.0494186395023" table:style-name="ce1">
            <text:p>-1,04941864</text:p>
          </table:table-cell>
          <table:table-cell office:value-type="float" office:value="0.36224239337609199" table:style-name="ce1">
            <text:p>0,362242393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.1988473909195196" table:style-name="ce1">
            <text:p>4,198847391</text:p>
          </table:table-cell>
          <table:table-cell office:value-type="float" office:value="0.54945535729291195" table:style-name="ce1">
            <text:p>0,549455357</text:p>
          </table:table-cell>
          <table:table-cell office:value-type="float" office:value="-1.0389315792767" table:style-name="ce1">
            <text:p>-1,038931579</text:p>
          </table:table-cell>
          <table:table-cell office:value-type="float" office:value="0.37632391029499801" table:style-name="ce1">
            <text:p>0,37632391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4.0153534377969802" table:style-name="ce1">
            <text:p>4,015353438</text:p>
          </table:table-cell>
          <table:table-cell office:value-type="float" office:value="0.55984693064372204" table:style-name="ce1">
            <text:p>0,559846931</text:p>
          </table:table-cell>
          <table:table-cell office:value-type="float" office:value="-1.02197199917898" table:style-name="ce1">
            <text:p>-1,021971999</text:p>
          </table:table-cell>
          <table:table-cell office:value-type="float" office:value="0.38616320135300702" table:style-name="ce1">
            <text:p>0,386163201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.7388855271844101" table:style-name="ce1">
            <text:p>3,738885527</text:p>
          </table:table-cell>
          <table:table-cell office:value-type="float" office:value="0.58440057175711302" table:style-name="ce1">
            <text:p>0,584400572</text:p>
          </table:table-cell>
          <table:table-cell office:value-type="float" office:value="-0.94416015284280397" table:style-name="ce1">
            <text:p>-0,944160153</text:p>
          </table:table-cell>
          <table:table-cell office:value-type="float" office:value="0.42311559248228697" table:style-name="ce1">
            <text:p>0,423115592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3.4798321928221898" table:style-name="ce1">
            <text:p>3,479832193</text:p>
          </table:table-cell>
          <table:table-cell office:value-type="float" office:value="0.60799929655563101" table:style-name="ce1">
            <text:p>0,607999297</text:p>
          </table:table-cell>
          <table:table-cell office:value-type="float" office:value="-0.87447970579365097" table:style-name="ce1">
            <text:p>-0,874479706</text:p>
          </table:table-cell>
          <table:table-cell office:value-type="float" office:value="0.46037705511461702" table:style-name="ce1">
            <text:p>0,460377055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2821677637138502" table:style-name="ce1">
            <text:p>3,282167764</text:p>
          </table:table-cell>
          <table:table-cell office:value-type="float" office:value="0.61804835111591205" table:style-name="ce1">
            <text:p>0,618048351</text:p>
          </table:table-cell>
          <table:table-cell office:value-type="float" office:value="-0.86848650703457098" table:style-name="ce1">
            <text:p>-0,868486507</text:p>
          </table:table-cell>
          <table:table-cell office:value-type="float" office:value="0.469349092341523" table:style-name="ce1">
            <text:p>0,469349092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2.9613784286644802" table:style-name="ce1">
            <text:p>2,961378429</text:p>
          </table:table-cell>
          <table:table-cell office:value-type="float" office:value="0.65324350231505302" table:style-name="ce1">
            <text:p>0,653243502</text:p>
          </table:table-cell>
          <table:table-cell office:value-type="float" office:value="-0.77732767556010496" table:style-name="ce1">
            <text:p>-0,777327676</text:p>
          </table:table-cell>
          <table:table-cell office:value-type="float" office:value="0.52388079416804501" table:style-name="ce1">
            <text:p>0,523880794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5498727593439199" table:style-name="ce1">
            <text:p>2,549872759</text:p>
          </table:table-cell>
          <table:table-cell office:value-type="float" office:value="0.71772668566174502" table:style-name="ce1">
            <text:p>0,717726686</text:p>
          </table:table-cell>
          <table:table-cell office:value-type="float" office:value="-0.50205490423633004" table:style-name="ce1">
            <text:p>-0,502054904</text:p>
          </table:table-cell>
          <table:table-cell office:value-type="float" office:value="0.654837443561885" table:style-name="ce1">
            <text:p>0,654837444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2.0381650758033398" table:style-name="ce1">
            <text:p>2,038165076</text:p>
          </table:table-cell>
          <table:table-cell office:value-type="float" office:value="0.78421210251881601" table:style-name="ce1">
            <text:p>0,784212103</text:p>
          </table:table-cell>
          <table:table-cell office:value-type="float" office:value="-0.19742022447468199" table:style-name="ce1">
            <text:p>-0,197420224</text:p>
          </table:table-cell>
          <table:table-cell office:value-type="float" office:value="0.77379459991646105" table:style-name="ce1">
            <text:p>0,7737946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7:03Z</dc:date>
    <meta:editing-cycles>8</meta:editing-cycles>
    <meta:editing-duration>PT0S</meta:editing-duration>
  </office:meta>
</office:document-meta>
</file>